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78.49pt"/>
    </style:style>
    <style:style style:name="co3" style:family="table-column">
      <style:table-column-properties fo:break-before="auto" style:column-width="157.66pt"/>
    </style:style>
    <style:style style:name="co4" style:family="table-column">
      <style:table-column-properties fo:break-before="auto" style:column-width="48.61pt"/>
    </style:style>
    <style:style style:name="co5" style:family="table-column">
      <style:table-column-properties fo:break-before="auto" style:column-width="56.95pt"/>
    </style:style>
    <style:style style:name="co6" style:family="table-column">
      <style:table-column-properties fo:break-before="auto" style:column-width="90.31pt"/>
    </style:style>
    <style:style style:name="co7" style:family="table-column">
      <style:table-column-properties fo:break-before="auto" style:column-width="225.01pt"/>
    </style:style>
    <style:style style:name="co8" style:family="table-column">
      <style:table-column-properties fo:break-before="auto" style:column-width="431.29pt"/>
    </style:style>
    <style:style style:name="co9" style:family="table-column">
      <style:table-column-properties fo:break-before="auto" style:column-width="409.04pt"/>
    </style:style>
    <style:style style:name="co10" style:family="table-column">
      <style:table-column-properties fo:break-before="auto" style:column-width="357.7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ummary">
      <style:table-properties table:display="true" style:writing-mode="lr-tb"/>
    </style:style>
    <style:style style:name="ta2" style:family="table" style:master-page-name="PageStyle_5f_Sandbox">
      <style:table-properties table:display="true" style:writing-mode="lr-tb"/>
    </style:style>
    <style:style style:name="ta3" style:family="table" style:master-page-name="PageStyle_5f_Template_20__28_clean_29_">
      <style:table-properties table:display="true" style:writing-mode="lr-tb"/>
    </style:style>
    <style:style style:name="ta4" style:family="table" style:master-page-name="PageStyle_5f_day-6">
      <style:table-properties table:display="true" style:writing-mode="lr-tb"/>
    </style:style>
    <style:style style:name="ta5" style:family="table" style:master-page-name="PageStyle_5f_day-5">
      <style:table-properties table:display="true" style:writing-mode="lr-tb"/>
    </style:style>
    <style:style style:name="ta6" style:family="table" style:master-page-name="PageStyle_5f_day-4">
      <style:table-properties table:display="true" style:writing-mode="lr-tb"/>
    </style:style>
    <style:style style:name="ta7" style:family="table" style:master-page-name="PageStyle_5f_day-3">
      <style:table-properties table:display="true" style:writing-mode="lr-tb"/>
    </style:style>
    <style:style style:name="ta8" style:family="table" style:master-page-name="PageStyle_5f_day-2">
      <style:table-properties table:display="true" style:writing-mode="lr-tb"/>
    </style:style>
    <style:style style:name="ta9" style:family="table" style:master-page-name="PageStyle_5f_day-1">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8]=MAX([.$B8]))" style:apply-style-name="ConditionalStyle_5f_1" style:base-cell-address="Summary.B8"/>
    </style:style>
    <style:style style:name="ce5"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8]=MAX([.$B8]))" style:apply-style-name="ConditionalStyle_5f_1" style:base-cell-address="Summary.B8"/>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data-style-name="N4">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data-style-name="N4">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20]=MAX([.$B20]))" style:apply-style-name="ConditionalStyle_5f_1" style:base-cell-address="Summary.C20"/>
    </style:style>
    <style:style style:name="ce1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Inconsolata" fo:font-size="8pt" fo:font-style="normal" fo:text-shadow="none" style:text-underline-style="solid" style:text-underline-width="auto" style:text-underline-color="font-color" fo:font-weight="bold" style:font-size-asian="8pt" style:font-style-asian="normal" style:font-weight-asian="bold" style:font-name-complex="Inconsolata" style:font-size-complex="8pt" style:font-style-complex="normal" style:font-weight-complex="bold"/>
    </style:style>
    <style:style style:name="ce14"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8]=MAX([.F$8];[.L$8];#ref!))" style:apply-style-name="ConditionalStyle_5f_1" style:base-cell-address="Summary.F8"/>
    </style:style>
    <style:style style:name="ce19"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9]=MAX([.F$9];[.F$21];#ref!))" style:apply-style-name="ConditionalStyle_5f_1" style:base-cell-address="Summary.F9"/>
    </style:style>
    <style:style style:name="ce20"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data-style-name="N11">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data-style-name="N11">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11">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8]=MAX([.F$8];[.L$8];#ref!))" style:apply-style-name="ConditionalStyle_5f_1" style:base-cell-address="Summary.F8"/>
    </style:style>
    <style:style style:name="ce26" style:family="table-cell" style:parent-style-name="Default" style:data-style-name="N11">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9]=MAX([.F$9];[.F$21];#ref!))" style:apply-style-name="ConditionalStyle_5f_1" style:base-cell-address="Summary.F9"/>
    </style:style>
    <style:style style:name="ce27"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9"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Default" style:data-style-name="N126">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data-style-name="N126">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data-style-name="N1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data-style-name="N125">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Valid&quot;" style:apply-style-name="ConditionalStyle_5f_1" style:base-cell-address="'Template (clean)'.I1"/>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Valid&quot;" style:apply-style-name="ConditionalStyle_5f_1" style:base-cell-address="'Template (clean)'.I1"/>
    </style:style>
    <style:style style:name="ce5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Valid&quot;" style:apply-style-name="ConditionalStyle_5f_1" style:base-cell-address="'Template (clean)'.I1"/>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Newsworthy&quot;" style:apply-style-name="ConditionalStyle_5f_1" style:base-cell-address="'day-6'.I1"/>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ewsworthy&quot;" style:apply-style-name="ConditionalStyle_5f_1" style:base-cell-address="'day-6'.I1"/>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ewsworthy&quot;" style:apply-style-name="ConditionalStyle_5f_1" style:base-cell-address="'day-6'.I1"/>
    </style:style>
    <style:style style:name="ce54" style:family="table-cell" style:parent-style-name="Default">
      <style:map style:condition="cell-content()=&quot;Newsworthy&quot;" style:apply-style-name="ConditionalStyle_5f_1" style:base-cell-address="'day-6'.I1"/>
    </style:style>
    <style:style style:name="ce5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ewsworthy&quot;" style:apply-style-name="ConditionalStyle_5f_1" style:base-cell-address="'day-6'.I1"/>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Newsworthy&quot;" style:apply-style-name="ConditionalStyle_5f_1" style:base-cell-address="'day-5'.I1"/>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ewsworthy&quot;" style:apply-style-name="ConditionalStyle_5f_1" style:base-cell-address="'day-5'.I1"/>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ewsworthy&quot;" style:apply-style-name="ConditionalStyle_5f_1" style:base-cell-address="'day-5'.I1"/>
    </style:style>
    <style:style style:name="ce59" style:family="table-cell" style:parent-style-name="Default">
      <style:map style:condition="cell-content()=&quot;Newsworthy&quot;" style:apply-style-name="ConditionalStyle_5f_1" style:base-cell-address="'day-5'.I1"/>
    </style:style>
    <style:style style:name="ce6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ewsworthy&quot;" style:apply-style-name="ConditionalStyle_5f_1" style:base-cell-address="'day-5'.I1"/>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Newsworthy&quot;" style:apply-style-name="ConditionalStyle_5f_1" style:base-cell-address="'day-4'.I1"/>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ewsworthy&quot;" style:apply-style-name="ConditionalStyle_5f_1" style:base-cell-address="'day-4'.I1"/>
    </style:style>
    <style:style style:name="ce63" style:family="table-cell" style:parent-style-name="Default">
      <style:map style:condition="cell-content()=&quot;Newsworthy&quot;" style:apply-style-name="ConditionalStyle_5f_1" style:base-cell-address="'day-4'.I1"/>
    </style:style>
    <style:style style:name="ce6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ewsworthy&quot;" style:apply-style-name="ConditionalStyle_5f_1" style:base-cell-address="'day-4'.I1"/>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Newsworthy&quot;" style:apply-style-name="ConditionalStyle_5f_1" style:base-cell-address="'day-3'.I1"/>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ewsworthy&quot;" style:apply-style-name="ConditionalStyle_5f_1" style:base-cell-address="'day-3'.I1"/>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ewsworthy&quot;" style:apply-style-name="ConditionalStyle_5f_1" style:base-cell-address="'day-3'.I1"/>
    </style:style>
    <style:style style:name="ce68" style:family="table-cell" style:parent-style-name="Default">
      <style:map style:condition="cell-content()=&quot;Newsworthy&quot;" style:apply-style-name="ConditionalStyle_5f_1" style:base-cell-address="'day-3'.I1"/>
    </style:style>
    <style:style style:name="ce6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ewsworthy&quot;" style:apply-style-name="ConditionalStyle_5f_1" style:base-cell-address="'day-3'.I1"/>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Newsworthy&quot;" style:apply-style-name="ConditionalStyle_5f_1" style:base-cell-address="'day-2'.I1"/>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ewsworthy&quot;" style:apply-style-name="ConditionalStyle_5f_1" style:base-cell-address="'day-2'.I1"/>
    </style:style>
    <style:style style:name="ce72" style:family="table-cell" style:parent-style-name="Default">
      <style:map style:condition="cell-content()=&quot;Newsworthy&quot;" style:apply-style-name="ConditionalStyle_5f_1" style:base-cell-address="'day-2'.I1"/>
    </style:style>
    <style:style style:name="ce73" style:family="table-cell" style:parent-style-name="Default" style:data-style-name="N125">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Newsworthy&quot;" style:apply-style-name="ConditionalStyle_5f_1" style:base-cell-address="'day-1'.I1"/>
    </style:style>
    <style:style style:name="ce7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ewsworthy&quot;" style:apply-style-name="ConditionalStyle_5f_1" style:base-cell-address="'day-1'.I1"/>
    </style:style>
    <style:style style:name="ce76"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ewsworthy&quot;" style:apply-style-name="ConditionalStyle_5f_1" style:base-cell-address="'day-1'.I1"/>
    </style:style>
    <style:style style:name="ce77" style:family="table-cell" style:parent-style-name="Default">
      <style:map style:condition="cell-content()=&quot;Newsworthy&quot;" style:apply-style-name="ConditionalStyle_5f_1" style:base-cell-address="'day-1'.I1"/>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A$2:.$A$10])" table:allow-empty-cell="true" table:display-list="unsorted" table:base-cell-address="'Template (clean)'.I2"/>
        <table:content-validation table:name="val2" table:condition="of:cell-content-is-in-list([.$A$2:.$A$10])" table:allow-empty-cell="true" table:display-list="unsorted" table:base-cell-address="'day-6'.I2"/>
        <table:content-validation table:name="val3" table:condition="of:cell-content-is-in-list([.$A$2:.$A$10])" table:allow-empty-cell="true" table:display-list="unsorted" table:base-cell-address="'day-5'.I2"/>
        <table:content-validation table:name="val4" table:condition="of:cell-content-is-in-list([.$A$2:.$A$10])" table:allow-empty-cell="true" table:display-list="unsorted" table:base-cell-address="'day-4'.I2"/>
        <table:content-validation table:name="val5" table:condition="of:cell-content-is-in-list([.$A$2:.$A$10])" table:allow-empty-cell="true" table:display-list="unsorted" table:base-cell-address="'day-3'.I2"/>
        <table:content-validation table:name="val6" table:condition="of:cell-content-is-in-list([.$A$2:.$A$10])" table:allow-empty-cell="true" table:display-list="unsorted" table:base-cell-address="'day-2'.I2"/>
        <table:content-validation table:name="val7" table:condition="of:cell-content-is-in-list([.$A$2:.$A$10])" table:allow-empty-cell="true" table:display-list="unsorted" table:base-cell-address="'day-1'.I2"/>
      </table:content-validations>
      <table:table table:name="Summary" table:style-name="ta1">
        <office:forms form:automatic-focus="false" form:apply-design-mode="false"/>
        <table:table-column table:style-name="co1" table:default-cell-style-name="Default"/>
        <table:table-column table:style-name="co2" table:default-cell-style-name="Default"/>
        <table:table-column table:style-name="co1" table:number-columns-repeated="1022" table:default-cell-style-name="Default"/>
        <table:table-row table:style-name="ro1">
          <table:table-cell table:style-name="ce1"/>
          <table:table-cell table:style-name="ce2" office:value-type="string" calcext:value-type="string">
            <text:p>Precision</text:p>
          </table:table-cell>
          <table:table-cell/>
          <table:table-cell table:style-name="ce2" office:value-type="string" calcext:value-type="string">
            <text:p>Configuration 1</text:p>
          </table:table-cell>
          <table:table-cell/>
          <table:table-cell table:style-name="ce17" table:number-matrix-columns-spanned="4" table:number-matrix-rows-spanned="1" table:formula="of:=IFERROR(IFERROR(TRANSPOSE(INDEX(INDIRECT(INDEX([.$D$2];0) &amp; &quot;!$A$2:$A$5&quot;);0))))" office:value-type="string" office:string-value="" calcext:value-type="error">
            <text:p>Err:511</text:p>
          </table:table-cell>
          <table:table-cell table:style-name="ce17" office:value-type="string" office:string-value="" calcext:value-type="error">
            <text:p>Err:511</text:p>
          </table:table-cell>
          <table:table-cell table:style-name="ce21" office:value-type="string" office:string-value="" calcext:value-type="error">
            <text:p>Err:511</text:p>
          </table:table-cell>
          <table:table-cell table:style-name="ce17" office:value-type="string" office:string-value="" calcext:value-type="error">
            <text:p>Err:511</text:p>
          </table:table-cell>
          <table:table-cell table:style-name="ce22" office:value-type="string" calcext:value-type="string">
            <text:p>Total</text:p>
          </table:table-cell>
          <table:table-cell/>
          <table:table-cell table:style-name="ce17" table:number-matrix-columns-spanned="4" table:number-matrix-rows-spanned="1" table:formula="of:=IFERROR(IFERROR(TRANSPOSE(INDEX(INDIRECT(INDEX([.$D$2];0) &amp; &quot;!$A$2:$A$5&quot;);0))))" office:value-type="string" office:string-value="" calcext:value-type="error">
            <text:p>Err:511</text:p>
          </table:table-cell>
          <table:table-cell table:style-name="ce17" office:value-type="string" office:string-value="" calcext:value-type="error">
            <text:p>Err:511</text:p>
          </table:table-cell>
          <table:table-cell table:style-name="ce21" office:value-type="string" office:string-value="" calcext:value-type="error">
            <text:p>Err:511</text:p>
          </table:table-cell>
          <table:table-cell table:style-name="ce17" office:value-type="string" office:string-value="" calcext:value-type="error">
            <text:p>Err:511</text:p>
          </table:table-cell>
          <table:table-cell table:style-name="ce22" office:value-type="string" calcext:value-type="string">
            <text:p>Total</text:p>
          </table:table-cell>
          <table:table-cell table:number-columns-repeated="1008"/>
        </table:table-row>
        <table:table-row table:style-name="ro1">
          <table:table-cell table:style-name="ce1" office:value-type="string" calcext:value-type="string">
            <text:p>Day 1</text:p>
          </table:table-cell>
          <table:table-cell table:style-name="ce3" table:number-matrix-columns-spanned="1" table:number-matrix-rows-spanned="1" table:formula="of:=IFERROR(IFERROR(INDEX(INDIRECT(INDEX([.$D$2];0) &amp; &quot;!$D$7&quot;);0)))" office:value-type="string" office:string-value="" calcext:value-type="error">
            <text:p>Err:511</text:p>
          </table:table-cell>
          <table:table-cell table:style-name="ce9"/>
          <table:table-cell table:style-name="ce13" office:value-type="string" calcext:value-type="string">
            <office:annotation draw:style-name="gr1" draw:text-style-name="P2" svg:width="280.6pt" svg:height="74.24pt" svg:x="300.19pt" svg:y="39pt" draw:caption-point-x="-11.54pt" draw:caption-point-y="-22.99pt">
              <dc:date>2022-12-12T00:00:00</dc:date>
              <text:p text:style-name="P1">20220905-00-12-size-5-freeze-30-burst-7-track-15</text:p>
              <text:p text:style-name="P1">20220905-13-14-size-10-freeze-5-burst-7.csv</text:p>
              <text:p text:style-name="P1">20220905-15-24-size-5-freeze-30-burst-7-track-15.csv</text:p>
              <text:p text:style-name="P1"/>
            </office:annotation>
            <text:p><text:a xlink:href="#day-1.A1" xlink:type="simple">day-1</text:a></text:p>
          </table:table-cell>
          <table:table-cell/>
          <table:table-cell table:style-name="ce3" table:number-matrix-columns-spanned="1" table:number-matrix-rows-spanned="1" table:formula="of:=IFERROR(IFERROR(INDEX(INDIRECT(INDEX([.$D$2];0) &amp; &quot;!$D$2&quot;);0)))" office:value-type="string" office:string-value="" calcext:value-type="error">
            <text:p>Err:511</text:p>
          </table:table-cell>
          <table:table-cell table:style-name="ce3" table:number-matrix-columns-spanned="1" table:number-matrix-rows-spanned="1" table:formula="of:=IFERROR(IFERROR(INDEX(INDIRECT(INDEX([.$D$2];0) &amp; &quot;!$D$3&quot;);0)))" office:value-type="string" office:string-value="" calcext:value-type="error">
            <text:p>Err:511</text:p>
          </table:table-cell>
          <table:table-cell table:style-name="ce3" table:number-matrix-columns-spanned="1" table:number-matrix-rows-spanned="1" table:formula="of:=IFERROR(IFERROR(INDEX(INDIRECT(INDEX([.$D$2];0) &amp; &quot;!$D$4&quot;);0)))" office:value-type="string" office:string-value="" calcext:value-type="error">
            <text:p>Err:511</text:p>
          </table:table-cell>
          <table:table-cell table:style-name="ce3" table:number-matrix-columns-spanned="1" table:number-matrix-rows-spanned="1" table:formula="of:=IFERROR(IFERROR(INDEX(INDIRECT(INDEX([.$D$2];0) &amp; &quot;!$D$5&quot;);0)))" office:value-type="string" office:string-value="" calcext:value-type="error">
            <text:p>Err:511</text:p>
          </table:table-cell>
          <table:table-cell table:style-name="ce23" table:formula="of:=SUM([.F2:.I2])" office:value-type="string" office:string-value="" calcext:value-type="error">
            <text:p>Err:511</text:p>
          </table:table-cell>
          <table:table-cell/>
          <table:table-cell table:style-name="ce6" table:number-matrix-columns-spanned="1" table:number-matrix-rows-spanned="1" table:formula="of:=IFERROR(IFERROR(INDEX(INDIRECT(INDEX([.$D$2];0) &amp; &quot;!$C$2&quot;);0)))" office:value-type="string" office:string-value="" calcext:value-type="error">
            <text:p>Err:511</text:p>
          </table:table-cell>
          <table:table-cell table:style-name="ce6" table:number-matrix-columns-spanned="1" table:number-matrix-rows-spanned="1" table:formula="of:=IFERROR(IFERROR(INDEX(INDIRECT(INDEX([.$D$2];0) &amp; &quot;!$C$3&quot;);0)))" office:value-type="string" office:string-value="" calcext:value-type="error">
            <text:p>Err:511</text:p>
          </table:table-cell>
          <table:table-cell table:style-name="ce6" table:number-matrix-columns-spanned="1" table:number-matrix-rows-spanned="1" table:formula="of:=IFERROR(IFERROR(INDEX(INDIRECT(INDEX([.$D$2];0) &amp; &quot;!$C$4&quot;);0)))" office:value-type="string" office:string-value="" calcext:value-type="error">
            <text:p>Err:511</text:p>
          </table:table-cell>
          <table:table-cell table:style-name="ce6" table:number-matrix-columns-spanned="1" table:number-matrix-rows-spanned="1" table:formula="of:=IFERROR(IFERROR(INDEX(INDIRECT(INDEX([.$D$2];0) &amp; &quot;!$C$5&quot;);0)))" office:value-type="string" office:string-value="" calcext:value-type="error">
            <text:p>Err:511</text:p>
          </table:table-cell>
          <table:table-cell table:style-name="ce29" table:formula="of:=IFERROR(IFERROR(SUM([.L2:.O2])))" office:value-type="string" office:string-value="" calcext:value-type="error">
            <text:p>Err:511</text:p>
          </table:table-cell>
          <table:table-cell table:number-columns-repeated="1008"/>
        </table:table-row>
        <table:table-row table:style-name="ro1">
          <table:table-cell table:style-name="ce1" office:value-type="string" calcext:value-type="string">
            <text:p>Day 2</text:p>
          </table:table-cell>
          <table:table-cell table:style-name="ce3" table:number-matrix-columns-spanned="1" table:number-matrix-rows-spanned="1" table:formula="of:=IFERROR(IFERROR(INDEX(INDIRECT(INDEX([.$D$3];0) &amp; &quot;!$D$7&quot;);0)))" office:value-type="string" office:string-value="" calcext:value-type="error">
            <text:p>Err:511</text:p>
          </table:table-cell>
          <table:table-cell/>
          <table:table-cell table:style-name="ce13" office:value-type="string" calcext:value-type="string">
            <office:annotation draw:style-name="gr2" draw:text-style-name="P2" svg:width="280.6pt" svg:height="27.01pt" svg:x="300.19pt" svg:y="54.74pt" draw:caption-point-x="-11.54pt" draw:caption-point-y="-22.96pt">
              <dc:date>2022-12-12T00:00:00</dc:date>
              <text:p text:style-name="P1">20220906-00-24-size-5-freeze-30-burst-7-track-15.csv</text:p>
            </office:annotation>
            <text:p><text:a xlink:href="#day-2.A1" xlink:type="simple">day-2</text:a></text:p>
          </table:table-cell>
          <table:table-cell/>
          <table:table-cell table:style-name="ce3" table:number-matrix-columns-spanned="1" table:number-matrix-rows-spanned="1" table:formula="of:=IFERROR(IFERROR(INDEX(INDIRECT(INDEX([.$D$3];0) &amp; &quot;!$D$2&quot;);0)))" office:value-type="string" office:string-value="" calcext:value-type="error">
            <text:p>Err:511</text:p>
          </table:table-cell>
          <table:table-cell table:style-name="ce3" table:number-matrix-columns-spanned="1" table:number-matrix-rows-spanned="1" table:formula="of:=IFERROR(IFERROR(INDEX(INDIRECT(INDEX([.$D$3];0) &amp; &quot;!$D$3&quot;);0)))" office:value-type="string" office:string-value="" calcext:value-type="error">
            <text:p>Err:511</text:p>
          </table:table-cell>
          <table:table-cell table:style-name="ce3" table:number-matrix-columns-spanned="1" table:number-matrix-rows-spanned="1" table:formula="of:=IFERROR(IFERROR(INDEX(INDIRECT(INDEX([.$D$3];0) &amp; &quot;!$D$4&quot;);0)))" office:value-type="string" office:string-value="" calcext:value-type="error">
            <text:p>Err:511</text:p>
          </table:table-cell>
          <table:table-cell table:style-name="ce3" table:number-matrix-columns-spanned="1" table:number-matrix-rows-spanned="1" table:formula="of:=IFERROR(IFERROR(INDEX(INDIRECT(INDEX([.$D$3];0) &amp; &quot;!$D$5&quot;);0)))" office:value-type="string" office:string-value="" calcext:value-type="error">
            <text:p>Err:511</text:p>
          </table:table-cell>
          <table:table-cell table:style-name="ce23" table:formula="of:=SUM([.F3:.I3])" office:value-type="string" office:string-value="" calcext:value-type="error">
            <text:p>Err:511</text:p>
          </table:table-cell>
          <table:table-cell/>
          <table:table-cell table:style-name="ce6" table:number-matrix-columns-spanned="1" table:number-matrix-rows-spanned="1" table:formula="of:=IFERROR(IFERROR(INDEX(INDIRECT(INDEX([.$D$3];0) &amp; &quot;!$C$2&quot;);0)))" office:value-type="string" office:string-value="" calcext:value-type="error">
            <text:p>Err:511</text:p>
          </table:table-cell>
          <table:table-cell table:style-name="ce6" table:number-matrix-columns-spanned="1" table:number-matrix-rows-spanned="1" table:formula="of:=IFERROR(IFERROR(INDEX(INDIRECT(INDEX([.$D$3];0) &amp; &quot;!$C$3&quot;);0)))" office:value-type="string" office:string-value="" calcext:value-type="error">
            <text:p>Err:511</text:p>
          </table:table-cell>
          <table:table-cell table:style-name="ce6" table:number-matrix-columns-spanned="1" table:number-matrix-rows-spanned="1" table:formula="of:=IFERROR(IFERROR(INDEX(INDIRECT(INDEX([.$D$3];0) &amp; &quot;!$C$4&quot;);0)))" office:value-type="string" office:string-value="" calcext:value-type="error">
            <text:p>Err:511</text:p>
          </table:table-cell>
          <table:table-cell table:style-name="ce6" table:number-matrix-columns-spanned="1" table:number-matrix-rows-spanned="1" table:formula="of:=IFERROR(IFERROR(INDEX(INDIRECT(INDEX([.$D$3];0) &amp; &quot;!$C$5&quot;);0)))" office:value-type="string" office:string-value="" calcext:value-type="error">
            <text:p>Err:511</text:p>
          </table:table-cell>
          <table:table-cell table:style-name="ce29" table:formula="of:=IFERROR(IFERROR(SUM([.L3:.O3])))" office:value-type="string" office:string-value="" calcext:value-type="error">
            <text:p>Err:511</text:p>
          </table:table-cell>
          <table:table-cell table:number-columns-repeated="1008"/>
        </table:table-row>
        <table:table-row table:style-name="ro1">
          <table:table-cell table:style-name="ce1" office:value-type="string" calcext:value-type="string">
            <text:p>Day 3</text:p>
          </table:table-cell>
          <table:table-cell table:style-name="ce3" table:number-matrix-columns-spanned="1" table:number-matrix-rows-spanned="1" table:formula="of:=IFERROR(IFERROR(INDEX(INDIRECT(INDEX([.$D$4];0) &amp; &quot;!$D$7&quot;);0)))" office:value-type="string" office:string-value="" calcext:value-type="error">
            <text:p>Err:511</text:p>
          </table:table-cell>
          <table:table-cell/>
          <table:table-cell table:style-name="ce13" office:value-type="string" calcext:value-type="string">
            <office:annotation draw:style-name="gr3" draw:text-style-name="P2" svg:width="280.6pt" svg:height="26.99pt" svg:x="300.19pt" svg:y="70.5pt" draw:caption-point-x="-11.54pt" draw:caption-point-y="-22.99pt">
              <dc:date>2022-12-12T00:00:00</dc:date>
              <text:p text:style-name="P1">20220907-00-24-size-5-freeze-30-burst-7-track-15.csv</text:p>
            </office:annotation>
            <text:p><text:a xlink:href="#day-3.A1" xlink:type="simple">day-3</text:a></text:p>
          </table:table-cell>
          <table:table-cell/>
          <table:table-cell table:style-name="ce3" table:number-matrix-columns-spanned="1" table:number-matrix-rows-spanned="1" table:formula="of:=IFERROR(IFERROR(INDEX(INDIRECT(INDEX([.$D$4];0) &amp; &quot;!$D$2&quot;);0)))" office:value-type="string" office:string-value="" calcext:value-type="error">
            <text:p>Err:511</text:p>
          </table:table-cell>
          <table:table-cell table:style-name="ce3" table:number-matrix-columns-spanned="1" table:number-matrix-rows-spanned="1" table:formula="of:=IFERROR(IFERROR(INDEX(INDIRECT(INDEX([.$D$4];0) &amp; &quot;!$D$3&quot;);0)))" office:value-type="string" office:string-value="" calcext:value-type="error">
            <text:p>Err:511</text:p>
          </table:table-cell>
          <table:table-cell table:style-name="ce3" table:number-matrix-columns-spanned="1" table:number-matrix-rows-spanned="1" table:formula="of:=IFERROR(IFERROR(INDEX(INDIRECT(INDEX([.$D$4];0) &amp; &quot;!$D$4&quot;);0)))" office:value-type="string" office:string-value="" calcext:value-type="error">
            <text:p>Err:511</text:p>
          </table:table-cell>
          <table:table-cell table:style-name="ce3" table:number-matrix-columns-spanned="1" table:number-matrix-rows-spanned="1" table:formula="of:=IFERROR(IFERROR(INDEX(INDIRECT(INDEX([.$D$4];0) &amp; &quot;!$D$5&quot;);0)))" office:value-type="string" office:string-value="" calcext:value-type="error">
            <text:p>Err:511</text:p>
          </table:table-cell>
          <table:table-cell table:style-name="ce23" table:formula="of:=SUM([.F4:.I4])" office:value-type="string" office:string-value="" calcext:value-type="error">
            <text:p>Err:511</text:p>
          </table:table-cell>
          <table:table-cell/>
          <table:table-cell table:style-name="ce6" table:number-matrix-columns-spanned="1" table:number-matrix-rows-spanned="1" table:formula="of:=IFERROR(IFERROR(INDEX(INDIRECT(INDEX([.$D$4];0) &amp; &quot;!$C$2&quot;);0)))" office:value-type="string" office:string-value="" calcext:value-type="error">
            <text:p>Err:511</text:p>
          </table:table-cell>
          <table:table-cell table:style-name="ce6" table:number-matrix-columns-spanned="1" table:number-matrix-rows-spanned="1" table:formula="of:=IFERROR(IFERROR(INDEX(INDIRECT(INDEX([.$D$4];0) &amp; &quot;!$C$3&quot;);0)))" office:value-type="string" office:string-value="" calcext:value-type="error">
            <text:p>Err:511</text:p>
          </table:table-cell>
          <table:table-cell table:style-name="ce6" table:number-matrix-columns-spanned="1" table:number-matrix-rows-spanned="1" table:formula="of:=IFERROR(IFERROR(INDEX(INDIRECT(INDEX([.$D$4];0) &amp; &quot;!$C$4&quot;);0)))" office:value-type="string" office:string-value="" calcext:value-type="error">
            <text:p>Err:511</text:p>
          </table:table-cell>
          <table:table-cell table:style-name="ce6" table:number-matrix-columns-spanned="1" table:number-matrix-rows-spanned="1" table:formula="of:=IFERROR(IFERROR(INDEX(INDIRECT(INDEX([.$D$4];0) &amp; &quot;!$C$5&quot;);0)))" office:value-type="string" office:string-value="" calcext:value-type="error">
            <text:p>Err:511</text:p>
          </table:table-cell>
          <table:table-cell table:style-name="ce29" table:formula="of:=IFERROR(IFERROR(SUM([.L4:.O4])))" office:value-type="string" office:string-value="" calcext:value-type="error">
            <text:p>Err:511</text:p>
          </table:table-cell>
          <table:table-cell table:number-columns-repeated="1008"/>
        </table:table-row>
        <table:table-row table:style-name="ro1">
          <table:table-cell table:style-name="ce1" office:value-type="string" calcext:value-type="string">
            <text:p>Day 4</text:p>
          </table:table-cell>
          <table:table-cell table:style-name="ce3" table:number-matrix-columns-spanned="1" table:number-matrix-rows-spanned="1" table:formula="of:=IFERROR(IFERROR(INDEX(INDIRECT(INDEX([.$D$5];0) &amp; &quot;!$D$7&quot;);0)))" office:value-type="string" office:string-value="" calcext:value-type="error">
            <text:p>Err:511</text:p>
          </table:table-cell>
          <table:table-cell/>
          <table:table-cell table:style-name="ce13" office:value-type="string" calcext:value-type="string">
            <office:annotation draw:style-name="gr3" draw:text-style-name="P2" svg:width="280.6pt" svg:height="26.99pt" svg:x="300.19pt" svg:y="86.26pt" draw:caption-point-x="-11.54pt" draw:caption-point-y="-22.99pt">
              <dc:date>2022-12-12T00:00:00</dc:date>
              <text:p text:style-name="P1">20220908-00-24-size-5-freeze-30-burst-7-track-15.csv</text:p>
            </office:annotation>
            <text:p><text:a xlink:href="#day-4.A1" xlink:type="simple">day-4</text:a></text:p>
          </table:table-cell>
          <table:table-cell/>
          <table:table-cell table:style-name="ce3" table:number-matrix-columns-spanned="1" table:number-matrix-rows-spanned="1" table:formula="of:=IFERROR(IFERROR(INDEX(INDIRECT(INDEX([.$D$5];0) &amp; &quot;!$D$2&quot;);0)))" office:value-type="string" office:string-value="" calcext:value-type="error">
            <text:p>Err:511</text:p>
          </table:table-cell>
          <table:table-cell table:style-name="ce3" table:number-matrix-columns-spanned="1" table:number-matrix-rows-spanned="1" table:formula="of:=IFERROR(IFERROR(INDEX(INDIRECT(INDEX([.$D$5];0) &amp; &quot;!$D$3&quot;);0)))" office:value-type="string" office:string-value="" calcext:value-type="error">
            <text:p>Err:511</text:p>
          </table:table-cell>
          <table:table-cell table:style-name="ce3" table:number-matrix-columns-spanned="1" table:number-matrix-rows-spanned="1" table:formula="of:=IFERROR(IFERROR(INDEX(INDIRECT(INDEX([.$D$5];0) &amp; &quot;!$D$4&quot;);0)))" office:value-type="string" office:string-value="" calcext:value-type="error">
            <text:p>Err:511</text:p>
          </table:table-cell>
          <table:table-cell table:style-name="ce3" table:number-matrix-columns-spanned="1" table:number-matrix-rows-spanned="1" table:formula="of:=IFERROR(IFERROR(INDEX(INDIRECT(INDEX([.$D$5];0) &amp; &quot;!$D$5&quot;);0)))" office:value-type="string" office:string-value="" calcext:value-type="error">
            <text:p>Err:511</text:p>
          </table:table-cell>
          <table:table-cell table:style-name="ce23" table:formula="of:=SUM([.F5:.I5])" office:value-type="string" office:string-value="" calcext:value-type="error">
            <text:p>Err:511</text:p>
          </table:table-cell>
          <table:table-cell/>
          <table:table-cell table:style-name="ce6" table:number-matrix-columns-spanned="1" table:number-matrix-rows-spanned="1" table:formula="of:=IFERROR(IFERROR(INDEX(INDIRECT(INDEX([.$D$5];0) &amp; &quot;!$C$2&quot;);0)))" office:value-type="string" office:string-value="" calcext:value-type="error">
            <text:p>Err:511</text:p>
          </table:table-cell>
          <table:table-cell table:style-name="ce6" table:number-matrix-columns-spanned="1" table:number-matrix-rows-spanned="1" table:formula="of:=IFERROR(IFERROR(INDEX(INDIRECT(INDEX([.$D$5];0) &amp; &quot;!$C$3&quot;);0)))" office:value-type="string" office:string-value="" calcext:value-type="error">
            <text:p>Err:511</text:p>
          </table:table-cell>
          <table:table-cell table:style-name="ce6" table:number-matrix-columns-spanned="1" table:number-matrix-rows-spanned="1" table:formula="of:=IFERROR(IFERROR(INDEX(INDIRECT(INDEX([.$D$5];0) &amp; &quot;!$C$4&quot;);0)))" office:value-type="string" office:string-value="" calcext:value-type="error">
            <text:p>Err:511</text:p>
          </table:table-cell>
          <table:table-cell table:style-name="ce6" table:number-matrix-columns-spanned="1" table:number-matrix-rows-spanned="1" table:formula="of:=IFERROR(IFERROR(INDEX(INDIRECT(INDEX([.$D$5];0) &amp; &quot;!$C$5&quot;);0)))" office:value-type="string" office:string-value="" calcext:value-type="error">
            <text:p>Err:511</text:p>
          </table:table-cell>
          <table:table-cell table:style-name="ce29" table:formula="of:=IFERROR(IFERROR(SUM([.L5:.O5])))" office:value-type="string" office:string-value="" calcext:value-type="error">
            <text:p>Err:511</text:p>
          </table:table-cell>
          <table:table-cell table:number-columns-repeated="1008"/>
        </table:table-row>
        <table:table-row table:style-name="ro1">
          <table:table-cell table:style-name="ce1" office:value-type="string" calcext:value-type="string">
            <text:p>Day 5</text:p>
          </table:table-cell>
          <table:table-cell table:style-name="ce3" table:number-matrix-columns-spanned="1" table:number-matrix-rows-spanned="1" table:formula="of:=IFERROR(IFERROR(INDEX(INDIRECT(INDEX([.$D$6];0) &amp; &quot;!$D$7&quot;);0)))" office:value-type="string" office:string-value="" calcext:value-type="error">
            <text:p>Err:511</text:p>
          </table:table-cell>
          <table:table-cell/>
          <table:table-cell table:style-name="ce13" office:value-type="string" calcext:value-type="string">
            <office:annotation draw:style-name="gr2" draw:text-style-name="P2" svg:width="280.6pt" svg:height="27.01pt" svg:x="300.19pt" svg:y="101.99pt" draw:caption-point-x="-11.54pt" draw:caption-point-y="-22.96pt">
              <dc:date>2022-12-12T00:00:00</dc:date>
              <text:p text:style-name="P1">20220909-00-24-size-5-freeze-30-burst-7-track-15</text:p>
            </office:annotation>
            <text:p><text:a xlink:href="#day-5.A1" xlink:type="simple">day-5</text:a></text:p>
          </table:table-cell>
          <table:table-cell/>
          <table:table-cell table:style-name="ce3" table:number-matrix-columns-spanned="1" table:number-matrix-rows-spanned="1" table:formula="of:=IFERROR(IFERROR(INDEX(INDIRECT(INDEX([.$D$6];0) &amp; &quot;!$D$2&quot;);0)))" office:value-type="string" office:string-value="" calcext:value-type="error">
            <text:p>Err:511</text:p>
          </table:table-cell>
          <table:table-cell table:style-name="ce3" table:number-matrix-columns-spanned="1" table:number-matrix-rows-spanned="1" table:formula="of:=IFERROR(IFERROR(INDEX(INDIRECT(INDEX([.$D$6];0) &amp; &quot;!$D$3&quot;);0)))" office:value-type="string" office:string-value="" calcext:value-type="error">
            <text:p>Err:511</text:p>
          </table:table-cell>
          <table:table-cell table:style-name="ce3" table:number-matrix-columns-spanned="1" table:number-matrix-rows-spanned="1" table:formula="of:=IFERROR(IFERROR(INDEX(INDIRECT(INDEX([.$D$6];0) &amp; &quot;!$D$4&quot;);0)))" office:value-type="string" office:string-value="" calcext:value-type="error">
            <text:p>Err:511</text:p>
          </table:table-cell>
          <table:table-cell table:style-name="ce3" table:number-matrix-columns-spanned="1" table:number-matrix-rows-spanned="1" table:formula="of:=IFERROR(IFERROR(INDEX(INDIRECT(INDEX([.$D$6];0) &amp; &quot;!$D$5&quot;);0)))" office:value-type="string" office:string-value="" calcext:value-type="error">
            <text:p>Err:511</text:p>
          </table:table-cell>
          <table:table-cell table:style-name="ce23" table:formula="of:=SUM([.F6:.I6])" office:value-type="string" office:string-value="" calcext:value-type="error">
            <text:p>Err:511</text:p>
          </table:table-cell>
          <table:table-cell/>
          <table:table-cell table:style-name="ce6" table:number-matrix-columns-spanned="1" table:number-matrix-rows-spanned="1" table:formula="of:=IFERROR(IFERROR(INDEX(INDIRECT(INDEX([.$D$6];0) &amp; &quot;!$C$2&quot;);0)))" office:value-type="string" office:string-value="" calcext:value-type="error">
            <text:p>Err:511</text:p>
          </table:table-cell>
          <table:table-cell table:style-name="ce6" table:number-matrix-columns-spanned="1" table:number-matrix-rows-spanned="1" table:formula="of:=IFERROR(IFERROR(INDEX(INDIRECT(INDEX([.$D$6];0) &amp; &quot;!$C$3&quot;);0)))" office:value-type="string" office:string-value="" calcext:value-type="error">
            <text:p>Err:511</text:p>
          </table:table-cell>
          <table:table-cell table:style-name="ce6" table:number-matrix-columns-spanned="1" table:number-matrix-rows-spanned="1" table:formula="of:=IFERROR(IFERROR(INDEX(INDIRECT(INDEX([.$D$6];0) &amp; &quot;!$C$4&quot;);0)))" office:value-type="string" office:string-value="" calcext:value-type="error">
            <text:p>Err:511</text:p>
          </table:table-cell>
          <table:table-cell table:style-name="ce6" table:number-matrix-columns-spanned="1" table:number-matrix-rows-spanned="1" table:formula="of:=IFERROR(IFERROR(INDEX(INDIRECT(INDEX([.$D$6];0) &amp; &quot;!$C$5&quot;);0)))" office:value-type="string" office:string-value="" calcext:value-type="error">
            <text:p>Err:511</text:p>
          </table:table-cell>
          <table:table-cell table:style-name="ce29" table:formula="of:=IFERROR(IFERROR(SUM([.L6:.O6])))" office:value-type="string" office:string-value="" calcext:value-type="error">
            <text:p>Err:511</text:p>
          </table:table-cell>
          <table:table-cell table:number-columns-repeated="1008"/>
        </table:table-row>
        <table:table-row table:style-name="ro1">
          <table:table-cell table:style-name="ce1" office:value-type="string" calcext:value-type="string">
            <text:p>Day 6</text:p>
          </table:table-cell>
          <table:table-cell table:style-name="ce3" table:number-matrix-columns-spanned="1" table:number-matrix-rows-spanned="1" table:formula="of:=IFERROR(IFERROR(INDEX(INDIRECT(INDEX([.$D$7];0) &amp; &quot;!$D$7&quot;);0)))" office:value-type="string" office:string-value="" calcext:value-type="error">
            <text:p>Err:511</text:p>
          </table:table-cell>
          <table:table-cell/>
          <table:table-cell table:style-name="ce13" office:value-type="string" calcext:value-type="string">
            <office:annotation draw:style-name="gr3" draw:text-style-name="P2" svg:width="280.6pt" svg:height="26.99pt" svg:x="300.19pt" svg:y="117.75pt" draw:caption-point-x="-11.54pt" draw:caption-point-y="-22.99pt">
              <dc:date>2022-12-12T00:00:00</dc:date>
              <text:p text:style-name="P1">20220910-00-24-size-5-freeze-30-burst-7-track-15</text:p>
            </office:annotation>
            <text:p><text:a xlink:href="#day-6.A1" xlink:type="simple">day-6</text:a></text:p>
          </table:table-cell>
          <table:table-cell/>
          <table:table-cell table:style-name="ce3" table:number-matrix-columns-spanned="1" table:number-matrix-rows-spanned="1" table:formula="of:=IFERROR(IFERROR(INDEX(INDIRECT(INDEX([.$D$7];0) &amp; &quot;!$D$2&quot;);0)))" office:value-type="string" office:string-value="" calcext:value-type="error">
            <text:p>Err:511</text:p>
          </table:table-cell>
          <table:table-cell table:style-name="ce3" table:number-matrix-columns-spanned="1" table:number-matrix-rows-spanned="1" table:formula="of:=IFERROR(IFERROR(INDEX(INDIRECT(INDEX([.$D$7];0) &amp; &quot;!$D$3&quot;);0)))" office:value-type="string" office:string-value="" calcext:value-type="error">
            <text:p>Err:511</text:p>
          </table:table-cell>
          <table:table-cell table:style-name="ce3" table:number-matrix-columns-spanned="1" table:number-matrix-rows-spanned="1" table:formula="of:=IFERROR(IFERROR(INDEX(INDIRECT(INDEX([.$D$7];0) &amp; &quot;!$D$4&quot;);0)))" office:value-type="string" office:string-value="" calcext:value-type="error">
            <text:p>Err:511</text:p>
          </table:table-cell>
          <table:table-cell table:style-name="ce3" table:number-matrix-columns-spanned="1" table:number-matrix-rows-spanned="1" table:formula="of:=IFERROR(IFERROR(INDEX(INDIRECT(INDEX([.$D$7];0) &amp; &quot;!$D$5&quot;);0)))" office:value-type="string" office:string-value="" calcext:value-type="error">
            <text:p>Err:511</text:p>
          </table:table-cell>
          <table:table-cell table:style-name="ce23" table:formula="of:=SUM([.F7:.I7])" office:value-type="string" office:string-value="" calcext:value-type="error">
            <text:p>Err:511</text:p>
          </table:table-cell>
          <table:table-cell/>
          <table:table-cell table:style-name="ce6" table:number-matrix-columns-spanned="1" table:number-matrix-rows-spanned="1" table:formula="of:=IFERROR(IFERROR(INDEX(INDIRECT(INDEX([.$D$7];0) &amp; &quot;!$C$2&quot;);0)))" office:value-type="string" office:string-value="" calcext:value-type="error">
            <text:p>Err:511</text:p>
          </table:table-cell>
          <table:table-cell table:style-name="ce6" table:number-matrix-columns-spanned="1" table:number-matrix-rows-spanned="1" table:formula="of:=IFERROR(IFERROR(INDEX(INDIRECT(INDEX([.$D$7];0) &amp; &quot;!$C$3&quot;);0)))" office:value-type="string" office:string-value="" calcext:value-type="error">
            <text:p>Err:511</text:p>
          </table:table-cell>
          <table:table-cell table:style-name="ce6" table:number-matrix-columns-spanned="1" table:number-matrix-rows-spanned="1" table:formula="of:=IFERROR(IFERROR(INDEX(INDIRECT(INDEX([.$D$7];0) &amp; &quot;!$C$4&quot;);0)))" office:value-type="string" office:string-value="" calcext:value-type="error">
            <text:p>Err:511</text:p>
          </table:table-cell>
          <table:table-cell table:style-name="ce6" table:number-matrix-columns-spanned="1" table:number-matrix-rows-spanned="1" table:formula="of:=IFERROR(IFERROR(INDEX(INDIRECT(INDEX([.$D$7];0) &amp; &quot;!$C$5&quot;);0)))" office:value-type="string" office:string-value="" calcext:value-type="error">
            <text:p>Err:511</text:p>
          </table:table-cell>
          <table:table-cell table:style-name="ce29" table:formula="of:=IFERROR(IFERROR(SUM([.L7:.O7])))" office:value-type="string" office:string-value="" calcext:value-type="error">
            <text:p>Err:511</text:p>
          </table:table-cell>
          <table:table-cell table:number-columns-repeated="1008"/>
        </table:table-row>
        <table:table-row table:style-name="ro1">
          <table:table-cell table:style-name="ce1" office:value-type="string" calcext:value-type="string">
            <text:p>Macro-average</text:p>
          </table:table-cell>
          <table:table-cell table:style-name="ce4" table:formula="of:=IFERROR(IFERROR(AVERAGE([.B$2:.B7])))" office:value-type="string" office:string-value="" calcext:value-type="error">
            <text:p>Err:511</text:p>
          </table:table-cell>
          <table:table-cell table:style-name="ce10" table:number-columns-repeated="2"/>
          <table:table-cell/>
          <table:table-cell table:style-name="ce18" table:formula="of:=IFERROR(IFERROR(AVERAGE([.F$2:.F7])))" office:value-type="string" office:string-value="" calcext:value-type="error">
            <text:p>Err:511</text:p>
          </table:table-cell>
          <table:table-cell table:style-name="ce18" table:formula="of:=IFERROR(IFERROR(AVERAGE([.G$2:.G7])))" office:value-type="string" office:string-value="" calcext:value-type="error">
            <text:p>Err:511</text:p>
          </table:table-cell>
          <table:table-cell table:style-name="ce18" table:formula="of:=IFERROR(IFERROR(AVERAGE([.H$2:.H7])))" office:value-type="string" office:string-value="" calcext:value-type="error">
            <text:p>Err:511</text:p>
          </table:table-cell>
          <table:table-cell table:style-name="ce18" table:formula="of:=IFERROR(IFERROR(AVERAGE([.I$2:.I7])))" office:value-type="string" office:string-value="" calcext:value-type="error">
            <text:p>Err:511</text:p>
          </table:table-cell>
          <table:table-cell table:style-name="ce25" table:formula="of:=IFERROR(IFERROR(SUM([.F8:.I8])))" office:value-type="string" office:string-value="" calcext:value-type="error">
            <text:p>Err:511</text:p>
          </table:table-cell>
          <table:table-cell/>
          <table:table-cell table:style-name="ce16" table:formula="of:=IFERROR(IFERROR(SUM([.L2:.L7])))" office:value-type="string" office:string-value="" calcext:value-type="error">
            <text:p>Err:511</text:p>
          </table:table-cell>
          <table:table-cell table:style-name="ce16" table:formula="of:=IFERROR(IFERROR(SUM([.M2:.M7])))" office:value-type="string" office:string-value="" calcext:value-type="error">
            <text:p>Err:511</text:p>
          </table:table-cell>
          <table:table-cell table:style-name="ce16" table:formula="of:=IFERROR(IFERROR(SUM([.N2:.N7])))" office:value-type="string" office:string-value="" calcext:value-type="error">
            <text:p>Err:511</text:p>
          </table:table-cell>
          <table:table-cell table:style-name="ce16" table:formula="of:=IFERROR(IFERROR(SUM([.O2:.O7])))" office:value-type="string" office:string-value="" calcext:value-type="error">
            <text:p>Err:511</text:p>
          </table:table-cell>
          <table:table-cell table:style-name="ce30" table:formula="of:=IFERROR(IFERROR(SUM([.L8:.O8])))" office:value-type="string" office:string-value="" calcext:value-type="error">
            <text:p>Err:511</text:p>
          </table:table-cell>
          <table:table-cell table:number-columns-repeated="1008"/>
        </table:table-row>
        <table:table-row table:style-name="ro1">
          <table:table-cell table:style-name="ce1" office:value-type="string" calcext:value-type="string">
            <text:p>Micro-average</text:p>
          </table:table-cell>
          <table:table-cell table:style-name="ce5" table:number-matrix-columns-spanned="1" table:number-matrix-rows-spanned="1" table:formula="of:=IFERROR(IFERROR(SUM([.$B2:.$B7]*[.$P2:.$P7])/[.$P8]))" office:value-type="string" office:string-value="" calcext:value-type="error">
            <text:p>Err:511</text:p>
          </table:table-cell>
          <table:table-cell table:style-name="ce10" table:number-columns-repeated="2"/>
          <table:table-cell/>
          <table:table-cell table:style-name="ce19" table:formula="of:=IFERROR(IFERROR([.L8]/[.$P8]))" office:value-type="string" office:string-value="" calcext:value-type="error">
            <text:p>Err:511</text:p>
          </table:table-cell>
          <table:table-cell table:style-name="ce19" table:formula="of:=IFERROR(IFERROR([.M8]/[.$P8]))" office:value-type="string" office:string-value="" calcext:value-type="error">
            <text:p>Err:511</text:p>
          </table:table-cell>
          <table:table-cell table:style-name="ce19" table:formula="of:=IFERROR(IFERROR([.N8]/[.$P8]))" office:value-type="string" office:string-value="" calcext:value-type="error">
            <text:p>Err:511</text:p>
          </table:table-cell>
          <table:table-cell table:style-name="ce19" table:formula="of:=IFERROR(IFERROR([.O8]/[.$P8]))" office:value-type="string" office:string-value="" calcext:value-type="error">
            <text:p>Err:511</text:p>
          </table:table-cell>
          <table:table-cell table:style-name="ce26" table:formula="of:=IFERROR(IFERROR(SUM([.F9:.I9])))" office:value-type="string" office:string-value="" calcext:value-type="error">
            <text:p>Err:511</text:p>
          </table:table-cell>
          <table:table-cell/>
          <table:table-cell table:style-name="ce27" table:number-columns-spanned="2" table:number-rows-spanned="1"/>
          <table:covered-table-cell/>
          <table:table-cell table:style-name="ce28"/>
          <table:table-cell table:number-columns-repeated="1010"/>
        </table:table-row>
        <table:table-row table:style-name="ro1">
          <table:table-cell/>
          <table:table-cell table:style-name="ce2"/>
          <table:table-cell table:style-name="ce10"/>
          <table:table-cell table:style-name="ce14"/>
          <table:table-cell table:style-name="ce2"/>
          <table:table-cell table:number-columns-repeated="1019"/>
        </table:table-row>
        <table:table-row table:style-name="ro1">
          <table:table-cell/>
          <table:table-cell table:style-name="ce2"/>
          <table:table-cell table:style-name="ce10"/>
          <table:table-cell table:style-name="ce14"/>
          <table:table-cell/>
          <table:table-cell table:style-name="ce2" table:number-columns-repeated="4"/>
          <table:table-cell table:number-columns-repeated="2"/>
          <table:table-cell table:style-name="ce1" table:number-columns-repeated="2"/>
          <table:table-cell table:number-columns-repeated="1011"/>
        </table:table-row>
        <table:table-row table:style-name="ro1">
          <table:table-cell/>
          <table:table-cell table:style-name="ce2"/>
          <table:table-cell table:style-name="ce10"/>
          <table:table-cell table:style-name="ce14"/>
          <table:table-cell table:number-columns-repeated="7"/>
          <table:table-cell table:style-name="ce2" table:number-columns-repeated="4"/>
          <table:table-cell table:number-columns-repeated="1009"/>
        </table:table-row>
        <table:table-row table:style-name="ro1">
          <table:table-cell table:style-name="ce1"/>
          <table:table-cell table:style-name="ce2" office:value-type="string" calcext:value-type="string">
            <text:p>Topics</text:p>
          </table:table-cell>
          <table:table-cell table:style-name="ce2" office:value-type="string" calcext:value-type="string">
            <text:p>Precise Topics</text:p>
          </table:table-cell>
          <table:table-cell table:style-name="ce2" office:value-type="string" calcext:value-type="string">
            <text:p>Precision</text:p>
          </table:table-cell>
          <table:table-cell/>
          <table:table-cell table:style-name="ce17" office:value-type="string" calcext:value-type="string">
            <text:p>In SEER</text:p>
          </table:table-cell>
          <table:table-cell table:style-name="ce17" office:value-type="string" calcext:value-type="string">
            <text:p>Not in SEER</text:p>
          </table:table-cell>
          <table:table-cell table:style-name="ce22" office:value-type="string" calcext:value-type="string">
            <text:p>Total</text:p>
          </table:table-cell>
          <table:table-cell table:number-columns-repeated="3"/>
          <table:table-cell table:style-name="ce12" table:number-columns-repeated="4"/>
          <table:table-cell table:number-columns-repeated="1009"/>
        </table:table-row>
        <table:table-row table:style-name="ro1">
          <table:table-cell table:style-name="ce1" office:value-type="string" calcext:value-type="string">
            <text:p>Day 1</text:p>
          </table:table-cell>
          <table:table-cell table:style-name="ce6" table:number-matrix-columns-spanned="1" table:number-matrix-rows-spanned="1" table:formula="of:=IFERROR(IFERROR(INDEX(INDIRECT(INDEX([.$D$2];0) &amp; &quot;!$C$6&quot;);0)))" office:value-type="string" office:string-value="" calcext:value-type="error">
            <text:p>Err:511</text:p>
          </table:table-cell>
          <table:table-cell table:style-name="ce6" table:number-matrix-columns-spanned="1" table:number-matrix-rows-spanned="1" table:formula="of:=IFERROR(IFERROR(INDEX(INDIRECT(INDEX([.$D$2];0) &amp; &quot;!$C$7&quot;);0)))" office:value-type="string" office:string-value="" calcext:value-type="error">
            <text:p>Err:511</text:p>
          </table:table-cell>
          <table:table-cell table:style-name="ce15" table:formula="of:=IFERROR([.C14]/[.B14])" office:value-type="string" office:string-value="" calcext:value-type="error">
            <text:p>Err:511</text:p>
          </table:table-cell>
          <table:table-cell/>
          <table:table-cell table:style-name="ce15" table:formula="of:=IFERROR(IFERROR(INDEX(INDIRECT(INDEX([.$D2];0) &amp; &quot;!$D$10&quot;);0)))" office:value-type="string" office:string-value="" calcext:value-type="error">
            <text:p>Err:511</text:p>
          </table:table-cell>
          <table:table-cell table:style-name="ce15" table:formula="of:=IFERROR(IFERROR(INDEX(INDIRECT(INDEX([.$D2];0) &amp; &quot;!$D$11&quot;);0)))" office:value-type="string" office:string-value="" calcext:value-type="error">
            <text:p>Err:511</text:p>
          </table:table-cell>
          <table:table-cell table:style-name="ce23" table:formula="of:=SUM([.F14:.G14])" office:value-type="string" office:string-value="" calcext:value-type="error">
            <text:p>Err:511</text:p>
          </table:table-cell>
          <table:table-cell table:number-columns-repeated="8"/>
          <table:table-cell table:style-name="ce10" table:number-columns-repeated="5"/>
          <table:table-cell table:number-columns-repeated="1003"/>
        </table:table-row>
        <table:table-row table:style-name="ro1">
          <table:table-cell table:style-name="ce1" office:value-type="string" calcext:value-type="string">
            <text:p>Day 2</text:p>
          </table:table-cell>
          <table:table-cell table:style-name="ce6" table:number-matrix-columns-spanned="1" table:number-matrix-rows-spanned="1" table:formula="of:=IFERROR(IFERROR(INDEX(INDIRECT(INDEX([.$D$3];0) &amp; &quot;!$C$6&quot;);0)))" office:value-type="string" office:string-value="" calcext:value-type="error">
            <text:p>Err:511</text:p>
          </table:table-cell>
          <table:table-cell table:style-name="ce6" table:number-matrix-columns-spanned="1" table:number-matrix-rows-spanned="1" table:formula="of:=IFERROR(IFERROR(INDEX(INDIRECT(INDEX([.$D$3];0) &amp; &quot;!$C$7&quot;);0)))" office:value-type="string" office:string-value="" calcext:value-type="error">
            <text:p>Err:511</text:p>
          </table:table-cell>
          <table:table-cell table:style-name="ce15" table:formula="of:=IFERROR([.C15]/[.B15])" office:value-type="string" office:string-value="" calcext:value-type="error">
            <text:p>Err:511</text:p>
          </table:table-cell>
          <table:table-cell/>
          <table:table-cell table:style-name="ce15" table:formula="of:=IFERROR(IFERROR(INDEX(INDIRECT(INDEX([.$D3];0) &amp; &quot;!$D$10&quot;);0)))" office:value-type="string" office:string-value="" calcext:value-type="error">
            <text:p>Err:511</text:p>
          </table:table-cell>
          <table:table-cell table:style-name="ce15" table:formula="of:=IFERROR(IFERROR(INDEX(INDIRECT(INDEX([.$D3];0) &amp; &quot;!$D$11&quot;);0)))" office:value-type="string" office:string-value="" calcext:value-type="error">
            <text:p>Err:511</text:p>
          </table:table-cell>
          <table:table-cell table:style-name="ce23" table:formula="of:=SUM([.F15:.G15])" office:value-type="string" office:string-value="" calcext:value-type="error">
            <text:p>Err:511</text:p>
          </table:table-cell>
          <table:table-cell table:number-columns-repeated="8"/>
          <table:table-cell table:style-name="ce10" table:number-columns-repeated="5"/>
          <table:table-cell table:number-columns-repeated="1003"/>
        </table:table-row>
        <table:table-row table:style-name="ro1">
          <table:table-cell table:style-name="ce1" office:value-type="string" calcext:value-type="string">
            <text:p>Day 3</text:p>
          </table:table-cell>
          <table:table-cell table:style-name="ce6" table:number-matrix-columns-spanned="1" table:number-matrix-rows-spanned="1" table:formula="of:=IFERROR(IFERROR(INDEX(INDIRECT(INDEX([.$D$4];0) &amp; &quot;!$C$6&quot;);0)))" office:value-type="string" office:string-value="" calcext:value-type="error">
            <text:p>Err:511</text:p>
          </table:table-cell>
          <table:table-cell table:style-name="ce6" table:number-matrix-columns-spanned="1" table:number-matrix-rows-spanned="1" table:formula="of:=IFERROR(IFERROR(INDEX(INDIRECT(INDEX([.$D$4];0) &amp; &quot;!$C$7&quot;);0)))" office:value-type="string" office:string-value="" calcext:value-type="error">
            <text:p>Err:511</text:p>
          </table:table-cell>
          <table:table-cell table:style-name="ce15" table:formula="of:=IFERROR([.C16]/[.B16])" office:value-type="string" office:string-value="" calcext:value-type="error">
            <text:p>Err:511</text:p>
          </table:table-cell>
          <table:table-cell/>
          <table:table-cell table:style-name="ce15" table:formula="of:=IFERROR(IFERROR(INDEX(INDIRECT(INDEX([.$D4];0) &amp; &quot;!$D$10&quot;);0)))" office:value-type="string" office:string-value="" calcext:value-type="error">
            <text:p>Err:511</text:p>
          </table:table-cell>
          <table:table-cell table:style-name="ce15" table:formula="of:=IFERROR(IFERROR(INDEX(INDIRECT(INDEX([.$D4];0) &amp; &quot;!$D$11&quot;);0)))" office:value-type="string" office:string-value="" calcext:value-type="error">
            <text:p>Err:511</text:p>
          </table:table-cell>
          <table:table-cell table:style-name="ce23" table:formula="of:=SUM([.F16:.G16])" office:value-type="string" office:string-value="" calcext:value-type="error">
            <text:p>Err:511</text:p>
          </table:table-cell>
          <table:table-cell table:number-columns-repeated="8"/>
          <table:table-cell table:style-name="ce10" table:number-columns-repeated="5"/>
          <table:table-cell table:number-columns-repeated="1003"/>
        </table:table-row>
        <table:table-row table:style-name="ro1">
          <table:table-cell table:style-name="ce1" office:value-type="string" calcext:value-type="string">
            <text:p>Day 4</text:p>
          </table:table-cell>
          <table:table-cell table:style-name="ce6" table:number-matrix-columns-spanned="1" table:number-matrix-rows-spanned="1" table:formula="of:=IFERROR(IFERROR(INDEX(INDIRECT(INDEX([.$D$5];0) &amp; &quot;!$C$6&quot;);0)))" office:value-type="string" office:string-value="" calcext:value-type="error">
            <text:p>Err:511</text:p>
          </table:table-cell>
          <table:table-cell table:style-name="ce6" table:number-matrix-columns-spanned="1" table:number-matrix-rows-spanned="1" table:formula="of:=IFERROR(IFERROR(INDEX(INDIRECT(INDEX([.$D$5];0) &amp; &quot;!$C$7&quot;);0)))" office:value-type="string" office:string-value="" calcext:value-type="error">
            <text:p>Err:511</text:p>
          </table:table-cell>
          <table:table-cell table:style-name="ce15" table:formula="of:=IFERROR([.C17]/[.B17])" office:value-type="string" office:string-value="" calcext:value-type="error">
            <text:p>Err:511</text:p>
          </table:table-cell>
          <table:table-cell/>
          <table:table-cell table:style-name="ce15" table:formula="of:=IFERROR(IFERROR(INDEX(INDIRECT(INDEX([.$D5];0) &amp; &quot;!$D$10&quot;);0)))" office:value-type="string" office:string-value="" calcext:value-type="error">
            <text:p>Err:511</text:p>
          </table:table-cell>
          <table:table-cell table:style-name="ce15" table:formula="of:=IFERROR(IFERROR(INDEX(INDIRECT(INDEX([.$D5];0) &amp; &quot;!$D$11&quot;);0)))" office:value-type="string" office:string-value="" calcext:value-type="error">
            <text:p>Err:511</text:p>
          </table:table-cell>
          <table:table-cell table:style-name="ce23" table:formula="of:=SUM([.F17:.G17])" office:value-type="string" office:string-value="" calcext:value-type="error">
            <text:p>Err:511</text:p>
          </table:table-cell>
          <table:table-cell table:number-columns-repeated="8"/>
          <table:table-cell table:style-name="ce10" table:number-columns-repeated="5"/>
          <table:table-cell table:number-columns-repeated="1003"/>
        </table:table-row>
        <table:table-row table:style-name="ro1">
          <table:table-cell table:style-name="ce1" office:value-type="string" calcext:value-type="string">
            <text:p>Day 5</text:p>
          </table:table-cell>
          <table:table-cell table:style-name="ce6" table:number-matrix-columns-spanned="1" table:number-matrix-rows-spanned="1" table:formula="of:=IFERROR(IFERROR(INDEX(INDIRECT(INDEX([.$D$6];0) &amp; &quot;!$C$6&quot;);0)))" office:value-type="string" office:string-value="" calcext:value-type="error">
            <text:p>Err:511</text:p>
          </table:table-cell>
          <table:table-cell table:style-name="ce6" table:number-matrix-columns-spanned="1" table:number-matrix-rows-spanned="1" table:formula="of:=IFERROR(IFERROR(INDEX(INDIRECT(INDEX([.$D$6];0) &amp; &quot;!$C$7&quot;);0)))" office:value-type="string" office:string-value="" calcext:value-type="error">
            <text:p>Err:511</text:p>
          </table:table-cell>
          <table:table-cell table:style-name="ce15" table:formula="of:=IFERROR([.C18]/[.B18])" office:value-type="string" office:string-value="" calcext:value-type="error">
            <text:p>Err:511</text:p>
          </table:table-cell>
          <table:table-cell/>
          <table:table-cell table:style-name="ce15" table:formula="of:=IFERROR(IFERROR(INDEX(INDIRECT(INDEX([.$D6];0) &amp; &quot;!$D$10&quot;);0)))" office:value-type="string" office:string-value="" calcext:value-type="error">
            <text:p>Err:511</text:p>
          </table:table-cell>
          <table:table-cell table:style-name="ce15" table:formula="of:=IFERROR(IFERROR(INDEX(INDIRECT(INDEX([.$D6];0) &amp; &quot;!$D$11&quot;);0)))" office:value-type="string" office:string-value="" calcext:value-type="error">
            <text:p>Err:511</text:p>
          </table:table-cell>
          <table:table-cell table:style-name="ce23" table:formula="of:=SUM([.F18:.G18])" office:value-type="string" office:string-value="" calcext:value-type="error">
            <text:p>Err:511</text:p>
          </table:table-cell>
          <table:table-cell table:number-columns-repeated="8"/>
          <table:table-cell table:style-name="ce10" table:number-columns-repeated="5"/>
          <table:table-cell table:number-columns-repeated="1003"/>
        </table:table-row>
        <table:table-row table:style-name="ro1">
          <table:table-cell table:style-name="ce1" office:value-type="string" calcext:value-type="string">
            <text:p>Day 6</text:p>
          </table:table-cell>
          <table:table-cell table:style-name="ce6" table:number-matrix-columns-spanned="1" table:number-matrix-rows-spanned="1" table:formula="of:=IFERROR(IFERROR(INDEX(INDIRECT(INDEX([.$D$7];0) &amp; &quot;!$C$6&quot;);0)))" office:value-type="string" office:string-value="" calcext:value-type="error">
            <text:p>Err:511</text:p>
          </table:table-cell>
          <table:table-cell table:style-name="ce6" table:number-matrix-columns-spanned="1" table:number-matrix-rows-spanned="1" table:formula="of:=IFERROR(IFERROR(INDEX(INDIRECT(INDEX([.$D$7];0) &amp; &quot;!$C$7&quot;);0)))" office:value-type="string" office:string-value="" calcext:value-type="error">
            <text:p>Err:511</text:p>
          </table:table-cell>
          <table:table-cell table:style-name="ce15" table:formula="of:=IFERROR([.C19]/[.B19])" office:value-type="string" office:string-value="" calcext:value-type="error">
            <text:p>Err:511</text:p>
          </table:table-cell>
          <table:table-cell/>
          <table:table-cell table:style-name="ce15" table:formula="of:=IFERROR(IFERROR(INDEX(INDIRECT(INDEX([.$D7];0) &amp; &quot;!$D$10&quot;);0)))" office:value-type="string" office:string-value="" calcext:value-type="error">
            <text:p>Err:511</text:p>
          </table:table-cell>
          <table:table-cell table:style-name="ce15" table:formula="of:=IFERROR(IFERROR(INDEX(INDIRECT(INDEX([.$D7];0) &amp; &quot;!$D$11&quot;);0)))" office:value-type="string" office:string-value="" calcext:value-type="error">
            <text:p>Err:511</text:p>
          </table:table-cell>
          <table:table-cell table:style-name="ce23" table:formula="of:=SUM([.F19:.G19])" office:value-type="string" office:string-value="" calcext:value-type="error">
            <text:p>Err:511</text:p>
          </table:table-cell>
          <table:table-cell table:number-columns-repeated="8"/>
          <table:table-cell table:style-name="ce10" table:number-columns-repeated="5"/>
          <table:table-cell table:number-columns-repeated="1003"/>
        </table:table-row>
        <table:table-row table:style-name="ro1">
          <table:table-cell table:style-name="ce1" office:value-type="string" calcext:value-type="string">
            <text:p>Macro-average</text:p>
          </table:table-cell>
          <table:table-cell table:style-name="ce7" table:formula="of:=IFERROR(IFERROR(AVERAGE([.B$14:.B$19])))" office:value-type="string" office:string-value="" calcext:value-type="error">
            <text:p>Err:511</text:p>
          </table:table-cell>
          <table:table-cell table:style-name="ce11" table:formula="of:=IFERROR(IFERROR(AVERAGE([.C14:.C19])))" office:value-type="string" office:string-value="" calcext:value-type="error">
            <text:p>Err:511</text:p>
          </table:table-cell>
          <table:table-cell table:style-name="ce16"/>
          <table:table-cell/>
          <table:table-cell table:style-name="ce4" table:formula="of:=IFERROR(IFERROR(AVERAGE([.F$14:.F$19])))" office:value-type="string" office:string-value="" calcext:value-type="error">
            <text:p>Err:511</text:p>
          </table:table-cell>
          <table:table-cell table:style-name="ce4" table:formula="of:=IFERROR(IFERROR(AVERAGE([.G$14:.G$19])))" office:value-type="string" office:string-value="" calcext:value-type="error">
            <text:p>Err:511</text:p>
          </table:table-cell>
          <table:table-cell table:style-name="ce24" table:formula="of:=SUM([.F20:.G20])" office:value-type="string" office:string-value="" calcext:value-type="error">
            <text:p>Err:511</text:p>
          </table:table-cell>
          <table:table-cell table:number-columns-repeated="3"/>
          <table:table-cell table:style-name="ce12" table:number-columns-repeated="4"/>
          <table:table-cell/>
          <table:table-cell table:style-name="ce10" table:number-columns-repeated="5"/>
          <table:table-cell table:number-columns-repeated="1003"/>
        </table:table-row>
        <table:table-row table:style-name="ro1">
          <table:table-cell table:style-name="ce1" office:value-type="string" calcext:value-type="string">
            <text:p>Micro-average</text:p>
          </table:table-cell>
          <table:table-cell table:style-name="ce2"/>
          <table:table-cell table:number-columns-repeated="3"/>
          <table:table-cell table:style-name="ce15" table:number-matrix-columns-spanned="1" table:number-matrix-rows-spanned="1" table:formula="of:=SUM([.$C14:.$C19]*[.F14:.F19])/SUM([.$C14:.$C19])" office:value-type="string" office:string-value="" calcext:value-type="error">
            <text:p>Err:511</text:p>
          </table:table-cell>
          <table:table-cell table:style-name="ce15" table:number-matrix-columns-spanned="1" table:number-matrix-rows-spanned="1" table:formula="of:=SUM([.$C14:.$C19]*[.G14:.G19])/SUM([.$C14:.$C19])" office:value-type="string" office:string-value="" calcext:value-type="error">
            <text:p>Err:511</text:p>
          </table:table-cell>
          <table:table-cell table:style-name="ce23" table:formula="of:=SUM([.F20:.G20])" office:value-type="string" office:string-value="" calcext:value-type="error">
            <text:p>Err:511</text:p>
          </table:table-cell>
          <table:table-cell table:style-name="ce15" table:number-columns-repeated="2"/>
          <table:table-cell table:style-name="ce12"/>
          <table:table-cell table:number-columns-repeated="5"/>
          <table:table-cell table:style-name="ce10" table:number-columns-repeated="5"/>
          <table:table-cell table:number-columns-repeated="1003"/>
        </table:table-row>
        <table:table-row table:style-name="ro1">
          <table:table-cell table:style-name="ce1" office:value-type="string" calcext:value-type="string">
            <text:p>Total</text:p>
          </table:table-cell>
          <table:table-cell table:style-name="ce8" table:formula="of:=SUM([.B14:.B19])" office:value-type="string" office:string-value="" calcext:value-type="error">
            <text:p>Err:511</text:p>
          </table:table-cell>
          <table:table-cell table:style-name="ce12" table:formula="of:=SUM([.C14:.C19])" office:value-type="string" office:string-value="" calcext:value-type="error">
            <text:p>Err:511</text:p>
          </table:table-cell>
          <table:table-cell table:number-columns-repeated="2"/>
          <table:table-cell table:style-name="ce12" table:formula="of:=[.F21]*[.C22]" office:value-type="string" office:string-value="" calcext:value-type="error">
            <text:p>Err:511</text:p>
          </table:table-cell>
          <table:table-cell table:style-name="ce20" table:formula="of:=[.G21]*[.C22]" office:value-type="string" office:string-value="" calcext:value-type="error">
            <text:p>Err:511</text:p>
          </table:table-cell>
          <table:table-cell table:style-name="ce15" table:number-columns-repeated="3"/>
          <table:table-cell table:style-name="ce12"/>
          <table:table-cell table:number-columns-repeated="5"/>
          <table:table-cell table:style-name="ce10" table:number-columns-repeated="5"/>
          <table:table-cell table:number-columns-repeated="1003"/>
        </table:table-row>
        <table:table-row table:style-name="ro2" table:number-rows-repeated="1048553">
          <table:table-cell table:number-columns-repeated="1024"/>
        </table:table-row>
        <table:table-row table:style-name="ro2">
          <table:table-cell table:number-columns-repeated="1024"/>
        </table:table-row>
        <calcext:conditional-formats>
          <calcext:conditional-format calcext:target-range-address="Summary.C20:Summary.C20">
            <calcext:condition calcext:apply-style-name="ConditionalStyle_1" calcext:value="formula-is([.C20]=MAX([.$B20]))" calcext:base-cell-address="Summary.C20"/>
          </calcext:conditional-format>
          <calcext:conditional-format calcext:target-range-address="Summary.B8:Summary.B9 Summary.F20:Summary.G20">
            <calcext:condition calcext:apply-style-name="ConditionalStyle_1" calcext:value="formula-is([.B8]=MAX([.$B8]))" calcext:base-cell-address="Summary.B8"/>
          </calcext:conditional-format>
          <calcext:conditional-format calcext:target-range-address="Summary.F8:Summary.J8">
            <calcext:condition calcext:apply-style-name="ConditionalStyle_1" calcext:value="formula-is([.F8]=MAX([.F$8];[.L$8];#ref!))" calcext:base-cell-address="Summary.F8"/>
          </calcext:conditional-format>
          <calcext:conditional-format calcext:target-range-address="Summary.F9:Summary.J9">
            <calcext:condition calcext:apply-style-name="ConditionalStyle_1" calcext:value="formula-is([.F9]=MAX([.F$9];[.F$21];#ref!))" calcext:base-cell-address="Summary.F9"/>
          </calcext:conditional-format>
        </calcext:conditional-formats>
      </table:table>
      <table:table table:name="Sandbox" table:style-name="ta2">
        <table:table-column table:style-name="co1" table:number-columns-repeated="1024" table:default-cell-style-name="Default"/>
        <table:table-row table:style-name="ro1">
          <table:table-cell table:style-name="ce31" office:value-type="string" calcext:value-type="string">
            <text:p>timestamp</text:p>
          </table:table-cell>
          <table:table-cell table:style-name="ce31" office:value-type="string" calcext:value-type="string">
            <text:p>query</text:p>
          </table:table-cell>
          <table:table-cell table:style-name="ce31" office:value-type="string" calcext:value-type="string">
            <text:p>summary</text:p>
          </table:table-cell>
          <table:table-cell table:number-columns-repeated="1021"/>
        </table:table-row>
        <table:table-row table:style-name="ro1">
          <table:table-cell table:style-name="ce31" office:value-type="float" office:value="1662801756" calcext:value-type="float">
            <text:p>1662801756</text:p>
          </table:table-cell>
          <table:table-cell table:style-name="ce31" office:value-type="string" calcext:value-type="string">
            <text:p>[["blair", 1.0]]</text:p>
          </table:table-cell>
          <table:table-cell table:style-name="ce31" office:value-type="string" calcext:value-type="string">
            <text:p>Blair and Starmer, Brown and Johnson. Kinnock, Miliband, Blair, Brown, Starmer. Starmer trying to listen to Blair 😂. And Brown and Johnson pretending to be buddies. What fascinating viewing 🤓. I see Blair is there with Starmer Khan.</text:p>
          </table:table-cell>
          <table:table-cell table:number-columns-repeated="1021"/>
        </table:table-row>
        <table:table-row table:style-name="ro1" table:number-rows-repeated="33">
          <table:table-cell table:style-name="ce31" table:number-columns-repeated="3"/>
          <table:table-cell table:number-columns-repeated="1021"/>
        </table:table-row>
        <table:table-row table:style-name="ro2" table:number-rows-repeated="1048540">
          <table:table-cell table:number-columns-repeated="1024"/>
        </table:table-row>
        <table:table-row table:style-name="ro2">
          <table:table-cell table:number-columns-repeated="1024"/>
        </table:table-row>
      </table:table>
      <table:table table:name="Template (clean)" table:style-name="ta3">
        <table:table-column table:style-name="co1"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36"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46"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48" office:value-type="string" calcext:value-type="string">
            <text:p>Type</text:p>
          </table:table-cell>
          <table:table-cell table:style-name="ce1" office:value-type="string" calcext:value-type="string">
            <text:p>In SEER</text:p>
          </table:table-cell>
          <table:table-cell table:style-name="ce1" office:value-type="string" calcext:value-type="string">
            <text:p>Notes</text:p>
          </table:table-cell>
          <table:table-cell table:number-columns-repeated="1013"/>
        </table:table-row>
        <table:table-row table:style-name="ro1">
          <table:table-cell table:style-name="ce1" office:value-type="string" calcext:value-type="string">
            <text:p>Redundant</text:p>
          </table:table-cell>
          <table:table-cell table:style-name="ce31" office:value-type="string" calcext:value-type="string">
            <text:p>Already reported, no new information</text:p>
          </table:table-cell>
          <table:table-cell table:style-name="ce31" table:formula="of:=COUNTIF([.I$1:.I$1048576];[.A2])" office:value-type="float" office:value="0" calcext:value-type="float">
            <text:p>0</text:p>
          </table:table-cell>
          <table:table-cell table:style-name="ce42" table:formula="of:=[.C2]/COUNTA([.I$2:.I1000])" office:value-type="string" office:string-value="" calcext:value-type="error">
            <text:p>#DIV/0!</text:p>
          </table:table-cell>
          <table:table-cell table:style-name="ce6"/>
          <table:table-cell table:style-name="ce47" table:formula="of:=IFERROR(__xludf.dummyfunction(&quot;INDEX(SPLIT(E2,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office:value-type="string" calcext:value-type="string">
            <text:p>Noise</text:p>
          </table:table-cell>
          <table:table-cell table:style-name="ce31" office:value-type="string" calcext:value-type="string">
            <text:p>Unrelated to the event or illegible</text:p>
          </table:table-cell>
          <table:table-cell table:style-name="ce31" table:formula="of:=COUNTIF([.I$1:.I$1048576];[.A3])" office:value-type="float" office:value="0" calcext:value-type="float">
            <text:p>0</text:p>
          </table:table-cell>
          <table:table-cell table:style-name="ce42" table:formula="of:=[.C3]/COUNTA([.I$2:.I1001])" office:value-type="string" office:string-value="" calcext:value-type="error">
            <text:p>#DIV/0!</text:p>
          </table:table-cell>
          <table:table-cell table:style-name="ce6"/>
          <table:table-cell table:style-name="ce47" table:formula="of:=IFERROR(__xludf.dummyfunction(&quot;INDEX(SPLIT(E3,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office:value-type="string" calcext:value-type="string">
            <text:p>Subjective</text:p>
          </table:table-cell>
          <table:table-cell table:style-name="ce31" office:value-type="string" calcext:value-type="string">
            <text:p>Subjective content</text:p>
          </table:table-cell>
          <table:table-cell table:style-name="ce31" table:formula="of:=COUNTIF([.I$1:.I$1048576];[.A4])" office:value-type="float" office:value="0" calcext:value-type="float">
            <text:p>0</text:p>
          </table:table-cell>
          <table:table-cell table:style-name="ce42" table:formula="of:=[.C4]/COUNTA([.I$2:.I1002])" office:value-type="string" office:string-value="" calcext:value-type="error">
            <text:p>#DIV/0!</text:p>
          </table:table-cell>
          <table:table-cell table:style-name="ce6"/>
          <table:table-cell table:style-name="ce47" table:formula="of:=IFERROR(__xludf.dummyfunction(&quot;INDEX(SPLIT(E4,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office:value-type="string" calcext:value-type="string">
            <text:p>Newsworthy</text:p>
          </table:table-cell>
          <table:table-cell table:style-name="ce31" office:value-type="string" calcext:value-type="string">
            <text:p>Newsworthy (non-enumerable)</text:p>
          </table:table-cell>
          <table:table-cell table:style-name="ce31" table:formula="of:=COUNTIF([.I$1:.I$1048576];[.A5])" office:value-type="float" office:value="0" calcext:value-type="float">
            <text:p>0</text:p>
          </table:table-cell>
          <table:table-cell table:style-name="ce42" table:formula="of:=[.C5]/COUNTA([.I$2:.I1003])" office:value-type="string" office:string-value="" calcext:value-type="error">
            <text:p>#DIV/0!</text:p>
          </table:table-cell>
          <table:table-cell table:style-name="ce6"/>
          <table:table-cell table:style-name="ce47" table:formula="of:=IFERROR(__xludf.dummyfunction(&quot;INDEX(SPLIT(E5,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style-name="ce31" office:value-type="string" calcext:value-type="string">
            <text:p>Total</text:p>
          </table:table-cell>
          <table:table-cell table:style-name="ce40" table:formula="of:=SUM([.C2:.C5])" office:value-type="float" office:value="0" calcext:value-type="float">
            <text:p>0</text:p>
          </table:table-cell>
          <table:table-cell table:style-name="ce43" table:formula="of:=SUM([.D2:.D5])" office:value-type="string" office:string-value="" calcext:value-type="error">
            <text:p>#DIV/0!</text:p>
          </table:table-cell>
          <table:table-cell table:style-name="ce6"/>
          <table:table-cell table:style-name="ce47" table:formula="of:=IFERROR(__xludf.dummyfunction(&quot;INDEX(SPLIT(E6,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3"/>
          <table:table-cell table:style-name="ce31" office:value-type="string" calcext:value-type="string">
            <text:p>Precision</text:p>
          </table:table-cell>
          <table:table-cell table:style-name="ce12" table:formula="of:=SUM([.C5])" office:value-type="float" office:value="0" calcext:value-type="float">
            <text:p>0</text:p>
          </table:table-cell>
          <table:table-cell table:style-name="ce12" table:formula="of:=SUM([.D5])" office:value-type="string" office:string-value="" calcext:value-type="error">
            <text:p>#DIV/0!</text:p>
          </table:table-cell>
          <table:table-cell table:style-name="ce6"/>
          <table:table-cell table:style-name="ce47" table:formula="of:=IFERROR(__xludf.dummyfunction(&quot;INDEX(SPLIT(E7,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3"/>
          <table:table-cell table:style-name="ce31" office:value-type="string" calcext:value-type="string">
            <text:p>Precision (with redundancy)</text:p>
          </table:table-cell>
          <table:table-cell table:style-name="ce12" table:formula="of:=[.C2]+[.C4]" office:value-type="float" office:value="0" calcext:value-type="float">
            <text:p>0</text:p>
          </table:table-cell>
          <table:table-cell table:style-name="ce12" table:formula="of:=SUM([.D5]) + [.D2]" office:value-type="string" office:string-value="" calcext:value-type="error">
            <text:p>#DIV/0!</text:p>
          </table:table-cell>
          <table:table-cell table:style-name="ce6"/>
          <table:table-cell table:style-name="ce47" table:formula="of:=IFERROR(__xludf.dummyfunction(&quot;INDEX(SPLIT(E8,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3"/>
          <table:table-cell table:style-name="ce6"/>
          <table:table-cell table:style-name="ce47" table:formula="of:=IFERROR(__xludf.dummyfunction(&quot;INDEX(SPLIT(E9,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4" office:value-type="string" calcext:value-type="string" table:number-columns-spanned="3" table:number-rows-spanned="1">
            <text:p>In SEER</text:p>
          </table:table-cell>
          <table:covered-table-cell table:number-columns-repeated="2"/>
          <table:table-cell table:style-name="ce15" table:formula="of:=IFERROR(__xludf.dummyfunction(&quot;COUNTIF(FILTER(J2:J1000, I2:I1000=&quot;&quot;Newsworthy&quot;&quot;), TRUE)/C5&quot;);&quot;#DIV/0!&quot;)" office:value-type="string" office:string-value="#DIV/0!" calcext:value-type="string">
            <text:p>#DIV/0!</text:p>
          </table:table-cell>
          <table:table-cell table:style-name="ce6"/>
          <table:table-cell table:style-name="ce47" table:formula="of:=IFERROR(__xludf.dummyfunction(&quot;INDEX(SPLIT(E10,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4" office:value-type="string" calcext:value-type="string" table:number-columns-spanned="3" table:number-rows-spanned="1">
            <text:p>Not in SEER</text:p>
          </table:table-cell>
          <table:covered-table-cell table:number-columns-repeated="2"/>
          <table:table-cell table:style-name="ce15" table:formula="of:=IFERROR(__xludf.dummyfunction(&quot;1-COUNTIF(FILTER(J2:J1000, I2:I1000=&quot;&quot;Newsworthy&quot;&quot;), TRUE)/C5&quot;);&quot;#DIV/0!&quot;)" office:value-type="string" office:string-value="#DIV/0!" calcext:value-type="string">
            <text:p>#DIV/0!</text:p>
          </table:table-cell>
          <table:table-cell table:style-name="ce6"/>
          <table:table-cell table:style-name="ce47" table:formula="of:=IFERROR(__xludf.dummyfunction(&quot;INDEX(SPLIT(E11,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7"/>
          <table:table-cell table:style-name="ce38" table:number-columns-repeated="2"/>
          <table:table-cell table:style-name="ce6"/>
          <table:table-cell table:style-name="ce47" table:formula="of:=IFERROR(__xludf.dummyfunction(&quot;INDEX(SPLIT(E12,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1" table:number-columns-repeated="2"/>
          <table:table-cell table:style-name="ce6"/>
          <table:table-cell table:style-name="ce47" table:formula="of:=IFERROR(__xludf.dummyfunction(&quot;INDEX(SPLIT(E13,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1"/>
          <table:table-cell table:style-name="ce41"/>
          <table:table-cell table:style-name="ce3"/>
          <table:table-cell table:style-name="ce6"/>
          <table:table-cell table:style-name="ce47" table:formula="of:=IFERROR(__xludf.dummyfunction(&quot;INDEX(SPLIT(E14,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1"/>
          <table:table-cell table:style-name="ce41"/>
          <table:table-cell table:style-name="ce3"/>
          <table:table-cell table:style-name="ce6"/>
          <table:table-cell table:style-name="ce47" table:formula="of:=IFERROR(__xludf.dummyfunction(&quot;INDEX(SPLIT(E15,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1"/>
          <table:table-cell table:style-name="ce41"/>
          <table:table-cell table:style-name="ce3"/>
          <table:table-cell table:style-name="ce6"/>
          <table:table-cell table:style-name="ce47" table:formula="of:=IFERROR(__xludf.dummyfunction(&quot;INDEX(SPLIT(E16,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1"/>
          <table:table-cell table:style-name="ce41"/>
          <table:table-cell table:style-name="ce3"/>
          <table:table-cell table:style-name="ce6"/>
          <table:table-cell table:style-name="ce47" table:formula="of:=IFERROR(__xludf.dummyfunction(&quot;INDEX(SPLIT(E17,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5"/>
          <table:table-cell table:style-name="ce1"/>
          <table:table-cell table:style-name="ce6"/>
          <table:table-cell table:style-name="ce3"/>
          <table:table-cell table:style-name="ce6"/>
          <table:table-cell table:style-name="ce47" table:formula="of:=IFERROR(__xludf.dummyfunction(&quot;INDEX(SPLIT(E18,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number-columns-repeated="4"/>
          <table:table-cell table:style-name="ce6"/>
          <table:table-cell table:style-name="ce47" table:formula="of:=IFERROR(__xludf.dummyfunction(&quot;INDEX(SPLIT(E19,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1"/>
          <table:table-cell table:style-name="ce6"/>
          <table:table-cell table:style-name="ce12"/>
          <table:table-cell table:style-name="ce6"/>
          <table:table-cell table:style-name="ce47" table:formula="of:=IFERROR(__xludf.dummyfunction(&quot;INDEX(SPLIT(E20,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1"/>
          <table:table-cell table:style-name="ce6"/>
          <table:table-cell table:style-name="ce12"/>
          <table:table-cell table:style-name="ce6"/>
          <table:table-cell table:style-name="ce47" table:formula="of:=IFERROR(__xludf.dummyfunction(&quot;INDEX(SPLIT(E21,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1"/>
          <table:table-cell table:style-name="ce6"/>
          <table:table-cell table:style-name="ce12"/>
          <table:table-cell table:style-name="ce6"/>
          <table:table-cell table:style-name="ce47" table:formula="of:=IFERROR(__xludf.dummyfunction(&quot;INDEX(SPLIT(E22,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1"/>
          <table:table-cell table:style-name="ce6"/>
          <table:table-cell table:style-name="ce12"/>
          <table:table-cell table:style-name="ce6"/>
          <table:table-cell table:style-name="ce47" table:formula="of:=IFERROR(__xludf.dummyfunction(&quot;INDEX(SPLIT(E23,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1"/>
          <table:table-cell table:style-name="ce6"/>
          <table:table-cell table:style-name="ce12"/>
          <table:table-cell table:style-name="ce6"/>
          <table:table-cell table:style-name="ce47" table:formula="of:=IFERROR(__xludf.dummyfunction(&quot;INDEX(SPLIT(E24,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12"/>
          <table:table-cell table:style-name="ce6"/>
          <table:table-cell table:style-name="ce47" table:formula="of:=IFERROR(__xludf.dummyfunction(&quot;INDEX(SPLIT(E25,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6"/>
          <table:table-cell table:style-name="ce47" table:formula="of:=IFERROR(__xludf.dummyfunction(&quot;INDEX(SPLIT(E26,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6"/>
          <table:table-cell table:style-name="ce47" table:formula="of:=IFERROR(__xludf.dummyfunction(&quot;INDEX(SPLIT(E27,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6"/>
          <table:table-cell table:style-name="ce47" table:formula="of:=IFERROR(__xludf.dummyfunction(&quot;INDEX(SPLIT(E28,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44"/>
          <table:table-cell table:style-name="ce47" table:formula="of:=IFERROR(__xludf.dummyfunction(&quot;INDEX(SPLIT(E29,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45"/>
          <table:table-cell table:style-name="ce47" table:formula="of:=IFERROR(__xludf.dummyfunction(&quot;INDEX(SPLIT(E30, char(10))+60*60*2, 0, 1)/86400+date(1970,1,1)&quot;);&quot;#VALUE!&quot;)" office:value-type="string" office:string-value="#VALUE!" calcext:value-type="string">
            <text:p>#VALUE!</text:p>
          </table:table-cell>
          <table:table-cell table:style-name="ce31" table:number-columns-repeated="2"/>
          <table:table-cell table:style-name="ce49"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38"/>
          <table:table-cell table:style-name="ce47" table:formula="of:=IFERROR(__xludf.dummyfunction(&quot;INDEX(SPLIT(E3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38"/>
          <table:table-cell table:style-name="ce47" table:formula="of:=IFERROR(__xludf.dummyfunction(&quot;INDEX(SPLIT(E3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38"/>
          <table:table-cell table:style-name="ce47" table:formula="of:=IFERROR(__xludf.dummyfunction(&quot;INDEX(SPLIT(E3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12"/>
          <table:table-cell table:style-name="ce38"/>
          <table:table-cell table:style-name="ce47" table:formula="of:=IFERROR(__xludf.dummyfunction(&quot;INDEX(SPLIT(E3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12"/>
          <table:table-cell table:style-name="ce38"/>
          <table:table-cell table:style-name="ce47" table:formula="of:=IFERROR(__xludf.dummyfunction(&quot;INDEX(SPLIT(E3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12"/>
          <table:table-cell table:style-name="ce38"/>
          <table:table-cell table:style-name="ce47" table:formula="of:=IFERROR(__xludf.dummyfunction(&quot;INDEX(SPLIT(E3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12"/>
          <table:table-cell table:style-name="ce38"/>
          <table:table-cell table:style-name="ce47" table:formula="of:=IFERROR(__xludf.dummyfunction(&quot;INDEX(SPLIT(E3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12"/>
          <table:table-cell table:style-name="ce38"/>
          <table:table-cell table:style-name="ce47" table:formula="of:=IFERROR(__xludf.dummyfunction(&quot;INDEX(SPLIT(E3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12"/>
          <table:table-cell table:style-name="ce38"/>
          <table:table-cell table:style-name="ce47" table:formula="of:=IFERROR(__xludf.dummyfunction(&quot;INDEX(SPLIT(E3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12"/>
          <table:table-cell table:style-name="ce38"/>
          <table:table-cell table:style-name="ce47" table:formula="of:=IFERROR(__xludf.dummyfunction(&quot;INDEX(SPLIT(E4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12"/>
          <table:table-cell table:style-name="ce38"/>
          <table:table-cell table:style-name="ce47" table:formula="of:=IFERROR(__xludf.dummyfunction(&quot;INDEX(SPLIT(E4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38"/>
          <table:table-cell table:style-name="ce47" table:formula="of:=IFERROR(__xludf.dummyfunction(&quot;INDEX(SPLIT(E4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3"/>
          <table:table-cell table:style-name="ce39" table:number-columns-repeated="3"/>
          <table:table-cell table:style-name="ce38"/>
          <table:table-cell table:style-name="ce47" table:formula="of:=IFERROR(__xludf.dummyfunction(&quot;INDEX(SPLIT(E4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3"/>
          <table:table-cell table:style-name="ce39" table:number-columns-repeated="3"/>
          <table:table-cell table:style-name="ce38"/>
          <table:table-cell table:style-name="ce47" table:formula="of:=IFERROR(__xludf.dummyfunction(&quot;INDEX(SPLIT(E4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0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0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0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0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0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0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0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0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0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0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1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1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1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1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1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1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1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1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1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1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2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2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2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2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2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2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2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2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2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2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3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3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3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3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3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3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3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3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3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3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4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4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4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4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4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4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4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4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4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4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5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5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5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5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5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5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5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5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5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5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6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6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6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6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6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6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6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6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6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6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7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7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7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7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7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7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7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7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7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7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8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8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8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8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8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8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8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8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8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8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9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9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9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9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9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9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9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9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9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19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0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0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0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0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0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0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0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0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0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0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1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1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1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1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1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1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1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1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1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1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2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2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2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2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2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2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2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2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2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2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3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3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3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3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3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3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3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3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3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3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4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4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4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4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4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4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4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4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4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4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5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5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5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5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5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5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5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5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5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5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6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6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6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6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6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6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6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6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6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6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7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7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7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7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7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7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7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7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7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7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8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8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8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8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8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8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8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8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8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8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9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9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9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9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9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9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9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9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9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29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0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0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0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0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0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0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0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0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0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0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1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1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1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1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1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1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1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1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1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1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2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2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2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2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2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2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2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2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2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2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3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3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3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3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3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3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3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3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3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3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4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4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4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4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4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4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4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4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4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4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5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5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5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5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5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5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5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5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5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5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6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6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6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6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6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6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6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6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6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6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7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7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7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7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7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7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7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7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7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7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8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8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8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8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8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8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8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8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8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8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9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9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9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9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9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9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9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9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9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39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0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0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0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0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0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0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0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0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0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0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1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1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1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1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1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1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1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1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1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1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2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2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2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2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2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2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2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2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2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2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3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3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3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3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3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3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3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3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3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3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4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4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4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4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4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4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4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4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4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4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5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5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5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5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5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5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5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5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5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5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6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6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6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6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6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6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6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6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6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6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7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7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7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7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7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7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7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7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7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7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8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8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8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8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8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8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8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8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8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8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9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9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9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9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9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9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9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9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9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49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0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0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0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0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0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0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0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0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0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0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1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1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1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1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1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1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1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1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1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1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2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2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2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2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2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2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2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2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2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2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3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3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3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3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3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3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3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3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3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3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4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4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4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4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4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4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4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4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4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4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5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5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5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5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5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5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5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5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5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5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6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6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6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6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6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6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6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6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6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6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7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7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7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7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7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7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7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7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7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7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8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8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8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8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8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8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8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8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8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8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9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9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9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9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9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9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9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9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9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59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0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0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0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0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0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0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0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0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0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0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1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1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1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1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1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1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1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1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1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1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2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2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2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2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2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2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2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2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2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2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3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3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3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3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3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3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3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3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3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3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4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4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4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4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4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4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4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4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4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4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5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5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5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5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5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5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5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5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5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5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6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6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6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6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6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6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6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6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6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6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7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7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7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7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7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7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7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7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7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7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8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8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8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8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8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8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8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8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8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8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9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9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9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9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9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9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9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9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9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69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0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0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0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0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0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0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0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0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0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0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1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1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1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1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1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1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1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1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1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1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2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2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2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2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2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2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2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2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2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2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3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3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3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3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3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3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3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3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3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3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4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4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4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4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4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4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4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4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4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4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5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5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5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5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5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5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5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5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5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5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6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6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6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6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6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6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6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6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6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6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7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7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7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7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7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7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7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7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7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7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8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8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8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8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8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8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8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8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8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8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9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9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9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9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9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9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9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9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9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79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0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0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0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0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0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0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0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0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0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0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1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1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1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1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1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1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1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1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1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1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2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2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2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2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2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2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2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2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2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2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3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3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3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3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3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3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3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3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3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3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4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4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4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4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4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4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4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4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4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4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5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5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5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5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5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5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5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5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5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5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6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6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6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6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6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6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6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6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6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6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7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7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7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7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7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7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7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7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7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7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8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8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8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8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8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8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8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8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8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8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9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9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9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9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9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9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9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9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9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89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0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0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0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0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0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0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0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0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0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0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1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1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1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1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1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1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1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1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1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1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2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2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2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2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2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2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2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2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2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2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3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3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3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3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3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3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3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3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3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3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4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4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4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4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4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4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4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4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4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4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5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5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5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5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5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5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5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5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5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5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6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6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6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6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6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6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6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6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6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6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7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7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7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7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7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7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7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7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78,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79,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80,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81,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82,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83,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84,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85,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86,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formula="of:=IFERROR(__xludf.dummyfunction(&quot;INDEX(SPLIT(E987, char(10))+60*60*2, 0, 1)/86400+date(1970,1,1)&quot;);&quot;#VALUE!&quot;)" office:value-type="string" office:string-value="#VALUE!" calcext:value-type="string">
            <text:p>#VALUE!</text:p>
          </table:table-cell>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table-cell table:style-name="ce31"/>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table-cell table:style-name="ce31"/>
          <table:table-cell table:style-name="ce50" table:content-validation-name="val1"/>
          <table:table-cell table:style-name="ce31" table:formula="of:=FALSE()" office:value-type="float" office:value="0" calcext:value-type="float">
            <text:p>0</text:p>
          </table:table-cell>
          <table:table-cell table:number-columns-repeated="1014"/>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Template (clean)'.I1:'Template (clean)'.I1000">
            <calcext:condition calcext:apply-style-name="ConditionalStyle_1" calcext:value="=&quot;Valid&quot;" calcext:base-cell-address="'Template (clean)'.I1"/>
          </calcext:conditional-format>
        </calcext:conditional-formats>
      </table:table>
      <table:table table:name="day-6" table:style-name="ta4">
        <table:table-column table:style-name="co1"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36"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46"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51" office:value-type="string" calcext:value-type="string">
            <text:p>Type</text:p>
          </table:table-cell>
          <table:table-cell table:style-name="ce1" office:value-type="string" calcext:value-type="string">
            <text:p>In SEER</text:p>
          </table:table-cell>
          <table:table-cell table:style-name="ce1" office:value-type="string" calcext:value-type="string">
            <text:p>Notes</text:p>
          </table:table-cell>
          <table:table-cell table:number-columns-repeated="1013"/>
        </table:table-row>
        <table:table-row table:style-name="ro1">
          <table:table-cell table:style-name="ce1" office:value-type="string" calcext:value-type="string">
            <text:p>Redundant</text:p>
          </table:table-cell>
          <table:table-cell table:style-name="ce31" office:value-type="string" calcext:value-type="string">
            <text:p>Already reported, no new information</text:p>
          </table:table-cell>
          <table:table-cell table:style-name="ce31" table:formula="of:=COUNTIF([.I$1:.I$1048576];[.A2])" office:value-type="float" office:value="0" calcext:value-type="float">
            <text:p>0</text:p>
          </table:table-cell>
          <table:table-cell table:style-name="ce42" table:formula="of:=[.C2]/COUNTA([.I$2:.I1000])" office:value-type="percentage" office:value="0" calcext:value-type="percentage">
            <text:p>0.00%</text:p>
          </table:table-cell>
          <table:table-cell table:style-name="ce31" office:value-type="float" office:value="1662801756" calcext:value-type="float">
            <text:p>1662801756</text:p>
          </table:table-cell>
          <table:table-cell table:style-name="ce47" table:formula="of:=IFERROR(__xludf.dummyfunction(&quot;INDEX(SPLIT(E2, char(10))+60*60*2, 0, 1)/86400+date(1970,1,1)&quot;);44814.4740277778)" office:value-type="date" office:date-value="2022-09-10T11:22:36.192" calcext:value-type="date">
            <text:p>9/10/2022 11:22:36</text:p>
          </table:table-cell>
          <table:table-cell table:style-name="ce31" office:value-type="string" calcext:value-type="string">
            <text:p>[["blair", 1.0]]</text:p>
          </table:table-cell>
          <table:table-cell table:style-name="ce31" office:value-type="string" calcext:value-type="string">
            <text:p>Blair and Starmer, Brown and Johnson. Kinnock, Miliband, Blair, Brown, Starmer. Starmer trying to listen to Blair 😂. And Brown and Johnson pretending to be buddies. What fascinating viewing 🤓. I see Blair is there with Starmer Khan.</text:p>
          </table:table-cell>
          <table:table-cell table:style-name="ce52" table:content-validation-name="val2" office:value-type="string" calcext:value-type="string">
            <text:p>Newsworthy</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office:value-type="string" calcext:value-type="string">
            <text:p>Noise</text:p>
          </table:table-cell>
          <table:table-cell table:style-name="ce31" office:value-type="string" calcext:value-type="string">
            <text:p>Unrelated to the event or illegible</text:p>
          </table:table-cell>
          <table:table-cell table:style-name="ce31" table:formula="of:=COUNTIF([.I$1:.I$1048576];[.A3])" office:value-type="float" office:value="0" calcext:value-type="float">
            <text:p>0</text:p>
          </table:table-cell>
          <table:table-cell table:style-name="ce42" table:formula="of:=[.C3]/COUNTA([.I$2:.I1001])" office:value-type="percentage" office:value="0" calcext:value-type="percentage">
            <text:p>0.00%</text:p>
          </table:table-cell>
          <table:table-cell table:style-name="ce6"/>
          <table:table-cell table:style-name="ce47"/>
          <table:table-cell table:style-name="ce31" table:number-columns-repeated="2"/>
          <table:table-cell table:style-name="ce53"/>
          <table:table-cell table:number-columns-repeated="1015"/>
        </table:table-row>
        <table:table-row table:style-name="ro1">
          <table:table-cell table:style-name="ce1" office:value-type="string" calcext:value-type="string">
            <text:p>Subjective</text:p>
          </table:table-cell>
          <table:table-cell table:style-name="ce31" office:value-type="string" calcext:value-type="string">
            <text:p>Subjective content</text:p>
          </table:table-cell>
          <table:table-cell table:style-name="ce31" table:formula="of:=COUNTIF([.I$1:.I$1048576];[.A4])" office:value-type="float" office:value="0" calcext:value-type="float">
            <text:p>0</text:p>
          </table:table-cell>
          <table:table-cell table:style-name="ce42" table:formula="of:=[.C4]/COUNTA([.I$2:.I1002])" office:value-type="percentage" office:value="0" calcext:value-type="percentage">
            <text:p>0.00%</text:p>
          </table:table-cell>
          <table:table-cell table:style-name="ce6"/>
          <table:table-cell table:style-name="ce47"/>
          <table:table-cell table:style-name="ce31" table:number-columns-repeated="2"/>
          <table:table-cell table:style-name="ce53"/>
          <table:table-cell table:number-columns-repeated="1015"/>
        </table:table-row>
        <table:table-row table:style-name="ro1">
          <table:table-cell table:style-name="ce1" office:value-type="string" calcext:value-type="string">
            <text:p>Newsworthy</text:p>
          </table:table-cell>
          <table:table-cell table:style-name="ce31" office:value-type="string" calcext:value-type="string">
            <text:p>Newsworthy (non-enumerable)</text:p>
          </table:table-cell>
          <table:table-cell table:style-name="ce31" table:formula="of:=COUNTIF([.I$1:.I$1048576];[.A5])" office:value-type="float" office:value="1" calcext:value-type="float">
            <text:p>1</text:p>
          </table:table-cell>
          <table:table-cell table:style-name="ce42" table:formula="of:=[.C5]/COUNTA([.I$2:.I1003])" office:value-type="percentage" office:value="1" calcext:value-type="percentage">
            <text:p>100.00%</text:p>
          </table:table-cell>
          <table:table-cell table:style-name="ce6"/>
          <table:table-cell table:style-name="ce47"/>
          <table:table-cell table:style-name="ce31" table:number-columns-repeated="2"/>
          <table:table-cell table:style-name="ce53"/>
          <table:table-cell table:number-columns-repeated="1015"/>
        </table:table-row>
        <table:table-row table:style-name="ro1">
          <table:table-cell table:style-name="ce32"/>
          <table:table-cell table:style-name="ce31" office:value-type="string" calcext:value-type="string">
            <text:p>Total</text:p>
          </table:table-cell>
          <table:table-cell table:style-name="ce40" table:formula="of:=SUM([.C2:.C5])" office:value-type="float" office:value="1" calcext:value-type="float">
            <text:p>1</text:p>
          </table:table-cell>
          <table:table-cell table:style-name="ce43" table:formula="of:=SUM([.D2:.D5])" office:value-type="percentage" office:value="1" calcext:value-type="percentage">
            <text:p>100%</text:p>
          </table:table-cell>
          <table:table-cell table:style-name="ce6"/>
          <table:table-cell table:style-name="ce47"/>
          <table:table-cell table:style-name="ce31" table:number-columns-repeated="2"/>
          <table:table-cell table:style-name="ce53"/>
          <table:table-cell table:number-columns-repeated="1015"/>
        </table:table-row>
        <table:table-row table:style-name="ro1">
          <table:table-cell table:style-name="ce33"/>
          <table:table-cell table:style-name="ce31" office:value-type="string" calcext:value-type="string">
            <text:p>Precision</text:p>
          </table:table-cell>
          <table:table-cell table:style-name="ce12" table:formula="of:=SUM([.C5])" office:value-type="float" office:value="1" calcext:value-type="float">
            <text:p>1</text:p>
          </table:table-cell>
          <table:table-cell table:style-name="ce15" table:formula="of:=SUM([.D5])" office:value-type="percentage" office:value="1" calcext:value-type="percentage">
            <text:p>100.00%</text:p>
          </table:table-cell>
          <table:table-cell table:style-name="ce6"/>
          <table:table-cell table:style-name="ce47"/>
          <table:table-cell table:style-name="ce31" table:number-columns-repeated="2"/>
          <table:table-cell table:style-name="ce53"/>
          <table:table-cell table:number-columns-repeated="1015"/>
        </table:table-row>
        <table:table-row table:style-name="ro1">
          <table:table-cell table:style-name="ce33"/>
          <table:table-cell table:style-name="ce31" office:value-type="string" calcext:value-type="string">
            <text:p>Precision (with redundancy)</text:p>
          </table:table-cell>
          <table:table-cell table:style-name="ce12" table:formula="of:=[.C2]+[.C4]" office:value-type="float" office:value="0" calcext:value-type="float">
            <text:p>0</text:p>
          </table:table-cell>
          <table:table-cell table:style-name="ce15" table:formula="of:=SUM([.D5]) + [.D2]" office:value-type="percentage" office:value="1" calcext:value-type="percentage">
            <text:p>100.00%</text:p>
          </table:table-cell>
          <table:table-cell table:style-name="ce6"/>
          <table:table-cell table:style-name="ce47"/>
          <table:table-cell table:style-name="ce31" table:number-columns-repeated="2"/>
          <table:table-cell table:style-name="ce53"/>
          <table:table-cell table:number-columns-repeated="1015"/>
        </table:table-row>
        <table:table-row table:style-name="ro1">
          <table:table-cell table:style-name="ce32"/>
          <table:table-cell table:number-columns-repeated="3"/>
          <table:table-cell table:style-name="ce6"/>
          <table:table-cell table:style-name="ce47"/>
          <table:table-cell table:style-name="ce31" table:number-columns-repeated="2"/>
          <table:table-cell table:style-name="ce53"/>
          <table:table-cell table:number-columns-repeated="1015"/>
        </table:table-row>
        <table:table-row table:style-name="ro1">
          <table:table-cell table:style-name="ce34" office:value-type="string" calcext:value-type="string" table:number-columns-spanned="3" table:number-rows-spanned="1">
            <text:p>In SEER</text:p>
          </table:table-cell>
          <table:covered-table-cell table:number-columns-repeated="2"/>
          <table:table-cell table:style-name="ce15" table:formula="of:=IFERROR(__xludf.dummyfunction(&quot;COUNTIF(FILTER(J2:J1000, I2:I1000=&quot;&quot;Newsworthy&quot;&quot;), TRUE)/C5&quot;);0)" office:value-type="percentage" office:value="0" calcext:value-type="percentage">
            <text:p>0.00%</text:p>
          </table:table-cell>
          <table:table-cell table:style-name="ce6"/>
          <table:table-cell table:style-name="ce47"/>
          <table:table-cell table:style-name="ce31" table:number-columns-repeated="2"/>
          <table:table-cell table:style-name="ce53"/>
          <table:table-cell table:number-columns-repeated="1015"/>
        </table:table-row>
        <table:table-row table:style-name="ro1">
          <table:table-cell table:style-name="ce34" office:value-type="string" calcext:value-type="string" table:number-columns-spanned="3" table:number-rows-spanned="1">
            <text:p>Not in SEER</text:p>
          </table:table-cell>
          <table:covered-table-cell table:number-columns-repeated="2"/>
          <table:table-cell table:style-name="ce15" table:formula="of:=IFERROR(__xludf.dummyfunction(&quot;1-COUNTIF(FILTER(J2:J1000, I2:I1000=&quot;&quot;Newsworthy&quot;&quot;), TRUE)/C5&quot;);1)" office:value-type="percentage" office:value="1" calcext:value-type="percentage">
            <text:p>100.00%</text:p>
          </table:table-cell>
          <table:table-cell table:style-name="ce6"/>
          <table:table-cell table:style-name="ce47"/>
          <table:table-cell table:style-name="ce31" table:number-columns-repeated="2"/>
          <table:table-cell table:style-name="ce53"/>
          <table:table-cell table:number-columns-repeated="1015"/>
        </table:table-row>
        <table:table-row table:style-name="ro1">
          <table:table-cell table:style-name="ce1"/>
          <table:table-cell table:style-name="ce37"/>
          <table:table-cell table:style-name="ce38" table:number-columns-repeated="2"/>
          <table:table-cell table:style-name="ce6"/>
          <table:table-cell table:style-name="ce47"/>
          <table:table-cell table:style-name="ce31" table:number-columns-repeated="2"/>
          <table:table-cell table:style-name="ce53"/>
          <table:table-cell table:number-columns-repeated="1015"/>
        </table:table-row>
        <table:table-row table:style-name="ro1">
          <table:table-cell table:style-name="ce1"/>
          <table:table-cell table:style-name="ce38"/>
          <table:table-cell table:style-name="ce1" table:number-columns-repeated="2"/>
          <table:table-cell table:style-name="ce6"/>
          <table:table-cell table:style-name="ce47"/>
          <table:table-cell table:style-name="ce31" table:number-columns-repeated="2"/>
          <table:table-cell table:style-name="ce53"/>
          <table:table-cell table:number-columns-repeated="1015"/>
        </table:table-row>
        <table:table-row table:style-name="ro1" table:number-rows-repeated="3">
          <table:table-cell table:style-name="ce1"/>
          <table:table-cell table:style-name="ce31"/>
          <table:table-cell table:style-name="ce41"/>
          <table:table-cell table:style-name="ce3"/>
          <table:table-cell table:style-name="ce6"/>
          <table:table-cell table:style-name="ce47"/>
          <table:table-cell table:style-name="ce31" table:number-columns-repeated="2"/>
          <table:table-cell table:style-name="ce53"/>
          <table:table-cell table:number-columns-repeated="1015"/>
        </table:table-row>
        <table:table-row table:style-name="ro1">
          <table:table-cell table:style-name="ce1"/>
          <table:table-cell table:style-name="ce31"/>
          <table:table-cell table:style-name="ce41"/>
          <table:table-cell table:style-name="ce3"/>
          <table:table-cell table:style-name="ce6"/>
          <table:table-cell table:style-name="ce47"/>
          <table:table-cell table:style-name="ce31" table:number-columns-repeated="2"/>
          <table:table-cell table:style-name="ce53"/>
          <table:table-cell table:number-columns-repeated="1015"/>
        </table:table-row>
        <table:table-row table:style-name="ro1">
          <table:table-cell table:style-name="ce35"/>
          <table:table-cell table:style-name="ce1"/>
          <table:table-cell table:style-name="ce6"/>
          <table:table-cell table:style-name="ce3"/>
          <table:table-cell table:style-name="ce6"/>
          <table:table-cell table:style-name="ce47"/>
          <table:table-cell table:style-name="ce31" table:number-columns-repeated="2"/>
          <table:table-cell table:style-name="ce53"/>
          <table:table-cell table:number-columns-repeated="1015"/>
        </table:table-row>
        <table:table-row table:style-name="ro1">
          <table:table-cell table:style-name="ce1" table:number-columns-repeated="4"/>
          <table:table-cell table:style-name="ce6"/>
          <table:table-cell table:style-name="ce47"/>
          <table:table-cell table:style-name="ce31" table:number-columns-repeated="2"/>
          <table:table-cell table:style-name="ce53"/>
          <table:table-cell table:number-columns-repeated="1015"/>
        </table:table-row>
        <table:table-row table:style-name="ro1" table:number-rows-repeated="4">
          <table:table-cell table:style-name="ce1"/>
          <table:table-cell table:style-name="ce31"/>
          <table:table-cell table:style-name="ce6"/>
          <table:table-cell table:style-name="ce12"/>
          <table:table-cell table:style-name="ce6"/>
          <table:table-cell table:style-name="ce47"/>
          <table:table-cell table:style-name="ce31" table:number-columns-repeated="2"/>
          <table:table-cell table:style-name="ce53"/>
          <table:table-cell table:number-columns-repeated="1015"/>
        </table:table-row>
        <table:table-row table:style-name="ro1">
          <table:table-cell table:style-name="ce1"/>
          <table:table-cell table:style-name="ce31"/>
          <table:table-cell table:style-name="ce6"/>
          <table:table-cell table:style-name="ce12"/>
          <table:table-cell table:style-name="ce6"/>
          <table:table-cell table:style-name="ce47"/>
          <table:table-cell table:style-name="ce31" table:number-columns-repeated="2"/>
          <table:table-cell table:style-name="ce53"/>
          <table:table-cell table:number-columns-repeated="1015"/>
        </table:table-row>
        <table:table-row table:style-name="ro1">
          <table:table-cell table:style-name="ce1"/>
          <table:table-cell table:style-name="ce38"/>
          <table:table-cell table:style-name="ce6"/>
          <table:table-cell table:style-name="ce12"/>
          <table:table-cell table:style-name="ce6"/>
          <table:table-cell table:style-name="ce47"/>
          <table:table-cell table:style-name="ce31" table:number-columns-repeated="2"/>
          <table:table-cell table:style-name="ce53"/>
          <table:table-cell table:number-columns-repeated="1015"/>
        </table:table-row>
        <table:table-row table:style-name="ro1" table:number-rows-repeated="2">
          <table:table-cell table:style-name="ce1"/>
          <table:table-cell table:style-name="ce38"/>
          <table:table-cell table:style-name="ce6"/>
          <table:table-cell table:style-name="ce31"/>
          <table:table-cell table:style-name="ce6"/>
          <table:table-cell table:style-name="ce47"/>
          <table:table-cell table:style-name="ce31" table:number-columns-repeated="2"/>
          <table:table-cell table:style-name="ce53"/>
          <table:table-cell table:number-columns-repeated="1015"/>
        </table:table-row>
        <table:table-row table:style-name="ro1">
          <table:table-cell table:style-name="ce1"/>
          <table:table-cell table:style-name="ce38"/>
          <table:table-cell table:style-name="ce6"/>
          <table:table-cell table:style-name="ce31"/>
          <table:table-cell table:style-name="ce6"/>
          <table:table-cell table:style-name="ce47"/>
          <table:table-cell table:style-name="ce31" table:number-columns-repeated="2"/>
          <table:table-cell table:style-name="ce53"/>
          <table:table-cell table:number-columns-repeated="1015"/>
        </table:table-row>
        <table:table-row table:style-name="ro1">
          <table:table-cell table:style-name="ce1"/>
          <table:table-cell table:style-name="ce38"/>
          <table:table-cell table:style-name="ce6"/>
          <table:table-cell table:style-name="ce31"/>
          <table:table-cell table:style-name="ce44"/>
          <table:table-cell table:style-name="ce47"/>
          <table:table-cell table:style-name="ce31" table:number-columns-repeated="2"/>
          <table:table-cell table:style-name="ce53"/>
          <table:table-cell table:number-columns-repeated="1015"/>
        </table:table-row>
        <table:table-row table:style-name="ro1">
          <table:table-cell table:style-name="ce1"/>
          <table:table-cell table:style-name="ce38"/>
          <table:table-cell table:style-name="ce6"/>
          <table:table-cell table:style-name="ce31"/>
          <table:table-cell table:style-name="ce45"/>
          <table:table-cell table:style-name="ce47"/>
          <table:table-cell table:style-name="ce31" table:number-columns-repeated="2"/>
          <table:table-cell table:style-name="ce53"/>
          <table:table-cell table:number-columns-repeated="1015"/>
        </table:table-row>
        <table:table-row table:style-name="ro1" table:number-rows-repeated="3">
          <table:table-cell table:style-name="ce1"/>
          <table:table-cell table:style-name="ce38"/>
          <table:table-cell table:style-name="ce6"/>
          <table:table-cell table:style-name="ce31"/>
          <table:table-cell table:style-name="ce38"/>
          <table:table-cell table:style-name="ce47"/>
          <table:table-cell table:style-name="ce31" table:number-columns-repeated="2"/>
          <table:table-cell table:style-name="ce54"/>
          <table:table-cell table:number-columns-repeated="1015"/>
        </table:table-row>
        <table:table-row table:style-name="ro1" table:number-rows-repeated="8">
          <table:table-cell table:style-name="ce1"/>
          <table:table-cell table:style-name="ce38"/>
          <table:table-cell table:style-name="ce6"/>
          <table:table-cell table:style-name="ce12"/>
          <table:table-cell table:style-name="ce38"/>
          <table:table-cell table:style-name="ce47"/>
          <table:table-cell table:style-name="ce31" table:number-columns-repeated="2"/>
          <table:table-cell table:style-name="ce54"/>
          <table:table-cell table:number-columns-repeated="1015"/>
        </table:table-row>
        <table:table-row table:style-name="ro1">
          <table:table-cell table:style-name="ce1"/>
          <table:table-cell table:style-name="ce38"/>
          <table:table-cell table:style-name="ce6"/>
          <table:table-cell table:style-name="ce31"/>
          <table:table-cell table:style-name="ce38"/>
          <table:table-cell table:style-name="ce47"/>
          <table:table-cell table:style-name="ce31" table:number-columns-repeated="2"/>
          <table:table-cell table:style-name="ce54"/>
          <table:table-cell table:number-columns-repeated="1015"/>
        </table:table-row>
        <table:table-row table:style-name="ro1" table:number-rows-repeated="2">
          <table:table-cell table:style-name="ce33"/>
          <table:table-cell table:style-name="ce39" table:number-columns-repeated="3"/>
          <table:table-cell table:style-name="ce38"/>
          <table:table-cell table:style-name="ce47"/>
          <table:table-cell table:style-name="ce31" table:number-columns-repeated="2"/>
          <table:table-cell table:style-name="ce54"/>
          <table:table-cell table:number-columns-repeated="1015"/>
        </table:table-row>
        <table:table-row table:style-name="ro1" table:number-rows-repeated="7">
          <table:table-cell table:style-name="ce32"/>
          <table:table-cell table:number-columns-repeated="4"/>
          <table:table-cell table:style-name="ce47"/>
          <table:table-cell table:style-name="ce31" table:number-columns-repeated="2"/>
          <table:table-cell table:style-name="ce54"/>
          <table:table-cell table:number-columns-repeated="1015"/>
        </table:table-row>
        <table:table-row table:style-name="ro1" table:number-rows-repeated="936">
          <table:table-cell table:style-name="ce32"/>
          <table:table-cell table:number-columns-repeated="4"/>
          <table:table-cell table:style-name="ce47"/>
          <table:table-cell table:style-name="ce31" table:number-columns-repeated="2"/>
          <table:table-cell table:style-name="ce54"/>
          <table:table-cell table:number-columns-repeated="1015"/>
        </table:table-row>
        <table:table-row table:style-name="ro1">
          <table:table-cell table:style-name="ce32"/>
          <table:table-cell table:number-columns-repeated="4"/>
          <table:table-cell table:style-name="ce47"/>
          <table:table-cell table:style-name="ce31" table:number-columns-repeated="2"/>
          <table:table-cell table:style-name="ce55" table:content-validation-name="val2"/>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55" table:content-validation-name="val2"/>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55" table:content-validation-name="val2"/>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55" table:content-validation-name="val2"/>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55" table:content-validation-name="val2"/>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55" table:content-validation-name="val2"/>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55" table:content-validation-name="val2"/>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55" table:content-validation-name="val2"/>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55" table:content-validation-name="val2"/>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55" table:content-validation-name="val2"/>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55" table:content-validation-name="val2"/>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table-cell table:style-name="ce31"/>
          <table:table-cell table:style-name="ce55" table:content-validation-name="val2"/>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table-cell table:style-name="ce31"/>
          <table:table-cell table:style-name="ce55" table:content-validation-name="val2"/>
          <table:table-cell table:style-name="ce31" table:formula="of:=FALSE()" office:value-type="float" office:value="0" calcext:value-type="float">
            <text:p>0</text:p>
          </table:table-cell>
          <table:table-cell table:number-columns-repeated="1014"/>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day-6'.I1:'day-6'.I1000">
            <calcext:condition calcext:apply-style-name="ConditionalStyle_1" calcext:value="=&quot;Newsworthy&quot;" calcext:base-cell-address="'day-6'.I1"/>
          </calcext:conditional-format>
        </calcext:conditional-formats>
      </table:table>
      <table:table table:name="day-5" table:style-name="ta5">
        <table:table-column table:style-name="co1"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36"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46"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56" office:value-type="string" calcext:value-type="string">
            <text:p>Type</text:p>
          </table:table-cell>
          <table:table-cell table:style-name="ce1" office:value-type="string" calcext:value-type="string">
            <text:p>In SEER</text:p>
          </table:table-cell>
          <table:table-cell table:style-name="ce1" office:value-type="string" calcext:value-type="string">
            <text:p>Notes</text:p>
          </table:table-cell>
          <table:table-cell table:number-columns-repeated="1013"/>
        </table:table-row>
        <table:table-row table:style-name="ro1">
          <table:table-cell table:style-name="ce1" office:value-type="string" calcext:value-type="string">
            <text:p>Redundant</text:p>
          </table:table-cell>
          <table:table-cell table:style-name="ce31" office:value-type="string" calcext:value-type="string">
            <text:p>Already reported, no new information</text:p>
          </table:table-cell>
          <table:table-cell table:style-name="ce31" table:formula="of:=COUNTIF([.I$1:.I$1048576];[.A2])" office:value-type="float" office:value="7" calcext:value-type="float">
            <text:p>7</text:p>
          </table:table-cell>
          <table:table-cell table:style-name="ce42" table:formula="of:=[.C2]/COUNTA([.I$2:.I1000])" office:value-type="percentage" office:value="0.583333333333333" calcext:value-type="percentage">
            <text:p>58.33%</text:p>
          </table:table-cell>
          <table:table-cell table:style-name="ce31" office:value-type="float" office:value="1662675825" calcext:value-type="float">
            <text:p>1662675825</text:p>
          </table:table-cell>
          <table:table-cell table:style-name="ce47" table:formula="of:=IFERROR(__xludf.dummyfunction(&quot;INDEX(SPLIT(E2, char(10))+60*60*2, 0, 1)/86400+date(1970,1,1)&quot;);44813.0164930556)" office:value-type="date" office:date-value="2022-09-09T00:23:44.736" calcext:value-type="date">
            <text:p>9/9/2022 0:23:45</text:p>
          </table:table-cell>
          <table:table-cell table:style-name="ce31" office:value-type="string" calcext:value-type="string">
            <text:p>[["execut", 0.6500725553791094], ["hay", 0.6139367701288451], ["winston", 0.4477580987839715]]</text:p>
          </table:table-cell>
          <table:table-cell table:style-name="ce31" office:value-type="string" calcext:value-type="string">
            <text:p>@MirrorPolitics Prime Minister was handed cash for her leadership campaign by Fitriani Hay, the wife of James Hay, a former senior executive at the energy giant. Liz Truss took £100,000 donation from wife of former BP executive.</text:p>
          </table:table-cell>
          <table:table-cell table:style-name="ce57" table:content-validation-name="val3"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office:value-type="string" calcext:value-type="string">
            <text:p>Noise</text:p>
          </table:table-cell>
          <table:table-cell table:style-name="ce31" office:value-type="string" calcext:value-type="string">
            <text:p>Unrelated to the event or illegible</text:p>
          </table:table-cell>
          <table:table-cell table:style-name="ce31" table:formula="of:=COUNTIF([.I$1:.I$1048576];[.A3])" office:value-type="float" office:value="1" calcext:value-type="float">
            <text:p>1</text:p>
          </table:table-cell>
          <table:table-cell table:style-name="ce42" table:formula="of:=[.C3]/COUNTA([.I$2:.I1001])" office:value-type="percentage" office:value="0.0833333333333333" calcext:value-type="percentage">
            <text:p>8.33%</text:p>
          </table:table-cell>
          <table:table-cell table:style-name="ce31" office:value-type="float" office:value="1662677833" calcext:value-type="float">
            <text:p>1662677833</text:p>
          </table:table-cell>
          <table:table-cell table:style-name="ce47" table:formula="of:=IFERROR(__xludf.dummyfunction(&quot;INDEX(SPLIT(E3, char(10))+60*60*2, 0, 1)/86400+date(1970,1,1)&quot;);44813.0397337963)" office:value-type="date" office:date-value="2022-09-09T00:57:12.672" calcext:value-type="date">
            <text:p>9/9/2022 0:57:13</text:p>
          </table:table-cell>
          <table:table-cell table:style-name="ce31" office:value-type="string" calcext:value-type="string">
            <text:p>[["hay", 1.0]]</text:p>
          </table:table-cell>
          <table:table-cell table:style-name="ce31" office:value-type="string" calcext:value-type="string">
            <text:p>The largest donation (£100k) to Truss's tory leadership campaign came from Fitriani Hay the wife of former BP executive David Hay. BREAKING: You will be astonished to hear the Truss campaign’s largest donation was from the wife of a former BP executive x.</text:p>
          </table:table-cell>
          <table:table-cell table:style-name="ce57" table:content-validation-name="val3"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office:value-type="string" calcext:value-type="string">
            <text:p>Subjective</text:p>
          </table:table-cell>
          <table:table-cell table:style-name="ce31" office:value-type="string" calcext:value-type="string">
            <text:p>Subjective content</text:p>
          </table:table-cell>
          <table:table-cell table:style-name="ce31" table:formula="of:=COUNTIF([.I$1:.I$1048576];[.A4])" office:value-type="float" office:value="0" calcext:value-type="float">
            <text:p>0</text:p>
          </table:table-cell>
          <table:table-cell table:style-name="ce42" table:formula="of:=[.C4]/COUNTA([.I$2:.I1002])" office:value-type="percentage" office:value="0" calcext:value-type="percentage">
            <text:p>0.00%</text:p>
          </table:table-cell>
          <table:table-cell table:style-name="ce31" office:value-type="float" office:value="1662679788" calcext:value-type="float">
            <text:p>1662679788</text:p>
          </table:table-cell>
          <table:table-cell table:style-name="ce47" table:formula="of:=IFERROR(__xludf.dummyfunction(&quot;INDEX(SPLIT(E4, char(10))+60*60*2, 0, 1)/86400+date(1970,1,1)&quot;);44813.0623611111)" office:value-type="date" office:date-value="2022-09-09T01:29:47.904" calcext:value-type="date">
            <text:p>9/9/2022 1:29:48</text:p>
          </table:table-cell>
          <table:table-cell table:style-name="ce31" office:value-type="string" calcext:value-type="string">
            <text:p>[["execut", 1.0]]</text:p>
          </table:table-cell>
          <table:table-cell table:style-name="ce31" office:value-type="string" calcext:value-type="string">
            <text:p>Liz Truss reveals campaign donation of £100,000 from wife of ex-BP executive | Liz Truss | The Guardian. That £100k donation to Liz Truss's leadership campaign by the wife of a former BP executive is already looking like an excellent investment.</text:p>
          </table:table-cell>
          <table:table-cell table:style-name="ce57" table:content-validation-name="val3"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office:value-type="string" calcext:value-type="string">
            <text:p>Newsworthy</text:p>
          </table:table-cell>
          <table:table-cell table:style-name="ce31" office:value-type="string" calcext:value-type="string">
            <text:p>Newsworthy (non-enumerable)</text:p>
          </table:table-cell>
          <table:table-cell table:style-name="ce31" table:formula="of:=COUNTIF([.I$1:.I$1048576];[.A5])" office:value-type="float" office:value="4" calcext:value-type="float">
            <text:p>4</text:p>
          </table:table-cell>
          <table:table-cell table:style-name="ce42" table:formula="of:=[.C5]/COUNTA([.I$2:.I1003])" office:value-type="percentage" office:value="0.333333333333333" calcext:value-type="percentage">
            <text:p>33.33%</text:p>
          </table:table-cell>
          <table:table-cell table:style-name="ce31" office:value-type="float" office:value="1662704060" calcext:value-type="float">
            <text:p>1662704060</text:p>
          </table:table-cell>
          <table:table-cell table:style-name="ce47" table:formula="of:=IFERROR(__xludf.dummyfunction(&quot;INDEX(SPLIT(E5, char(10))+60*60*2, 0, 1)/86400+date(1970,1,1)&quot;);44813.343287037)" office:value-type="date" office:date-value="2022-09-09T08:14:20.256" calcext:value-type="date">
            <text:p>9/9/2022 8:14:20</text:p>
          </table:table-cell>
          <table:table-cell table:style-name="ce31" office:value-type="string" calcext:value-type="string">
            <text:p>[["king", 1.0]]</text:p>
          </table:table-cell>
          <table:table-cell table:style-name="ce31" office:value-type="string" calcext:value-type="string">
            <text:p>The Prime Minister Liz Truss has announced the Kings name to be King Charles III God Save The King. Queen Elizabeth death reactions: King Charles, Pres. Biden, Liz Truss. British PM Truss: 'God save the King'.</text:p>
          </table:table-cell>
          <table:table-cell table:style-name="ce57" table:content-validation-name="val3"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style-name="ce31" office:value-type="string" calcext:value-type="string">
            <text:p>Total</text:p>
          </table:table-cell>
          <table:table-cell table:style-name="ce40" table:formula="of:=SUM([.C2:.C5])" office:value-type="float" office:value="12" calcext:value-type="float">
            <text:p>12</text:p>
          </table:table-cell>
          <table:table-cell table:style-name="ce43" table:formula="of:=SUM([.D2:.D5])" office:value-type="percentage" office:value="1" calcext:value-type="percentage">
            <text:p>100%</text:p>
          </table:table-cell>
          <table:table-cell table:style-name="ce31" office:value-type="float" office:value="1662706478" calcext:value-type="float">
            <text:p>1662706478</text:p>
          </table:table-cell>
          <table:table-cell table:style-name="ce47" table:formula="of:=IFERROR(__xludf.dummyfunction(&quot;INDEX(SPLIT(E6, char(10))+60*60*2, 0, 1)/86400+date(1970,1,1)&quot;);44813.3712731481)" office:value-type="date" office:date-value="2022-09-09T08:54:37.728" calcext:value-type="date">
            <text:p>9/9/2022 8:54:38</text:p>
          </table:table-cell>
          <table:table-cell table:style-name="ce31" office:value-type="string" calcext:value-type="string">
            <text:p>[["born", 0.662718829777016], ["winston", 0.5429952728443967], ["1874", 0.5157129883255043]]</text:p>
          </table:table-cell>
          <table:table-cell table:style-name="ce31" office:value-type="string" calcext:value-type="string">
            <text:p>Amazing stat noted on the BBC: The first prime minister to serve Queen Elizabeth -- Winston Churchill -- was born in 1874. The latest -- Liz Truss -- was born 101 years later, in 1975.</text:p>
          </table:table-cell>
          <table:table-cell table:style-name="ce57" table:content-validation-name="val3"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33"/>
          <table:table-cell table:style-name="ce31" office:value-type="string" calcext:value-type="string">
            <text:p>Precision</text:p>
          </table:table-cell>
          <table:table-cell table:style-name="ce12" table:formula="of:=SUM([.C5])" office:value-type="float" office:value="4" calcext:value-type="float">
            <text:p>4</text:p>
          </table:table-cell>
          <table:table-cell table:style-name="ce15" table:formula="of:=SUM([.D5])" office:value-type="percentage" office:value="0.333333333333333" calcext:value-type="percentage">
            <text:p>33.33%</text:p>
          </table:table-cell>
          <table:table-cell table:style-name="ce31" office:value-type="float" office:value="1662722561" calcext:value-type="float">
            <text:p>1662722561</text:p>
          </table:table-cell>
          <table:table-cell table:style-name="ce47" table:formula="of:=IFERROR(__xludf.dummyfunction(&quot;INDEX(SPLIT(E7, char(10))+60*60*2, 0, 1)/86400+date(1970,1,1)&quot;);44813.5574189815)" office:value-type="date" office:date-value="2022-09-09T13:22:41.088" calcext:value-type="date">
            <text:p>9/9/2022 13:22:41</text:p>
          </table:table-cell>
          <table:table-cell table:style-name="ce31" office:value-type="string" calcext:value-type="string">
            <text:p>[["keir", 0.5], ["elizabethii", 0.5], ["reign", 0.5], ["speech", 0.30868058216523164], ["kier", 0.3024194058856482], ["starmer", 0.25151302379380924]]</text:p>
          </table:table-cell>
          <table:table-cell table:style-name="ce31" office:value-type="string" calcext:value-type="string">
            <text:p>Kier starmer showing liz up with this speech love to see it. Keir starmer sounding very prime ministerial in his speech to the House of Commons. ' she did not reign over us, she lived along side us...' Keir Starmer.</text:p>
          </table:table-cell>
          <table:table-cell table:style-name="ce57" table:content-validation-name="val3"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Starmer quote</text:p>
          </table:table-cell>
          <table:table-cell table:number-columns-repeated="1013"/>
        </table:table-row>
        <table:table-row table:style-name="ro1">
          <table:table-cell table:style-name="ce33"/>
          <table:table-cell table:style-name="ce31" office:value-type="string" calcext:value-type="string">
            <text:p>Precision (with redundancy)</text:p>
          </table:table-cell>
          <table:table-cell table:style-name="ce12" table:formula="of:=[.C2]+[.C4]" office:value-type="float" office:value="7" calcext:value-type="float">
            <text:p>7</text:p>
          </table:table-cell>
          <table:table-cell table:style-name="ce15" table:formula="of:=SUM([.D5]) + [.D2]" office:value-type="percentage" office:value="0.9166666667" calcext:value-type="percentage">
            <text:p>91.67%</text:p>
          </table:table-cell>
          <table:table-cell table:style-name="ce31" office:value-type="float" office:value="1662724497" calcext:value-type="float">
            <text:p>1662724497</text:p>
          </table:table-cell>
          <table:table-cell table:style-name="ce47" table:formula="of:=IFERROR(__xludf.dummyfunction(&quot;INDEX(SPLIT(E8, char(10))+60*60*2, 0, 1)/86400+date(1970,1,1)&quot;);44813.5798263889)" office:value-type="date" office:date-value="2022-09-09T13:54:57.312" calcext:value-type="date">
            <text:p>9/9/2022 13:54:57</text:p>
          </table:table-cell>
          <table:table-cell table:style-name="ce31" office:value-type="string" calcext:value-type="string">
            <text:p>[["endur", 1.0]]</text:p>
          </table:table-cell>
          <table:table-cell table:style-name="ce31" office:value-type="string" calcext:value-type="string">
            <text:p>"The Crown endures, our nation endures, and in that spirit I say God save the King." UK Prime Minister Liz Truss says "our lives changed forever" with the death of Queen Elizabeth II, and offers her support to King Charles III..</text:p>
          </table:table-cell>
          <table:table-cell table:style-name="ce57" table:content-validation-name="val3"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Truss quote</text:p>
          </table:table-cell>
          <table:table-cell table:number-columns-repeated="1013"/>
        </table:table-row>
        <table:table-row table:style-name="ro1">
          <table:table-cell table:style-name="ce32"/>
          <table:table-cell table:number-columns-repeated="3"/>
          <table:table-cell table:style-name="ce31" office:value-type="float" office:value="1662738164" calcext:value-type="float">
            <text:p>1662738164</text:p>
          </table:table-cell>
          <table:table-cell table:style-name="ce47" table:formula="of:=IFERROR(__xludf.dummyfunction(&quot;INDEX(SPLIT(E9, char(10))+60*60*2, 0, 1)/86400+date(1970,1,1)&quot;);44813.7380092593)" office:value-type="date" office:date-value="2022-09-09T17:42:44.064" calcext:value-type="date">
            <text:p>9/9/2022 17:42:44</text:p>
          </table:table-cell>
          <table:table-cell table:style-name="ce31" office:value-type="string" calcext:value-type="string">
            <text:p>[["alongsid", 1.0]]</text:p>
          </table:table-cell>
          <table:table-cell table:style-name="ce31" office:value-type="string" calcext:value-type="string">
            <text:p>Lived alongside us', Sir Keir Starmer?. Nice line from @Keir_Starmer in the House of Commons: "She didn't simply reign over us she lived alongside us."</text:p>
          </table:table-cell>
          <table:table-cell table:style-name="ce57" table:content-validation-name="val3"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34" office:value-type="string" calcext:value-type="string" table:number-columns-spanned="3" table:number-rows-spanned="1">
            <text:p>In SEER</text:p>
          </table:table-cell>
          <table:covered-table-cell table:number-columns-repeated="2"/>
          <table:table-cell table:style-name="ce15" table:formula="of:=IFERROR(__xludf.dummyfunction(&quot;COUNTIF(FILTER(J2:J1000, I2:I1000=&quot;&quot;Newsworthy&quot;&quot;), TRUE)/C5&quot;);0.75)" office:value-type="percentage" office:value="0.75" calcext:value-type="percentage">
            <text:p>75.00%</text:p>
          </table:table-cell>
          <table:table-cell table:style-name="ce31" office:value-type="float" office:value="1662743035" calcext:value-type="float">
            <text:p>1662743035</text:p>
          </table:table-cell>
          <table:table-cell table:style-name="ce47" table:formula="of:=IFERROR(__xludf.dummyfunction(&quot;INDEX(SPLIT(E10, char(10))+60*60*2, 0, 1)/86400+date(1970,1,1)&quot;);44813.7943865741)" office:value-type="date" office:date-value="2022-09-09T19:03:55.296" calcext:value-type="date">
            <text:p>9/9/2022 19:03:55</text:p>
          </table:table-cell>
          <table:table-cell table:style-name="ce31" office:value-type="string" calcext:value-type="string">
            <text:p>[["alongsid", 0.7417500711679118], ["reign", 0.6706763988112284]]</text:p>
          </table:table-cell>
          <table:table-cell table:style-name="ce31" office:value-type="string" calcext:value-type="string">
            <text:p>Nice line from @Keir_Starmer in the House of Commons: "She didn't simply reign over us she lived alongside us." 'Lived alongside us', Sir Keir Starmer?.</text:p>
          </table:table-cell>
          <table:table-cell table:style-name="ce57" table:content-validation-name="val3"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34" office:value-type="string" calcext:value-type="string" table:number-columns-spanned="3" table:number-rows-spanned="1">
            <text:p>Not in SEER</text:p>
          </table:table-cell>
          <table:covered-table-cell table:number-columns-repeated="2"/>
          <table:table-cell table:style-name="ce15" table:formula="of:=IFERROR(__xludf.dummyfunction(&quot;1-COUNTIF(FILTER(J2:J1000, I2:I1000=&quot;&quot;Newsworthy&quot;&quot;), TRUE)/C5&quot;);0.25)" office:value-type="percentage" office:value="0.25" calcext:value-type="percentage">
            <text:p>25.00%</text:p>
          </table:table-cell>
          <table:table-cell table:style-name="ce31" office:value-type="float" office:value="1662744884" calcext:value-type="float">
            <text:p>1662744884</text:p>
          </table:table-cell>
          <table:table-cell table:style-name="ce47" table:formula="of:=IFERROR(__xludf.dummyfunction(&quot;INDEX(SPLIT(E11, char(10))+60*60*2, 0, 1)/86400+date(1970,1,1)&quot;);44813.815787037)" office:value-type="date" office:date-value="2022-09-09T19:34:44.256" calcext:value-type="date">
            <text:p>9/9/2022 19:34:44</text:p>
          </table:table-cell>
          <table:table-cell table:style-name="ce31" office:value-type="string" calcext:value-type="string">
            <text:p>[["buckingham", 0.7532206641409127], ["audienc", 0.6577679158419956]]</text:p>
          </table:table-cell>
          <table:table-cell table:style-name="ce31" office:value-type="string" calcext:value-type="string">
            <text:p>King holds first audience with prime minister at Buckingham Palace | Politics News -. The King has held his first audience with Prime Minister Liz Truss at Buckingham Charles III travelled back from Balmoral today after rushin....</text:p>
          </table:table-cell>
          <table:table-cell table:style-name="ce57" table:content-validation-name="val3"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Truss audience with king</text:p>
          </table:table-cell>
          <table:table-cell table:number-columns-repeated="1013"/>
        </table:table-row>
        <table:table-row table:style-name="ro1">
          <table:table-cell table:style-name="ce1"/>
          <table:table-cell table:style-name="ce37"/>
          <table:table-cell table:style-name="ce38" table:number-columns-repeated="2"/>
          <table:table-cell table:style-name="ce31" office:value-type="float" office:value="1662753560" calcext:value-type="float">
            <text:p>1662753560</text:p>
          </table:table-cell>
          <table:table-cell table:style-name="ce47" table:formula="of:=IFERROR(__xludf.dummyfunction(&quot;INDEX(SPLIT(E12, char(10))+60*60*2, 0, 1)/86400+date(1970,1,1)&quot;);44813.9162037037)" office:value-type="date" office:date-value="2022-09-09T21:59:19.68" calcext:value-type="date">
            <text:p>9/9/2022 21:59:20</text:p>
          </table:table-cell>
          <table:table-cell table:style-name="ce31" office:value-type="string" calcext:value-type="string">
            <text:p>[["kill", 0.74997334537988], ["lizz", 0.6614680500369698]]</text:p>
          </table:table-cell>
          <table:table-cell table:style-name="ce31" office:value-type="string" calcext:value-type="string">
            <text:p>Lizz Truss stunk so bad she nearly killed the queen. Imagine being lizz truss rn knowing ur rancid touch killed the queen. The thought of Lizz Truss in charge has maybe killed the queen. Lizz Truss has killed the queen...?! Lizz Truss' death stench killed the queen. R.I.P.</text:p>
          </table:table-cell>
          <table:table-cell table:style-name="ce57" table:content-validation-name="val3" office:value-type="string" calcext:value-type="string">
            <text:p>Noise</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1" table:number-columns-repeated="2"/>
          <table:table-cell table:style-name="ce31" office:value-type="float" office:value="1662755982" calcext:value-type="float">
            <text:p>1662755982</text:p>
          </table:table-cell>
          <table:table-cell table:style-name="ce47" table:formula="of:=IFERROR(__xludf.dummyfunction(&quot;INDEX(SPLIT(E13, char(10))+60*60*2, 0, 1)/86400+date(1970,1,1)&quot;);44813.9442361111)" office:value-type="date" office:date-value="2022-09-09T22:39:42.336" calcext:value-type="date">
            <text:p>9/9/2022 22:39:42</text:p>
          </table:table-cell>
          <table:table-cell table:style-name="ce31" office:value-type="string" calcext:value-type="string">
            <text:p>[["gogglebox", 1.0]]</text:p>
          </table:table-cell>
          <table:table-cell table:style-name="ce31" office:value-type="string" calcext:value-type="string">
            <text:p>Finally let the Liz Truss bashing begin. #gogglebox. Gogglebox on Truss: “Like Thatcher but without the intellect”. Dopey Liz Truss #Gogglebox. Liz Thatcher Truss 😂 #Gogglebox. Surprised Giles and Mary said that. They strike me as people who would like Liz Truss lmao. #Gogglebox.</text:p>
          </table:table-cell>
          <table:table-cell table:style-name="ce57" table:content-validation-name="val3" office:value-type="string" calcext:value-type="string">
            <text:p>Newsworthy</text:p>
          </table:table-cell>
          <table:table-cell table:style-name="ce31" table:formula="of:=FALSE()" office:value-type="float" office:value="0" calcext:value-type="float">
            <text:p>0</text:p>
          </table:table-cell>
          <table:table-cell table:style-name="ce31" office:value-type="string" calcext:value-type="string">
            <text:p>Gogglebox reactions</text:p>
          </table:table-cell>
          <table:table-cell table:number-columns-repeated="1013"/>
        </table:table-row>
        <table:table-row table:style-name="ro1" table:number-rows-repeated="2">
          <table:table-cell table:style-name="ce1"/>
          <table:table-cell table:style-name="ce31"/>
          <table:table-cell table:style-name="ce41"/>
          <table:table-cell table:style-name="ce3"/>
          <table:table-cell table:style-name="ce6"/>
          <table:table-cell table:style-name="ce47"/>
          <table:table-cell table:style-name="ce31" table:number-columns-repeated="2"/>
          <table:table-cell table:style-name="ce58"/>
          <table:table-cell table:number-columns-repeated="1015"/>
        </table:table-row>
        <table:table-row table:style-name="ro1" table:number-rows-repeated="2">
          <table:table-cell table:style-name="ce1"/>
          <table:table-cell table:style-name="ce31"/>
          <table:table-cell table:style-name="ce41"/>
          <table:table-cell table:style-name="ce3"/>
          <table:table-cell table:style-name="ce6"/>
          <table:table-cell table:style-name="ce47"/>
          <table:table-cell table:style-name="ce31" table:number-columns-repeated="2"/>
          <table:table-cell table:style-name="ce58"/>
          <table:table-cell table:number-columns-repeated="1015"/>
        </table:table-row>
        <table:table-row table:style-name="ro1">
          <table:table-cell table:style-name="ce35"/>
          <table:table-cell table:style-name="ce1"/>
          <table:table-cell table:style-name="ce6"/>
          <table:table-cell table:style-name="ce3"/>
          <table:table-cell table:style-name="ce6"/>
          <table:table-cell table:style-name="ce47"/>
          <table:table-cell table:style-name="ce31" table:number-columns-repeated="2"/>
          <table:table-cell table:style-name="ce58"/>
          <table:table-cell table:number-columns-repeated="1015"/>
        </table:table-row>
        <table:table-row table:style-name="ro1">
          <table:table-cell table:style-name="ce1" table:number-columns-repeated="4"/>
          <table:table-cell table:style-name="ce6"/>
          <table:table-cell table:style-name="ce47"/>
          <table:table-cell table:style-name="ce31" table:number-columns-repeated="2"/>
          <table:table-cell table:style-name="ce58"/>
          <table:table-cell table:number-columns-repeated="1015"/>
        </table:table-row>
        <table:table-row table:style-name="ro1" table:number-rows-repeated="4">
          <table:table-cell table:style-name="ce1"/>
          <table:table-cell table:style-name="ce31"/>
          <table:table-cell table:style-name="ce6"/>
          <table:table-cell table:style-name="ce12"/>
          <table:table-cell table:style-name="ce6"/>
          <table:table-cell table:style-name="ce47"/>
          <table:table-cell table:style-name="ce31" table:number-columns-repeated="2"/>
          <table:table-cell table:style-name="ce58"/>
          <table:table-cell table:number-columns-repeated="1015"/>
        </table:table-row>
        <table:table-row table:style-name="ro1">
          <table:table-cell table:style-name="ce1"/>
          <table:table-cell table:style-name="ce31"/>
          <table:table-cell table:style-name="ce6"/>
          <table:table-cell table:style-name="ce12"/>
          <table:table-cell table:style-name="ce6"/>
          <table:table-cell table:style-name="ce47"/>
          <table:table-cell table:style-name="ce31" table:number-columns-repeated="2"/>
          <table:table-cell table:style-name="ce58"/>
          <table:table-cell table:number-columns-repeated="1015"/>
        </table:table-row>
        <table:table-row table:style-name="ro1">
          <table:table-cell table:style-name="ce1"/>
          <table:table-cell table:style-name="ce38"/>
          <table:table-cell table:style-name="ce6"/>
          <table:table-cell table:style-name="ce12"/>
          <table:table-cell table:style-name="ce6"/>
          <table:table-cell table:style-name="ce47"/>
          <table:table-cell table:style-name="ce31" table:number-columns-repeated="2"/>
          <table:table-cell table:style-name="ce58"/>
          <table:table-cell table:number-columns-repeated="1015"/>
        </table:table-row>
        <table:table-row table:style-name="ro1">
          <table:table-cell table:style-name="ce1"/>
          <table:table-cell table:style-name="ce38"/>
          <table:table-cell table:style-name="ce6"/>
          <table:table-cell table:style-name="ce31"/>
          <table:table-cell table:style-name="ce6"/>
          <table:table-cell table:style-name="ce47"/>
          <table:table-cell table:style-name="ce31" table:number-columns-repeated="2"/>
          <table:table-cell table:style-name="ce58"/>
          <table:table-cell table:number-columns-repeated="1015"/>
        </table:table-row>
        <table:table-row table:style-name="ro1" table:number-rows-repeated="2">
          <table:table-cell table:style-name="ce1"/>
          <table:table-cell table:style-name="ce38"/>
          <table:table-cell table:style-name="ce6"/>
          <table:table-cell table:style-name="ce31"/>
          <table:table-cell table:style-name="ce6"/>
          <table:table-cell table:style-name="ce47"/>
          <table:table-cell table:style-name="ce31" table:number-columns-repeated="2"/>
          <table:table-cell table:style-name="ce58"/>
          <table:table-cell table:number-columns-repeated="1015"/>
        </table:table-row>
        <table:table-row table:style-name="ro1">
          <table:table-cell table:style-name="ce1"/>
          <table:table-cell table:style-name="ce38"/>
          <table:table-cell table:style-name="ce6"/>
          <table:table-cell table:style-name="ce31"/>
          <table:table-cell table:style-name="ce44"/>
          <table:table-cell table:style-name="ce47"/>
          <table:table-cell table:style-name="ce31" table:number-columns-repeated="2"/>
          <table:table-cell table:style-name="ce58"/>
          <table:table-cell table:number-columns-repeated="1015"/>
        </table:table-row>
        <table:table-row table:style-name="ro1">
          <table:table-cell table:style-name="ce1"/>
          <table:table-cell table:style-name="ce38"/>
          <table:table-cell table:style-name="ce6"/>
          <table:table-cell table:style-name="ce31"/>
          <table:table-cell table:style-name="ce45"/>
          <table:table-cell table:style-name="ce47"/>
          <table:table-cell table:style-name="ce31" table:number-columns-repeated="2"/>
          <table:table-cell table:style-name="ce58"/>
          <table:table-cell table:number-columns-repeated="1015"/>
        </table:table-row>
        <table:table-row table:style-name="ro1">
          <table:table-cell table:style-name="ce1"/>
          <table:table-cell table:style-name="ce38"/>
          <table:table-cell table:style-name="ce6"/>
          <table:table-cell table:style-name="ce31"/>
          <table:table-cell table:style-name="ce38"/>
          <table:table-cell table:style-name="ce47"/>
          <table:table-cell table:style-name="ce31" table:number-columns-repeated="2"/>
          <table:table-cell table:style-name="ce59"/>
          <table:table-cell table:number-columns-repeated="1015"/>
        </table:table-row>
        <table:table-row table:style-name="ro1" table:number-rows-repeated="2">
          <table:table-cell table:style-name="ce1"/>
          <table:table-cell table:style-name="ce38"/>
          <table:table-cell table:style-name="ce6"/>
          <table:table-cell table:style-name="ce31"/>
          <table:table-cell table:style-name="ce38"/>
          <table:table-cell table:style-name="ce47"/>
          <table:table-cell table:style-name="ce31" table:number-columns-repeated="2"/>
          <table:table-cell table:style-name="ce59"/>
          <table:table-cell table:number-columns-repeated="1015"/>
        </table:table-row>
        <table:table-row table:style-name="ro1" table:number-rows-repeated="8">
          <table:table-cell table:style-name="ce1"/>
          <table:table-cell table:style-name="ce38"/>
          <table:table-cell table:style-name="ce6"/>
          <table:table-cell table:style-name="ce12"/>
          <table:table-cell table:style-name="ce38"/>
          <table:table-cell table:style-name="ce47"/>
          <table:table-cell table:style-name="ce31" table:number-columns-repeated="2"/>
          <table:table-cell table:style-name="ce59"/>
          <table:table-cell table:number-columns-repeated="1015"/>
        </table:table-row>
        <table:table-row table:style-name="ro1">
          <table:table-cell table:style-name="ce1"/>
          <table:table-cell table:style-name="ce38"/>
          <table:table-cell table:style-name="ce6"/>
          <table:table-cell table:style-name="ce31"/>
          <table:table-cell table:style-name="ce38"/>
          <table:table-cell table:style-name="ce47"/>
          <table:table-cell table:style-name="ce31" table:number-columns-repeated="2"/>
          <table:table-cell table:style-name="ce59"/>
          <table:table-cell table:number-columns-repeated="1015"/>
        </table:table-row>
        <table:table-row table:style-name="ro1" table:number-rows-repeated="2">
          <table:table-cell table:style-name="ce33"/>
          <table:table-cell table:style-name="ce39" table:number-columns-repeated="3"/>
          <table:table-cell table:style-name="ce38"/>
          <table:table-cell table:style-name="ce47"/>
          <table:table-cell table:style-name="ce31" table:number-columns-repeated="2"/>
          <table:table-cell table:style-name="ce59"/>
          <table:table-cell table:number-columns-repeated="1015"/>
        </table:table-row>
        <table:table-row table:style-name="ro1" table:number-rows-repeated="7">
          <table:table-cell table:style-name="ce32"/>
          <table:table-cell table:number-columns-repeated="4"/>
          <table:table-cell table:style-name="ce47"/>
          <table:table-cell table:style-name="ce31" table:number-columns-repeated="2"/>
          <table:table-cell table:style-name="ce59"/>
          <table:table-cell table:number-columns-repeated="1015"/>
        </table:table-row>
        <table:table-row table:style-name="ro1" table:number-rows-repeated="936">
          <table:table-cell table:style-name="ce32"/>
          <table:table-cell table:number-columns-repeated="4"/>
          <table:table-cell table:style-name="ce47"/>
          <table:table-cell table:style-name="ce31" table:number-columns-repeated="2"/>
          <table:table-cell table:style-name="ce59"/>
          <table:table-cell table:number-columns-repeated="1015"/>
        </table:table-row>
        <table:table-row table:style-name="ro1">
          <table:table-cell table:style-name="ce32"/>
          <table:table-cell table:number-columns-repeated="4"/>
          <table:table-cell table:style-name="ce47"/>
          <table:table-cell table:style-name="ce31" table:number-columns-repeated="2"/>
          <table:table-cell table:style-name="ce60" table:content-validation-name="val3"/>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0" table:content-validation-name="val3"/>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0" table:content-validation-name="val3"/>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0" table:content-validation-name="val3"/>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0" table:content-validation-name="val3"/>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0" table:content-validation-name="val3"/>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0" table:content-validation-name="val3"/>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0" table:content-validation-name="val3"/>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0" table:content-validation-name="val3"/>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0" table:content-validation-name="val3"/>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0" table:content-validation-name="val3"/>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table-cell table:style-name="ce31"/>
          <table:table-cell table:style-name="ce60" table:content-validation-name="val3"/>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table-cell table:style-name="ce31"/>
          <table:table-cell table:style-name="ce60" table:content-validation-name="val3"/>
          <table:table-cell table:style-name="ce31" table:formula="of:=FALSE()" office:value-type="float" office:value="0" calcext:value-type="float">
            <text:p>0</text:p>
          </table:table-cell>
          <table:table-cell table:number-columns-repeated="1014"/>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day-5'.I1:'day-5'.I1000">
            <calcext:condition calcext:apply-style-name="ConditionalStyle_1" calcext:value="=&quot;Newsworthy&quot;" calcext:base-cell-address="'day-5'.I1"/>
          </calcext:conditional-format>
        </calcext:conditional-formats>
      </table:table>
      <table:table table:name="day-4" table:style-name="ta6">
        <table:table-column table:style-name="co1"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36"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46"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61" office:value-type="string" calcext:value-type="string">
            <text:p>Type</text:p>
          </table:table-cell>
          <table:table-cell table:style-name="ce1" office:value-type="string" calcext:value-type="string">
            <text:p>In SEER</text:p>
          </table:table-cell>
          <table:table-cell table:style-name="ce1" office:value-type="string" calcext:value-type="string">
            <text:p>Notes</text:p>
          </table:table-cell>
          <table:table-cell table:number-columns-repeated="1013"/>
        </table:table-row>
        <table:table-row table:style-name="ro1">
          <table:table-cell table:style-name="ce1" office:value-type="string" calcext:value-type="string">
            <text:p>Redundant</text:p>
          </table:table-cell>
          <table:table-cell table:style-name="ce31" office:value-type="string" calcext:value-type="string">
            <text:p>Already reported, no new information</text:p>
          </table:table-cell>
          <table:table-cell table:style-name="ce31" table:formula="of:=COUNTIF([.I$1:.I$1048576];[.A2])" office:value-type="float" office:value="11" calcext:value-type="float">
            <text:p>11</text:p>
          </table:table-cell>
          <table:table-cell table:style-name="ce42" table:formula="of:=[.C2]/COUNTA([.I$2:.I1000])" office:value-type="percentage" office:value="0.366666666666667" calcext:value-type="percentage">
            <text:p>36.67%</text:p>
          </table:table-cell>
          <table:table-cell table:style-name="ce31" office:value-type="float" office:value="1662622721" calcext:value-type="float">
            <text:p>1662622721</text:p>
          </table:table-cell>
          <table:table-cell table:style-name="ce47" table:formula="of:=IFERROR(__xludf.dummyfunction(&quot;INDEX(SPLIT(E2, char(10))+60*60*2, 0, 1)/86400+date(1970,1,1)&quot;);44812.4018634259)" office:value-type="date" office:date-value="2022-09-08T09:38:40.704" calcext:value-type="date">
            <text:p>9/8/2022 9:38:41</text:p>
          </table:table-cell>
          <table:table-cell table:style-name="ce31" office:value-type="string" calcext:value-type="string">
            <text:p>[["protocol", 0.6391986498633896], ["conduc", 0.5766675588448356], ["northern", 0.5088021350080578]]</text:p>
          </table:table-cell>
          <table:table-cell table:style-name="ce31" office:value-type="string" calcext:value-type="string">
            <text:p>The Biden administration has issued a warning over any “efforts to undo the Northern Ireland Protocol”.. White House warns Truss ripping up Northern Ireland protocol ‘not conducive’ to trade talks | The Independent.</text:p>
          </table:table-cell>
          <table:table-cell table:style-name="ce62" table:content-validation-name="val4" office:value-type="string" calcext:value-type="string">
            <text:p>Newsworthy</text:p>
          </table:table-cell>
          <table:table-cell table:style-name="ce31" table:formula="of:=FALSE()" office:value-type="float" office:value="0" calcext:value-type="float">
            <text:p>0</text:p>
          </table:table-cell>
          <table:table-cell table:style-name="ce31" office:value-type="string" calcext:value-type="string">
            <text:p>White House warning on Northern Ireland Protocol</text:p>
          </table:table-cell>
          <table:table-cell table:number-columns-repeated="1013"/>
        </table:table-row>
        <table:table-row table:style-name="ro1">
          <table:table-cell table:style-name="ce1" office:value-type="string" calcext:value-type="string">
            <text:p>Noise</text:p>
          </table:table-cell>
          <table:table-cell table:style-name="ce31" office:value-type="string" calcext:value-type="string">
            <text:p>Unrelated to the event or illegible</text:p>
          </table:table-cell>
          <table:table-cell table:style-name="ce31" table:formula="of:=COUNTIF([.I$1:.I$1048576];[.A3])" office:value-type="float" office:value="1" calcext:value-type="float">
            <text:p>1</text:p>
          </table:table-cell>
          <table:table-cell table:style-name="ce42" table:formula="of:=[.C3]/COUNTA([.I$2:.I1001])" office:value-type="percentage" office:value="0.0333333333333333" calcext:value-type="percentage">
            <text:p>3.33%</text:p>
          </table:table-cell>
          <table:table-cell table:style-name="ce31" office:value-type="float" office:value="1662633731" calcext:value-type="float">
            <text:p>1662633731</text:p>
          </table:table-cell>
          <table:table-cell table:style-name="ce47" table:formula="of:=IFERROR(__xludf.dummyfunction(&quot;INDEX(SPLIT(E3, char(10))+60*60*2, 0, 1)/86400+date(1970,1,1)&quot;);44812.5292939815)" office:value-type="date" office:date-value="2022-09-08T12:42:10.656" calcext:value-type="date">
            <text:p>9/8/2022 12:42:11</text:p>
          </table:table-cell>
          <table:table-cell table:style-name="ce31" office:value-type="string" calcext:value-type="string">
            <text:p>[["2500", 0.6499945573313324], ["typic", 0.3900181779190842], ["month", 0.2582692500635985], ["frozen", 0.21666485244377745], ["unveil", 0.21666485244377745], ["guarante", 0.17050821281383818], ["cap", 0.16676291272803173], ["six", 0.1625258142942083], ["soar", 0.1541893026941111], ["tackl", 0.1522147076309896], ["scheme", 0.14523701362406924], ["price", 0.13832494071188578], ["introduc", 0.13368099209504217], ["contract", 0.13266708570748645], ["oct", 0.1299703151921092], ["negoti", 0.12992778836371777], ["busi", 0.11237093853588799], ["suppli", 0.11163275713373409]]</text:p>
          </table:table-cell>
          <table:table-cell table:style-name="ce31" office:value-type="string" calcext:value-type="string">
            <text:p>🔴 Truss says there will be a new six-month scheme for businesses to provide equivalent support to that being offered to consumers.. This is not a freeze. £2500 per year is still unacceptable and unaffordable for many.. @ladbible £2500 is a cap on the price of energy not your bill.</text:p>
          </table:table-cell>
          <table:table-cell table:style-name="ce62" table:content-validation-name="val4"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Six-month scheme for businesses, 2,500 cap</text:p>
          </table:table-cell>
          <table:table-cell table:number-columns-repeated="1013"/>
        </table:table-row>
        <table:table-row table:style-name="ro1">
          <table:table-cell table:style-name="ce1" office:value-type="string" calcext:value-type="string">
            <text:p>Subjective</text:p>
          </table:table-cell>
          <table:table-cell table:style-name="ce31" office:value-type="string" calcext:value-type="string">
            <text:p>Subjective content</text:p>
          </table:table-cell>
          <table:table-cell table:style-name="ce31" table:formula="of:=COUNTIF([.I$1:.I$1048576];[.A4])" office:value-type="float" office:value="1" calcext:value-type="float">
            <text:p>1</text:p>
          </table:table-cell>
          <table:table-cell table:style-name="ce42" table:formula="of:=[.C4]/COUNTA([.I$2:.I1002])" office:value-type="percentage" office:value="0.0333333333333333" calcext:value-type="percentage">
            <text:p>3.33%</text:p>
          </table:table-cell>
          <table:table-cell table:style-name="ce31" office:value-type="float" office:value="1662634652" calcext:value-type="float">
            <text:p>1662634652</text:p>
          </table:table-cell>
          <table:table-cell table:style-name="ce47" table:formula="of:=IFERROR(__xludf.dummyfunction(&quot;INDEX(SPLIT(E4, char(10))+60*60*2, 0, 1)/86400+date(1970,1,1)&quot;);44812.5399537037)" office:value-type="date" office:date-value="2022-09-08T12:57:31.68" calcext:value-type="date">
            <text:p>9/8/2022 12:57:32</text:p>
          </table:table-cell>
          <table:table-cell table:style-name="ce31" office:value-type="string" calcext:value-type="string">
            <text:p>[["energybil", 0.5984738867033338], ["moratorium", 0.4739689068656401], ["curb", 0.2992369433516669], ["2500", 0.2992369433516669], ["averag", 0.2992369433516669], ["2040", 0.2992369433516669], ["shale", 0.1882736987913296], ["extract", 0.15350734033404376]]</text:p>
          </table:table-cell>
          <table:table-cell table:style-name="ce31" office:value-type="string" calcext:value-type="string">
            <text:p>Liz Truss has promised to deal with energy crisis and that’s exactly what she has done. #energybills. This could well explain why Liz Truss has just announced that she is ending the moratorium on #fracking. 😩.</text:p>
          </table:table-cell>
          <table:table-cell table:style-name="ce62" table:content-validation-name="val4"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End of moratorium on fracking announced</text:p>
          </table:table-cell>
          <table:table-cell table:number-columns-repeated="1013"/>
        </table:table-row>
        <table:table-row table:style-name="ro1">
          <table:table-cell table:style-name="ce1" office:value-type="string" calcext:value-type="string">
            <text:p>Newsworthy</text:p>
          </table:table-cell>
          <table:table-cell table:style-name="ce31" office:value-type="string" calcext:value-type="string">
            <text:p>Newsworthy (non-enumerable)</text:p>
          </table:table-cell>
          <table:table-cell table:style-name="ce31" table:formula="of:=COUNTIF([.I$1:.I$1048576];[.A5])" office:value-type="float" office:value="17" calcext:value-type="float">
            <text:p>17</text:p>
          </table:table-cell>
          <table:table-cell table:style-name="ce42" table:formula="of:=[.C5]/COUNTA([.I$2:.I1003])" office:value-type="percentage" office:value="0.566666666666667" calcext:value-type="percentage">
            <text:p>56.67%</text:p>
          </table:table-cell>
          <table:table-cell table:style-name="ce31" office:value-type="float" office:value="1662635629" calcext:value-type="float">
            <text:p>1662635629</text:p>
          </table:table-cell>
          <table:table-cell table:style-name="ce47" table:formula="of:=IFERROR(__xludf.dummyfunction(&quot;INDEX(SPLIT(E5, char(10))+60*60*2, 0, 1)/86400+date(1970,1,1)&quot;);44812.5512615741)" office:value-type="date" office:date-value="2022-09-08T13:13:48.864" calcext:value-type="date">
            <text:p>9/8/2022 13:13:49</text:p>
          </table:table-cell>
          <table:table-cell table:style-name="ce31" office:value-type="string" calcext:value-type="string">
            <text:p>[["keir", 0.5514583266050461], ["lift", 0.4456879252451917], ["ban", 0.4232072377669802], ["averag", 0.30731077447080485], ["queen", 0.30731077447080485], ["typic", 0.30731077447080485], ["starmer", 0.18663302197816933]]</text:p>
          </table:table-cell>
          <table:table-cell table:style-name="ce31" office:value-type="string" calcext:value-type="string">
            <text:p>Keir starmer is totally spot on in what he said about liz truss and her energy plans. #energybills. Truss has lifted the ban on fracking....... is she taking the fucking piss. @captainbensons @addiexrollins that's what Liz truss did to the queen this morning!</text:p>
          </table:table-cell>
          <table:table-cell table:style-name="ce62" table:content-validation-name="val4"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style-name="ce31" office:value-type="string" calcext:value-type="string">
            <text:p>Total</text:p>
          </table:table-cell>
          <table:table-cell table:style-name="ce40" table:formula="of:=SUM([.C2:.C5])" office:value-type="float" office:value="30" calcext:value-type="float">
            <text:p>30</text:p>
          </table:table-cell>
          <table:table-cell table:style-name="ce43" table:formula="of:=SUM([.D2:.D5])" office:value-type="percentage" office:value="1" calcext:value-type="percentage">
            <text:p>100%</text:p>
          </table:table-cell>
          <table:table-cell table:style-name="ce31" office:value-type="float" office:value="1662636800" calcext:value-type="float">
            <text:p>1662636800</text:p>
          </table:table-cell>
          <table:table-cell table:style-name="ce47" table:formula="of:=IFERROR(__xludf.dummyfunction(&quot;INDEX(SPLIT(E6, char(10))+60*60*2, 0, 1)/86400+date(1970,1,1)&quot;);44812.5648148148)" office:value-type="date" office:date-value="2022-09-08T13:33:19.584" calcext:value-type="date">
            <text:p>9/8/2022 13:33:20</text:p>
          </table:table-cell>
          <table:table-cell table:style-name="ce31" office:value-type="string" calcext:value-type="string">
            <text:p>[["meet", 0.7637500400962597], ["chamber", 0.32098326334568367], ["averag", 0.32098326334568367], ["met", 0.32098326334568367], ["day", 0.2172534429783597], ["johnson", 0.17526815809163182], ["bori", 0.1722704980025405]]</text:p>
          </table:table-cell>
          <table:table-cell table:style-name="ce31" office:value-type="string" calcext:value-type="string">
            <text:p>Important. Truss hasn't announced a 'cap'. It's an 'average'. So if your household isn't average, you'll still pay more than £2,500 this winter.. Liz truss meets her and a day later this 💀. See what happens when you have to have meetings with Johnson and Truss on the same day?.</text:p>
          </table:table-cell>
          <table:table-cell table:style-name="ce62" table:content-validation-name="val4"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Distinguish between cap and average</text:p>
          </table:table-cell>
          <table:table-cell table:number-columns-repeated="1013"/>
        </table:table-row>
        <table:table-row table:style-name="ro1">
          <table:table-cell table:style-name="ce33"/>
          <table:table-cell table:style-name="ce31" office:value-type="string" calcext:value-type="string">
            <text:p>Precision</text:p>
          </table:table-cell>
          <table:table-cell table:style-name="ce12" table:formula="of:=SUM([.C5])" office:value-type="float" office:value="17" calcext:value-type="float">
            <text:p>17</text:p>
          </table:table-cell>
          <table:table-cell table:style-name="ce15" table:formula="of:=SUM([.D5])" office:value-type="percentage" office:value="0.566666666666667" calcext:value-type="percentage">
            <text:p>56.67%</text:p>
          </table:table-cell>
          <table:table-cell table:style-name="ce31" office:value-type="float" office:value="1662637999" calcext:value-type="float">
            <text:p>1662637999</text:p>
          </table:table-cell>
          <table:table-cell table:style-name="ce47" table:formula="of:=IFERROR(__xludf.dummyfunction(&quot;INDEX(SPLIT(E7, char(10))+60*60*2, 0, 1)/86400+date(1970,1,1)&quot;);44812.5786921296)" office:value-type="date" office:date-value="2022-09-08T13:53:18.816" calcext:value-type="date">
            <text:p>9/8/2022 13:53:19</text:p>
          </table:table-cell>
          <table:table-cell table:style-name="ce31" office:value-type="string" calcext:value-type="string">
            <text:p>[["supervis", 0.8305248400812657], ["medic", 0.365659055003574], ["meet", 0.2676444428210549], ["distress", 0.22281132360190603], ["buckingham", 0.1732757050880284], ["palac", 0.1588050434649409]]</text:p>
          </table:table-cell>
          <table:table-cell table:style-name="ce31" office:value-type="string" calcext:value-type="string">
            <text:p>Having to meet with both Johnson and Truss must have been very distressing.. You meet Liz Truss one day, the next you're under constant medical supervision 😬. I'd want to be under immediate medical supervision too if I'd just made Liz Truss prime minister.</text:p>
          </table:table-cell>
          <table:table-cell table:style-name="ce62" table:content-validation-name="val4"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Constant medical supervision</text:p>
          </table:table-cell>
          <table:table-cell table:number-columns-repeated="1013"/>
        </table:table-row>
        <table:table-row table:style-name="ro1">
          <table:table-cell table:style-name="ce33"/>
          <table:table-cell table:style-name="ce31" office:value-type="string" calcext:value-type="string">
            <text:p>Precision (with redundancy)</text:p>
          </table:table-cell>
          <table:table-cell table:style-name="ce12" table:formula="of:=[.C2]+[.C4]" office:value-type="float" office:value="12" calcext:value-type="float">
            <text:p>12</text:p>
          </table:table-cell>
          <table:table-cell table:style-name="ce15" table:formula="of:=SUM([.D5]) + [.D2]" office:value-type="percentage" office:value="0.9333333333" calcext:value-type="percentage">
            <text:p>93.33%</text:p>
          </table:table-cell>
          <table:table-cell table:style-name="ce31" office:value-type="float" office:value="1662639562" calcext:value-type="float">
            <text:p>1662639562</text:p>
          </table:table-cell>
          <table:table-cell table:style-name="ce47" table:formula="of:=IFERROR(__xludf.dummyfunction(&quot;INDEX(SPLIT(E8, char(10))+60*60*2, 0, 1)/86400+date(1970,1,1)&quot;);44812.5967824074)" office:value-type="date" office:date-value="2022-09-08T14:19:21.792" calcext:value-type="date">
            <text:p>9/8/2022 14:19:22</text:p>
          </table:table-cell>
          <table:table-cell table:style-name="ce31" office:value-type="string" calcext:value-type="string">
            <text:p>[["buckingham", 0.6636452870993715], ["palac", 0.6276351481983338], ["abolish", 0.2448992957282624], ["monarchi", 0.22896358179000112], ["concern", 0.17165090253052048], ["whole", 0.1542239750590049]]</text:p>
          </table:table-cell>
          <table:table-cell table:style-name="ce31" office:value-type="string" calcext:value-type="string">
            <text:p>Prime Minister Liz Truss said "the whole country will be deeply concerned by the news from Buckingham Palace this lunchtime.". Looks like truss managed to abolish the monarchy after all. I know Liz Truss wanted to abolish the monarchy but jeez!</text:p>
          </table:table-cell>
          <table:table-cell table:style-name="ce62" table:content-validation-name="val4"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Truss response to Queen news</text:p>
          </table:table-cell>
          <table:table-cell table:number-columns-repeated="1013"/>
        </table:table-row>
        <table:table-row table:style-name="ro1">
          <table:table-cell table:style-name="ce32"/>
          <table:table-cell table:number-columns-repeated="3"/>
          <table:table-cell table:style-name="ce31" office:value-type="float" office:value="1662641635" calcext:value-type="float">
            <text:p>1662641635</text:p>
          </table:table-cell>
          <table:table-cell table:style-name="ce47" table:formula="of:=IFERROR(__xludf.dummyfunction(&quot;INDEX(SPLIT(E9, char(10))+60*60*2, 0, 1)/86400+date(1970,1,1)&quot;);44812.620775463)" office:value-type="date" office:date-value="2022-09-08T14:53:55.392" calcext:value-type="date">
            <text:p>9/8/2022 14:53:55</text:p>
          </table:table-cell>
          <table:table-cell table:style-name="ce31" office:value-type="string" calcext:value-type="string">
            <text:p>[["met", 1.0]]</text:p>
          </table:table-cell>
          <table:table-cell table:style-name="ce31" office:value-type="string" calcext:value-type="string">
            <text:p>She just met Liz Truss. Interesting 🤔. The queen after she met liz truss. Liz Truss when she met the Queen - an artist’s reenactment:. @Lois_AD @Rozrunsabit I don't think they will move her. She looked OK when she met Liz Truss but maybe she had a fall.</text:p>
          </table:table-cell>
          <table:table-cell table:style-name="ce62" table:content-validation-name="val4" office:value-type="string" calcext:value-type="string">
            <text:p>Noise</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34" office:value-type="string" calcext:value-type="string" table:number-columns-spanned="3" table:number-rows-spanned="1">
            <text:p>In SEER</text:p>
          </table:table-cell>
          <table:covered-table-cell table:number-columns-repeated="2"/>
          <table:table-cell table:style-name="ce15" table:formula="of:=IFERROR(__xludf.dummyfunction(&quot;COUNTIF(FILTER(J2:J1000, I2:I1000=&quot;&quot;Newsworthy&quot;&quot;), TRUE)/C5&quot;);0.823529411764706)" office:value-type="percentage" office:value="0.8235294118" calcext:value-type="percentage">
            <text:p>82.35%</text:p>
          </table:table-cell>
          <table:table-cell table:style-name="ce31" office:value-type="float" office:value="1662644443" calcext:value-type="float">
            <text:p>1662644443</text:p>
          </table:table-cell>
          <table:table-cell table:style-name="ce47" table:formula="of:=IFERROR(__xludf.dummyfunction(&quot;INDEX(SPLIT(E10, char(10))+60*60*2, 0, 1)/86400+date(1970,1,1)&quot;);44812.653275463)" office:value-type="date" office:date-value="2022-09-08T15:40:43.392" calcext:value-type="date">
            <text:p>9/8/2022 15:40:43</text:p>
          </table:table-cell>
          <table:table-cell table:style-name="ce31" office:value-type="string" calcext:value-type="string">
            <text:p>[["buckingham", 0.7376257442744086], ["palac", 0.675209790645563]]</text:p>
          </table:table-cell>
          <table:table-cell table:style-name="ce31" office:value-type="string" calcext:value-type="string">
            <text:p>JUST IN: The statement from Buckingham Palace describes the Queen's condition as "comfortable." Prime Minister Liz Truss says the "whole country" is "deeply concerned". Latest:.</text:p>
          </table:table-cell>
          <table:table-cell table:style-name="ce62" table:content-validation-name="val4" office:value-type="string" calcext:value-type="string">
            <text:p>Newsworthy</text:p>
          </table:table-cell>
          <table:table-cell table:style-name="ce31" table:formula="of:=FALSE()" office:value-type="float" office:value="0" calcext:value-type="float">
            <text:p>0</text:p>
          </table:table-cell>
          <table:table-cell table:style-name="ce31" office:value-type="string" calcext:value-type="string">
            <text:p>Buckingham Palace comment on Queen</text:p>
          </table:table-cell>
          <table:table-cell table:number-columns-repeated="1013"/>
        </table:table-row>
        <table:table-row table:style-name="ro1">
          <table:table-cell table:style-name="ce34" office:value-type="string" calcext:value-type="string" table:number-columns-spanned="3" table:number-rows-spanned="1">
            <text:p>Not in SEER</text:p>
          </table:table-cell>
          <table:covered-table-cell table:number-columns-repeated="2"/>
          <table:table-cell table:style-name="ce15" table:formula="of:=IFERROR(__xludf.dummyfunction(&quot;1-COUNTIF(FILTER(J2:J1000, I2:I1000=&quot;&quot;Newsworthy&quot;&quot;), TRUE)/C5&quot;);0.176470588235294)" office:value-type="percentage" office:value="0.1764705882" calcext:value-type="percentage">
            <text:p>17.65%</text:p>
          </table:table-cell>
          <table:table-cell table:style-name="ce31" office:value-type="float" office:value="1662647684" calcext:value-type="float">
            <text:p>1662647684</text:p>
          </table:table-cell>
          <table:table-cell table:style-name="ce47" table:formula="of:=IFERROR(__xludf.dummyfunction(&quot;INDEX(SPLIT(E11, char(10))+60*60*2, 0, 1)/86400+date(1970,1,1)&quot;);44812.690787037)" office:value-type="date" office:date-value="2022-09-08T16:34:44.256" calcext:value-type="date">
            <text:p>9/8/2022 16:34:44</text:p>
          </table:table-cell>
          <table:table-cell table:style-name="ce31" office:value-type="string" calcext:value-type="string">
            <text:p>[["elizabeth", 1.0]]</text:p>
          </table:table-cell>
          <table:table-cell table:style-name="ce31" office:value-type="string" calcext:value-type="string">
            <text:p>Liz truss really said "there can only be one elizabeth." Did Liz Truss give Queen Elizabeth Covid?! Queen Elizabeth appointed Elizabeth (Liz) Truss as British PM, two days ago. PM Elizabeth is the 15th Prime Minister of the UK under the reign of 96-year-old Queen Elizabeth II..</text:p>
          </table:table-cell>
          <table:table-cell table:style-name="ce62" table:content-validation-name="val4"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Truss as 15th PM</text:p>
          </table:table-cell>
          <table:table-cell table:number-columns-repeated="1013"/>
        </table:table-row>
        <table:table-row table:style-name="ro1">
          <table:table-cell table:style-name="ce1"/>
          <table:table-cell table:style-name="ce37"/>
          <table:table-cell table:style-name="ce38" table:number-columns-repeated="2"/>
          <table:table-cell table:style-name="ce31" office:value-type="float" office:value="1662649253" calcext:value-type="float">
            <text:p>1662649253</text:p>
          </table:table-cell>
          <table:table-cell table:style-name="ce47" table:formula="of:=IFERROR(__xludf.dummyfunction(&quot;INDEX(SPLIT(E12, char(10))+60*60*2, 0, 1)/86400+date(1970,1,1)&quot;);44812.7089467593)" office:value-type="date" office:date-value="2022-09-08T17:00:53.28" calcext:value-type="date">
            <text:p>9/8/2022 17:00:53</text:p>
          </table:table-cell>
          <table:table-cell table:style-name="ce31" office:value-type="string" calcext:value-type="string">
            <text:p>[["exec", 1.0]]</text:p>
          </table:table-cell>
          <table:table-cell table:style-name="ce31" office:value-type="string" calcext:value-type="string">
            <text:p>Liz Truss reveals campaign donations, including £100k from wife of ex-BP exec. Liz Truss raised more than £420,000 in donations for her successful leadership bid - with biggest single contribution made by wife of a former BP exec..</text:p>
          </table:table-cell>
          <table:table-cell table:style-name="ce62" table:content-validation-name="val4"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Truss campaign donations</text:p>
          </table:table-cell>
          <table:table-cell table:number-columns-repeated="1013"/>
        </table:table-row>
        <table:table-row table:style-name="ro1">
          <table:table-cell table:style-name="ce1"/>
          <table:table-cell table:style-name="ce38"/>
          <table:table-cell table:style-name="ce1" table:number-columns-repeated="2"/>
          <table:table-cell table:style-name="ce31" office:value-type="float" office:value="1662650243" calcext:value-type="float">
            <text:p>1662650243</text:p>
          </table:table-cell>
          <table:table-cell table:style-name="ce47" table:formula="of:=IFERROR(__xludf.dummyfunction(&quot;INDEX(SPLIT(E13, char(10))+60*60*2, 0, 1)/86400+date(1970,1,1)&quot;);44812.7204050926)" office:value-type="date" office:date-value="2022-09-08T17:17:23.424" calcext:value-type="date">
            <text:p>9/8/2022 17:17:23</text:p>
          </table:table-cell>
          <table:table-cell table:style-name="ce31" office:value-type="string" calcext:value-type="string">
            <text:p>[["born", 0.7103447498385294], ["winston", 0.6478559050018253], ["churchil", 0.2751237225887712]]</text:p>
          </table:table-cell>
          <table:table-cell table:style-name="ce31" office:value-type="string" calcext:value-type="string">
            <text:p>Winston Churchill was born a hundred years or more before Liz Truss. Both have been the Queens PM. WINSTON CHURCHILL???. @PaulaChertok @mchancecnn No, he was *born* 101 years before she was *born*! Da Winston Churchill a Liz Truss. Queen Elizabeth.</text:p>
          </table:table-cell>
          <table:table-cell table:style-name="ce62" table:content-validation-name="val4"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Stat on Churchill and Truss</text:p>
          </table:table-cell>
          <table:table-cell table:number-columns-repeated="1013"/>
        </table:table-row>
        <table:table-row table:style-name="ro1">
          <table:table-cell table:style-name="ce1"/>
          <table:table-cell table:style-name="ce31"/>
          <table:table-cell table:style-name="ce41"/>
          <table:table-cell table:style-name="ce3"/>
          <table:table-cell table:style-name="ce31" office:value-type="float" office:value="1662651278" calcext:value-type="float">
            <text:p>1662651278</text:p>
          </table:table-cell>
          <table:table-cell table:style-name="ce47" table:formula="of:=IFERROR(__xludf.dummyfunction(&quot;INDEX(SPLIT(E14, char(10))+60*60*2, 0, 1)/86400+date(1970,1,1)&quot;);44812.7323842593)" office:value-type="date" office:date-value="2022-09-08T17:34:37.632" calcext:value-type="date">
            <text:p>9/8/2022 17:34:38</text:p>
          </table:table-cell>
          <table:table-cell table:style-name="ce31" office:value-type="string" calcext:value-type="string">
            <text:p>[["born", 0.5994967650380996], ["churchil", 0.5873176232691908], ["1874", 0.5437477706678738]]</text:p>
          </table:table-cell>
          <table:table-cell table:style-name="ce31" office:value-type="string" calcext:value-type="string">
            <text:p>The first Prime Minister under Queen Elizabeth was Winston Churchill, born 1874 — 101 years before the current Prime Minister Liz Truss was born (via BBC).</text:p>
          </table:table-cell>
          <table:table-cell table:style-name="ce62" table:content-validation-name="val4"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1"/>
          <table:table-cell table:style-name="ce41"/>
          <table:table-cell table:style-name="ce3"/>
          <table:table-cell table:style-name="ce31" office:value-type="float" office:value="1662653091" calcext:value-type="float">
            <text:p>1662653091</text:p>
          </table:table-cell>
          <table:table-cell table:style-name="ce47" table:formula="of:=IFERROR(__xludf.dummyfunction(&quot;INDEX(SPLIT(E15, char(10))+60*60*2, 0, 1)/86400+date(1970,1,1)&quot;);44812.7533680556)" office:value-type="date" office:date-value="2022-09-08T18:04:51.168" calcext:value-type="date">
            <text:p>9/8/2022 18:04:51</text:p>
          </table:table-cell>
          <table:table-cell table:style-name="ce31" office:value-type="string" calcext:value-type="string">
            <text:p>[["ban", 0.5773502691896257], ["kill", 0.5773502691896257], ["kirbi", 0.380812016760679], ["biden", 0.3229096057268626], ["convey", 0.28990503230078607]]</text:p>
          </table:table-cell>
          <table:table-cell table:style-name="ce31" office:value-type="string" calcext:value-type="string">
            <text:p>President Biden, John Kirby says, “did convey to Prime Minister Truss, who was on the video teleconference (with allies and partners regarding Ukraine this morning) that he and Dr. Biden are thinking very much about the Queen and the family and the people of the United Kingdom.”.</text:p>
          </table:table-cell>
          <table:table-cell table:style-name="ce62" table:content-validation-name="val4"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Biden comment on Queen's health</text:p>
          </table:table-cell>
          <table:table-cell table:number-columns-repeated="1013"/>
        </table:table-row>
        <table:table-row table:style-name="ro1">
          <table:table-cell table:style-name="ce1"/>
          <table:table-cell table:style-name="ce31"/>
          <table:table-cell table:style-name="ce41"/>
          <table:table-cell table:style-name="ce3"/>
          <table:table-cell table:style-name="ce31" office:value-type="float" office:value="1662655466" calcext:value-type="float">
            <text:p>1662655466</text:p>
          </table:table-cell>
          <table:table-cell table:style-name="ce47" table:formula="of:=IFERROR(__xludf.dummyfunction(&quot;INDEX(SPLIT(E16, char(10))+60*60*2, 0, 1)/86400+date(1970,1,1)&quot;);44812.7808564815)" office:value-type="date" office:date-value="2022-09-08T18:44:26.304" calcext:value-type="date">
            <text:p>9/8/2022 18:44:26</text:p>
          </table:table-cell>
          <table:table-cell table:style-name="ce31" office:value-type="string" calcext:value-type="string">
            <text:p>[["bbcpaper", 1.0]]</text:p>
          </table:table-cell>
          <table:table-cell table:style-name="ce31" office:value-type="string" calcext:value-type="string">
            <text:p>Thursday's Telegraph: “Truss vows ‘never again’ on energy bills” #BBCPapers Tomorrows Papers Today. Wednesday’s i: “Truss era begins with tax warning” #BBCPapers Tomorrows Papers Today.</text:p>
          </table:table-cell>
          <table:table-cell table:style-name="ce62" table:content-validation-name="val4" office:value-type="string" calcext:value-type="string">
            <text:p>Newsworthy</text:p>
          </table:table-cell>
          <table:table-cell table:style-name="ce31" table:formula="of:=FALSE()" office:value-type="float" office:value="0" calcext:value-type="float">
            <text:p>0</text:p>
          </table:table-cell>
          <table:table-cell table:style-name="ce31" office:value-type="string" calcext:value-type="string">
            <text:p>Newspaper headlines</text:p>
          </table:table-cell>
          <table:table-cell table:number-columns-repeated="1013"/>
        </table:table-row>
        <table:table-row table:style-name="ro1">
          <table:table-cell table:style-name="ce1"/>
          <table:table-cell table:style-name="ce31"/>
          <table:table-cell table:style-name="ce41"/>
          <table:table-cell table:style-name="ce3"/>
          <table:table-cell table:style-name="ce31" office:value-type="float" office:value="1662658019" calcext:value-type="float">
            <text:p>1662658019</text:p>
          </table:table-cell>
          <table:table-cell table:style-name="ce47" table:formula="of:=IFERROR(__xludf.dummyfunction(&quot;INDEX(SPLIT(E17, char(10))+60*60*2, 0, 1)/86400+date(1970,1,1)&quot;);44812.8104050926)" office:value-type="date" office:date-value="2022-09-08T19:26:59.424" calcext:value-type="date">
            <text:p>9/8/2022 19:26:59</text:p>
          </table:table-cell>
          <table:table-cell table:style-name="ce31" office:value-type="string" calcext:value-type="string">
            <text:p>[["kill", 0.6666666666666666], ["biden", 0.3333333333333333], ["winston", 0.3333333333333333], ["100k", 0.3333333333333333], ["majesti", 0.24857699811568248], ["charl", 0.24322839869608867], ["king", 0.22792774552223263], ["peac", 0.22208238813311398]]</text:p>
          </table:table-cell>
          <table:table-cell table:style-name="ce31" office:value-type="string" calcext:value-type="string">
            <text:p>"Haha liz truss killed the queen" just warming up for all the old poor people she's going to kill this winter. Cant believe liz truss killed queen lizzie to assert herself as the alpha elizabeth. Liz truss as prime minister and charles as king all happening in the same week.</text:p>
          </table:table-cell>
          <table:table-cell table:style-name="ce62" table:content-validation-name="val4"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Charles is king</text:p>
          </table:table-cell>
          <table:table-cell table:number-columns-repeated="1013"/>
        </table:table-row>
        <table:table-row table:style-name="ro1">
          <table:table-cell table:style-name="ce35"/>
          <table:table-cell table:style-name="ce1"/>
          <table:table-cell table:style-name="ce6"/>
          <table:table-cell table:style-name="ce3"/>
          <table:table-cell table:style-name="ce31" office:value-type="float" office:value="1662658967" calcext:value-type="float">
            <text:p>1662658967</text:p>
          </table:table-cell>
          <table:table-cell table:style-name="ce47" table:formula="of:=IFERROR(__xludf.dummyfunction(&quot;INDEX(SPLIT(E18, char(10))+60*60*2, 0, 1)/86400+date(1970,1,1)&quot;);44812.8213773148)" office:value-type="date" office:date-value="2022-09-08T19:42:47.232" calcext:value-type="date">
            <text:p>9/8/2022 19:42:47</text:p>
          </table:table-cell>
          <table:table-cell table:style-name="ce31" office:value-type="string" calcext:value-type="string">
            <text:p>[["abolish", 0.5009913984513102], ["monarchi", 0.4562227316612178], ["met", 0.4519613495918286], ["ripqueen", 0.40578155696386], ["shake", 0.2259806747959143], ["winston", 0.2259806747959143], ["charl", 0.17045214052544536], ["king", 0.14836890904603495], ["elizabeth", 0.13689013168539682]]</text:p>
          </table:table-cell>
          <table:table-cell table:style-name="ce31" office:value-type="string" calcext:value-type="string">
            <text:p>@appleharin she met liz truss has she not gone through enough. Liz Truss who once wanted to abolish the monarchy was one of the last people to see the queen nah😭. Charles is our king and liz truss is our prime minister, get me out of this country rn.</text:p>
          </table:table-cell>
          <table:table-cell table:style-name="ce62" table:content-validation-name="val4"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number-columns-repeated="4"/>
          <table:table-cell table:style-name="ce31" office:value-type="float" office:value="1662659925" calcext:value-type="float">
            <text:p>1662659925</text:p>
          </table:table-cell>
          <table:table-cell table:style-name="ce47" table:formula="of:=IFERROR(__xludf.dummyfunction(&quot;INDEX(SPLIT(E19, char(10))+60*60*2, 0, 1)/86400+date(1970,1,1)&quot;);44812.8324652778)" office:value-type="date" office:date-value="2022-09-08T19:58:45.408" calcext:value-type="date">
            <text:p>9/8/2022 19:58:45</text:p>
          </table:table-cell>
          <table:table-cell table:style-name="ce31" office:value-type="string" calcext:value-type="string">
            <text:p>[["monarchi", 0.5743492844663766], ["king", 0.43547267315848137], ["charl", 0.3402490035596361], ["kill", 0.2758899484516351], ["speech", 0.2758899484516351], ["inspir", 0.23925904609596604], ["abolish", 0.18479351566941668], ["winston", 0.13794497422581756], ["thrive", 0.13794497422581756], ["regnal", 0.13794497422581756], ["queenslay", 0.13794497422581756], ["glad", 0.13794497422581756], ["rock", 0.08554056806503513], ["save", 0.08318718994753552], ["built", 0.08018378970696517], ["modern", 0.07267865572161987]]</text:p>
          </table:table-cell>
          <table:table-cell table:style-name="ce31" office:value-type="string" calcext:value-type="string">
            <text:p>@iincapable_ …it means king charles and liz truss are in power- aka we’re fucked 👍. Liz truss giving a speech about the queen’s greatness after screaming abolish the monarchy to everyone she knew when she was 19 x.</text:p>
          </table:table-cell>
          <table:table-cell table:style-name="ce62" table:content-validation-name="val4"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Truss gives speech</text:p>
          </table:table-cell>
          <table:table-cell table:number-columns-repeated="1013"/>
        </table:table-row>
        <table:table-row table:style-name="ro1">
          <table:table-cell table:style-name="ce1"/>
          <table:table-cell table:style-name="ce31"/>
          <table:table-cell table:style-name="ce6"/>
          <table:table-cell table:style-name="ce12"/>
          <table:table-cell table:style-name="ce31" office:value-type="float" office:value="1662660902" calcext:value-type="float">
            <text:p>1662660902</text:p>
          </table:table-cell>
          <table:table-cell table:style-name="ce47" table:formula="of:=IFERROR(__xludf.dummyfunction(&quot;INDEX(SPLIT(E20, char(10))+60*60*2, 0, 1)/86400+date(1970,1,1)&quot;);44812.8437731482)" office:value-type="date" office:date-value="2022-09-08T20:15:01.728" calcext:value-type="date">
            <text:p>9/8/2022 20:15:02</text:p>
          </table:table-cell>
          <table:table-cell table:style-name="ce31" office:value-type="string" calcext:value-type="string">
            <text:p>[["kill", 0.40000007992584463], ["elizabethan", 0.40000007992584463], ["regnal", 0.40000007992584463], ["execut", 0.2537616875760389], ["donat", 0.22730046248263788], ["wife", 0.2096167216258253], ["castl", 0.20000003996292232], ["speech", 0.20000003996292232], ["palac", 0.20000003996292232], ["emot", 0.20000003996292232], ["winston", 0.20000003996292232], ["majesti", 0.20000003996292232], ["shake", 0.1587985325988058], ["death", 0.14629611288810515], ["abolish", 0.14416101868172762], ["monarchi", 0.1386276187410615], ["shock", 0.13637251680232831], ["hand", 0.12158553380084544]]</text:p>
          </table:table-cell>
          <table:table-cell table:style-name="ce31" office:value-type="string" calcext:value-type="string">
            <text:p>And now making a speech for the queen in her death. What shaking hands with liz truss does to a mf. Liz truss killed the queen btw, and is planning to kill us. Truss: “as we mark the passing of the second Elizabethan age, we mark the start of a new era of our great country.”.</text:p>
          </table:table-cell>
          <table:table-cell table:style-name="ce62" table:content-validation-name="val4"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Truss quote</text:p>
          </table:table-cell>
          <table:table-cell table:number-columns-repeated="1013"/>
        </table:table-row>
        <table:table-row table:style-name="ro1">
          <table:table-cell table:style-name="ce1"/>
          <table:table-cell table:style-name="ce31"/>
          <table:table-cell table:style-name="ce6"/>
          <table:table-cell table:style-name="ce12"/>
          <table:table-cell table:style-name="ce31" office:value-type="float" office:value="1662661865" calcext:value-type="float">
            <text:p>1662661865</text:p>
          </table:table-cell>
          <table:table-cell table:style-name="ce47" table:formula="of:=IFERROR(__xludf.dummyfunction(&quot;INDEX(SPLIT(E21, char(10))+60*60*2, 0, 1)/86400+date(1970,1,1)&quot;);44812.8549189815)" office:value-type="date" office:date-value="2022-09-08T20:31:05.088" calcext:value-type="date">
            <text:p>9/8/2022 20:31:05</text:p>
          </table:table-cell>
          <table:table-cell table:style-name="ce31" office:value-type="string" calcext:value-type="string">
            <text:p>[["monarchi", 0.5776024423880571], ["death", 0.4140626208422612], ["abolish", 0.38187880970338445], ["statement", 0.366360651996637], ["shock", 0.2839997968402673], ["keir", 0.1831803259983185], ["address", 0.1831803259983185], ["winston", 0.14351594750985627], ["execut", 0.1143956462775096], ["churchil", 0.11383411019197377], ["donat", 0.10705441947736268], ["wife", 0.09491058537363473]]</text:p>
          </table:table-cell>
          <table:table-cell table:style-name="ce31" office:value-type="string" calcext:value-type="string">
            <text:p>Johnsons statement is in a totally different league from Truss. @KnudJahnke Truss wanted to abolish the monarchy and a day after meeting her this happens... @DeezyDevs with how pointless monarchy is, it doesn't make any difference.</text:p>
          </table:table-cell>
          <table:table-cell table:style-name="ce62" table:content-validation-name="val4" office:value-type="string" calcext:value-type="string">
            <text:p>Subjective</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1"/>
          <table:table-cell table:style-name="ce6"/>
          <table:table-cell table:style-name="ce12"/>
          <table:table-cell table:style-name="ce31" office:value-type="float" office:value="1662662913" calcext:value-type="float">
            <text:p>1662662913</text:p>
          </table:table-cell>
          <table:table-cell table:style-name="ce47" table:formula="of:=IFERROR(__xludf.dummyfunction(&quot;INDEX(SPLIT(E22, char(10))+60*60*2, 0, 1)/86400+date(1970,1,1)&quot;);44812.8670486111)" office:value-type="date" office:date-value="2022-09-08T20:48:33.12" calcext:value-type="date">
            <text:p>9/8/2022 20:48:33</text:p>
          </table:table-cell>
          <table:table-cell table:style-name="ce31" office:value-type="string" calcext:value-type="string">
            <text:p>[["kill", 0.5199761738020606], ["abolish", 0.37500689247705254], ["monarchi", 0.36020140465652706], ["execut", 0.31626050161795904], ["donat", 0.2743153700527379], ["wife", 0.2608901471179899], ["death", 0.2599880869010303], ["address", 0.2599880869010303], ["born", 0.1405917005075252], ["winston", 0.13733924310912224], ["churchil", 0.13590727832279667], ["former", 0.1146073530403063], ["1874", 0.10244473183118459]]</text:p>
          </table:table-cell>
          <table:table-cell table:style-name="ce31" office:value-type="string" calcext:value-type="string">
            <text:p>Truss didn’t get to abolish the monarchy but I bet she had a hand in the queens death. Truss had to kill her to try to get out of this you can't convince me otherwise. Truss campaign’s biggest donation came from wife of former BP executive 🚨.</text:p>
          </table:table-cell>
          <table:table-cell table:style-name="ce62" table:content-validation-name="val4"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1"/>
          <table:table-cell table:style-name="ce6"/>
          <table:table-cell table:style-name="ce12"/>
          <table:table-cell table:style-name="ce31" office:value-type="float" office:value="1662663951" calcext:value-type="float">
            <text:p>1662663951</text:p>
          </table:table-cell>
          <table:table-cell table:style-name="ce47" table:formula="of:=IFERROR(__xludf.dummyfunction(&quot;INDEX(SPLIT(E23, char(10))+60*60*2, 0, 1)/86400+date(1970,1,1)&quot;);44812.8790625)" office:value-type="date" office:date-value="2022-09-08T21:05:50.784" calcext:value-type="date">
            <text:p>9/8/2022 21:05:51</text:p>
          </table:table-cell>
          <table:table-cell table:style-name="ce31" office:value-type="string" calcext:value-type="string">
            <text:p>[["charl", 0.6374022135239749], ["day", 0.36542806552685486], ["one", 0.2684563230224686], ["abolish", 0.2677542306700384], ["monarchi", 0.24868723938512644], ["realli", 0.24792917074026474], ["king", 0.24406501981222128], ["execut", 0.23321880172365678], ["donat", 0.20689736279934728], ["wife", 0.19063090742048167]]</text:p>
          </table:table-cell>
          <table:table-cell table:style-name="ce31" office:value-type="string" calcext:value-type="string">
            <text:p>Liz Truss accepted a £100,000 donation from the wife of a former BP executive.. The King's statement did not mention a name -- and he has the option to choose one other than Charles. Liz Truss just said "King Charles III." @ciabaudo She will make a Tory out of me one day.</text:p>
          </table:table-cell>
          <table:table-cell table:style-name="ce62" table:content-validation-name="val4"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King Charles III's name confirmed</text:p>
          </table:table-cell>
          <table:table-cell table:number-columns-repeated="1013"/>
        </table:table-row>
        <table:table-row table:style-name="ro1">
          <table:table-cell table:style-name="ce1"/>
          <table:table-cell table:style-name="ce31"/>
          <table:table-cell table:style-name="ce6"/>
          <table:table-cell table:style-name="ce12"/>
          <table:table-cell table:style-name="ce31" office:value-type="float" office:value="1662664870" calcext:value-type="float">
            <text:p>1662664870</text:p>
          </table:table-cell>
          <table:table-cell table:style-name="ce47" table:formula="of:=IFERROR(__xludf.dummyfunction(&quot;INDEX(SPLIT(E24, char(10))+60*60*2, 0, 1)/86400+date(1970,1,1)&quot;);44812.8896990741)" office:value-type="date" office:date-value="2022-09-08T21:21:10.08" calcext:value-type="date">
            <text:p>9/8/2022 21:21:10</text:p>
          </table:table-cell>
          <table:table-cell table:style-name="ce31" office:value-type="string" calcext:value-type="string">
            <text:p>[["execut", 0.5741590093418429], ["donat", 0.499261657600677], ["wife", 0.47015896878179375], ["charl", 0.44724688183983824]]</text:p>
          </table:table-cell>
          <table:table-cell table:style-name="ce31" office:value-type="string" calcext:value-type="string">
            <text:p>Liz Truss reveals campaign donation of £100,000 from wife of ex-BP executive. Liz Truss accepted a £100,000 donation from the wife of a former BP executive.. Charles is king now. liz truss is the pm.. officially fucked.</text:p>
          </table:table-cell>
          <table:table-cell table:style-name="ce62" table:content-validation-name="val4"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12"/>
          <table:table-cell table:style-name="ce31" office:value-type="float" office:value="1662666274" calcext:value-type="float">
            <text:p>1662666274</text:p>
          </table:table-cell>
          <table:table-cell table:style-name="ce47" table:formula="of:=IFERROR(__xludf.dummyfunction(&quot;INDEX(SPLIT(E25, char(10))+60*60*2, 0, 1)/86400+date(1970,1,1)&quot;);44812.9059490741)" office:value-type="date" office:date-value="2022-09-08T21:44:34.08" calcext:value-type="date">
            <text:p>9/8/2022 21:44:34</text:p>
          </table:table-cell>
          <table:table-cell table:style-name="ce31" office:value-type="string" calcext:value-type="string">
            <text:p>[["king", 0.7071067811865475], ["kill", 0.35355339059327373], ["winston", 0.2780079822895247], ["abolish", 0.26150432839940096], ["monarchi", 0.23794008957798224], ["execut", 0.22634148237279236], ["churchil", 0.21842976395928124], ["donat", 0.2000569002668542], ["wife", 0.18370293958699963]]</text:p>
          </table:table-cell>
          <table:table-cell table:style-name="ce31" office:value-type="string" calcext:value-type="string">
            <text:p>Liz Truss seems to have disclosed that the King will style himself King Charles lll - which was not inevitable. @SkyNews this the same Liz who wanted the monarchy abolished? 😂. Truss campaign’s biggest donation came from wife of former BP executive.</text:p>
          </table:table-cell>
          <table:table-cell table:style-name="ce62" table:content-validation-name="val4"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31" office:value-type="float" office:value="1662667382" calcext:value-type="float">
            <text:p>1662667382</text:p>
          </table:table-cell>
          <table:table-cell table:style-name="ce47" table:formula="of:=IFERROR(__xludf.dummyfunction(&quot;INDEX(SPLIT(E26, char(10))+60*60*2, 0, 1)/86400+date(1970,1,1)&quot;);44812.9187731482)" office:value-type="date" office:date-value="2022-09-08T22:03:01.728" calcext:value-type="date">
            <text:p>9/8/2022 22:03:02</text:p>
          </table:table-cell>
          <table:table-cell table:style-name="ce31" office:value-type="string" calcext:value-type="string">
            <text:p>[["abolish", 0.4221056137658233], ["monarchi", 0.3939037752557228], ["execut", 0.3660227239857778], ["hay", 0.33007735596067256], ["wife", 0.3006819547983815], ["shortli", 0.2939799102205069], ["inform", 0.2649807374416265], ["spoke", 0.2632267923997414], ["king", 0.23793299797614814], ["down", 0.22537501800774992]]</text:p>
          </table:table-cell>
          <table:table-cell table:style-name="ce31" office:value-type="string" calcext:value-type="string">
            <text:p>Fitriana Hay, wife of James Hay, former BP executive, donated £100,000 to Liz Truss’ election campaign. No windfall tax is a terrific return on that investment. @SkyNews... said the girl who wanted the monarchy abolished !!!</text:p>
          </table:table-cell>
          <table:table-cell table:style-name="ce62" table:content-validation-name="val4"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31" office:value-type="float" office:value="1662668740" calcext:value-type="float">
            <text:p>1662668740</text:p>
          </table:table-cell>
          <table:table-cell table:style-name="ce47" table:formula="of:=IFERROR(__xludf.dummyfunction(&quot;INDEX(SPLIT(E27, char(10))+60*60*2, 0, 1)/86400+date(1970,1,1)&quot;);44812.9344907407)" office:value-type="date" office:date-value="2022-09-08T22:25:39.936" calcext:value-type="date">
            <text:p>9/8/2022 22:25:40</text:p>
          </table:table-cell>
          <table:table-cell table:style-name="ce31" office:value-type="string" calcext:value-type="string">
            <text:p>[["charl", 0.6324555320336758], ["winston", 0.6324555320336758], ["execut", 0.3162277660168379], ["abolish", 0.23230672020705223], ["monarchi", 0.2145543934452108]]</text:p>
          </table:table-cell>
          <table:table-cell table:style-name="ce31" office:value-type="string" calcext:value-type="string">
            <text:p>@argo_times @FoxNews We'll see what King Charles the environmentist has to say about that. She took the throne when Winston Churchill was in Downing Street and this week invited Truss, the 15th prime minister of her reign, to form a new government. Queen Elizabeth II dies aged 96.</text:p>
          </table:table-cell>
          <table:table-cell table:style-name="ce62" table:content-validation-name="val4"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31" office:value-type="float" office:value="1662669822" calcext:value-type="float">
            <text:p>1662669822</text:p>
          </table:table-cell>
          <table:table-cell table:style-name="ce47" table:formula="of:=IFERROR(__xludf.dummyfunction(&quot;INDEX(SPLIT(E28, char(10))+60*60*2, 0, 1)/86400+date(1970,1,1)&quot;);44812.9470138889)" office:value-type="date" office:date-value="2022-09-08T22:43:41.664" calcext:value-type="date">
            <text:p>9/8/2022 22:43:42</text:p>
          </table:table-cell>
          <table:table-cell table:style-name="ce31" office:value-type="string" calcext:value-type="string">
            <text:p>[["winston", 1.0]]</text:p>
          </table:table-cell>
          <table:table-cell table:style-name="ce31" office:value-type="string" calcext:value-type="string">
            <text:p>Incredible:. "Her reign spanned 15 prime ministers starting with Winston Churchill, born in 1874, and including Ms Truss, born 101 years later in 1975.". The Queen and her 15 prime ministers - From Winston Churchill to Liz Truss.</text:p>
          </table:table-cell>
          <table:table-cell table:style-name="ce62" table:content-validation-name="val4"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31" office:value-type="float" office:value="1662670747" calcext:value-type="float">
            <text:p>1662670747</text:p>
          </table:table-cell>
          <table:table-cell table:style-name="ce47" table:formula="of:=IFERROR(__xludf.dummyfunction(&quot;INDEX(SPLIT(E29, char(10))+60*60*2, 0, 1)/86400+date(1970,1,1)&quot;);44812.9577199074)" office:value-type="date" office:date-value="2022-09-08T22:59:07.008" calcext:value-type="date">
            <text:p>9/8/2022 22:59:07</text:p>
          </table:table-cell>
          <table:table-cell table:style-name="ce31" office:value-type="string" calcext:value-type="string">
            <text:p>[["charl", 0.4555189196206354], ["abolish", 0.43178255901960916], ["born", 0.4099819752956481], ["winston", 0.40650721182534005], ["monarchi", 0.3832716465639104], ["king", 0.35473348756634515]]</text:p>
          </table:table-cell>
          <table:table-cell table:style-name="ce31" office:value-type="string" calcext:value-type="string">
            <text:p>Queen Elizabeth’s first Prime Minister was Winston Churchill, who was born 1874. Her last Prime Minister, Liz Truss, was born 1975. Astonishing. "King Charles III" —PM Truss. Liz Truss’ first act as PM was to abolish the monarchy #respect.</text:p>
          </table:table-cell>
          <table:table-cell table:style-name="ce62" table:content-validation-name="val4"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31" office:value-type="float" office:value="1662671691" calcext:value-type="float">
            <text:p>1662671691</text:p>
          </table:table-cell>
          <table:table-cell table:style-name="ce47" table:formula="of:=IFERROR(__xludf.dummyfunction(&quot;INDEX(SPLIT(E30, char(10))+60*60*2, 0, 1)/86400+date(1970,1,1)&quot;);44812.9686458333)" office:value-type="date" office:date-value="2022-09-08T23:14:51.36" calcext:value-type="date">
            <text:p>9/8/2022 23:14:51</text:p>
          </table:table-cell>
          <table:table-cell table:style-name="ce31" office:value-type="string" calcext:value-type="string">
            <text:p>[["charl", 1.0]]</text:p>
          </table:table-cell>
          <table:table-cell table:style-name="ce31" office:value-type="string" calcext:value-type="string">
            <text:p>@drbashirqureshi @FortuneMagazine You have got to be kidding, Charles King, no thanks. BREAKING: UK PM Liz Truss has called King Charles and informed him the government will meet tomorrow. @trapezoidlaw Oh. PM Truss said Charles II.</text:p>
          </table:table-cell>
          <table:table-cell table:style-name="ce62" table:content-validation-name="val4"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Truss calls King</text:p>
          </table:table-cell>
          <table:table-cell table:number-columns-repeated="1013"/>
        </table:table-row>
        <table:table-row table:style-name="ro1">
          <table:table-cell table:style-name="ce1"/>
          <table:table-cell table:style-name="ce38"/>
          <table:table-cell table:style-name="ce6"/>
          <table:table-cell table:style-name="ce31"/>
          <table:table-cell table:style-name="ce31" office:value-type="float" office:value="1662673229" calcext:value-type="float">
            <text:p>1662673229</text:p>
          </table:table-cell>
          <table:table-cell table:style-name="ce47" table:formula="of:=IFERROR(__xludf.dummyfunction(&quot;INDEX(SPLIT(E31, char(10))+60*60*2, 0, 1)/86400+date(1970,1,1)&quot;);44812.9864467593)" office:value-type="date" office:date-value="2022-09-08T23:40:29.28" calcext:value-type="date">
            <text:p>9/8/2022 23:40:29</text:p>
          </table:table-cell>
          <table:table-cell table:style-name="ce31" office:value-type="string" calcext:value-type="string">
            <text:p>[["hay", 1.0]]</text:p>
          </table:table-cell>
          <table:table-cell table:style-name="ce31" office:value-type="string" calcext:value-type="string">
            <text:p>The largest donation (£100k) to Truss's tory leadership campaign came from Fitriani Hay the wife of former BP executive David Hay. @snb19692 @MarcusFitzsimon Truss's biggest donor was the wife of a former BP executive..</text:p>
          </table:table-cell>
          <table:table-cell table:style-name="ce62" table:content-validation-name="val4"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number-rows-repeated="2">
          <table:table-cell table:style-name="ce1"/>
          <table:table-cell table:style-name="ce38"/>
          <table:table-cell table:style-name="ce6"/>
          <table:table-cell table:style-name="ce31"/>
          <table:table-cell table:style-name="ce38"/>
          <table:table-cell table:style-name="ce47"/>
          <table:table-cell table:style-name="ce31" table:number-columns-repeated="2"/>
          <table:table-cell table:style-name="ce63"/>
          <table:table-cell table:number-columns-repeated="1015"/>
        </table:table-row>
        <table:table-row table:style-name="ro1" table:number-rows-repeated="8">
          <table:table-cell table:style-name="ce1"/>
          <table:table-cell table:style-name="ce38"/>
          <table:table-cell table:style-name="ce6"/>
          <table:table-cell table:style-name="ce12"/>
          <table:table-cell table:style-name="ce38"/>
          <table:table-cell table:style-name="ce47"/>
          <table:table-cell table:style-name="ce31" table:number-columns-repeated="2"/>
          <table:table-cell table:style-name="ce63"/>
          <table:table-cell table:number-columns-repeated="1015"/>
        </table:table-row>
        <table:table-row table:style-name="ro1">
          <table:table-cell table:style-name="ce1"/>
          <table:table-cell table:style-name="ce38"/>
          <table:table-cell table:style-name="ce6"/>
          <table:table-cell table:style-name="ce31"/>
          <table:table-cell table:style-name="ce38"/>
          <table:table-cell table:style-name="ce47"/>
          <table:table-cell table:style-name="ce31" table:number-columns-repeated="2"/>
          <table:table-cell table:style-name="ce63"/>
          <table:table-cell table:number-columns-repeated="1015"/>
        </table:table-row>
        <table:table-row table:style-name="ro1" table:number-rows-repeated="2">
          <table:table-cell table:style-name="ce33"/>
          <table:table-cell table:style-name="ce39" table:number-columns-repeated="3"/>
          <table:table-cell table:style-name="ce38"/>
          <table:table-cell table:style-name="ce47"/>
          <table:table-cell table:style-name="ce31" table:number-columns-repeated="2"/>
          <table:table-cell table:style-name="ce63"/>
          <table:table-cell table:number-columns-repeated="1015"/>
        </table:table-row>
        <table:table-row table:style-name="ro1" table:number-rows-repeated="7">
          <table:table-cell table:style-name="ce32"/>
          <table:table-cell table:number-columns-repeated="4"/>
          <table:table-cell table:style-name="ce47"/>
          <table:table-cell table:style-name="ce31" table:number-columns-repeated="2"/>
          <table:table-cell table:style-name="ce63"/>
          <table:table-cell table:number-columns-repeated="1015"/>
        </table:table-row>
        <table:table-row table:style-name="ro1" table:number-rows-repeated="936">
          <table:table-cell table:style-name="ce32"/>
          <table:table-cell table:number-columns-repeated="4"/>
          <table:table-cell table:style-name="ce47"/>
          <table:table-cell table:style-name="ce31" table:number-columns-repeated="2"/>
          <table:table-cell table:style-name="ce63"/>
          <table:table-cell table:number-columns-repeated="1015"/>
        </table:table-row>
        <table:table-row table:style-name="ro1">
          <table:table-cell table:style-name="ce32"/>
          <table:table-cell table:number-columns-repeated="4"/>
          <table:table-cell table:style-name="ce47"/>
          <table:table-cell table:style-name="ce31" table:number-columns-repeated="2"/>
          <table:table-cell table:style-name="ce64" table:content-validation-name="val4"/>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4" table:content-validation-name="val4"/>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4" table:content-validation-name="val4"/>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4" table:content-validation-name="val4"/>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4" table:content-validation-name="val4"/>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4" table:content-validation-name="val4"/>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4" table:content-validation-name="val4"/>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4" table:content-validation-name="val4"/>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4" table:content-validation-name="val4"/>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4" table:content-validation-name="val4"/>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4" table:content-validation-name="val4"/>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table-cell table:style-name="ce31"/>
          <table:table-cell table:style-name="ce64" table:content-validation-name="val4"/>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table-cell table:style-name="ce31"/>
          <table:table-cell table:style-name="ce64" table:content-validation-name="val4"/>
          <table:table-cell table:style-name="ce31" table:formula="of:=FALSE()" office:value-type="float" office:value="0" calcext:value-type="float">
            <text:p>0</text:p>
          </table:table-cell>
          <table:table-cell table:number-columns-repeated="1014"/>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day-4'.I1:'day-4'.I1000">
            <calcext:condition calcext:apply-style-name="ConditionalStyle_1" calcext:value="=&quot;Newsworthy&quot;" calcext:base-cell-address="'day-4'.I1"/>
          </calcext:conditional-format>
        </calcext:conditional-formats>
      </table:table>
      <table:table table:name="day-3" table:style-name="ta7">
        <table:table-column table:style-name="co1"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9"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36"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46"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65" office:value-type="string" calcext:value-type="string">
            <text:p>Type</text:p>
          </table:table-cell>
          <table:table-cell table:style-name="ce1" office:value-type="string" calcext:value-type="string">
            <text:p>In SEER</text:p>
          </table:table-cell>
          <table:table-cell table:style-name="ce1" office:value-type="string" calcext:value-type="string">
            <text:p>Notes</text:p>
          </table:table-cell>
          <table:table-cell table:number-columns-repeated="1013"/>
        </table:table-row>
        <table:table-row table:style-name="ro1">
          <table:table-cell table:style-name="ce1" office:value-type="string" calcext:value-type="string">
            <text:p>Redundant</text:p>
          </table:table-cell>
          <table:table-cell table:style-name="ce31" office:value-type="string" calcext:value-type="string">
            <text:p>Already reported, no new information</text:p>
          </table:table-cell>
          <table:table-cell table:style-name="ce31" table:formula="of:=COUNTIF([.I$1:.I$1048576];[.A2])" office:value-type="float" office:value="5" calcext:value-type="float">
            <text:p>5</text:p>
          </table:table-cell>
          <table:table-cell table:style-name="ce42" table:formula="of:=[.C2]/COUNTA([.I$2:.I1000])" office:value-type="percentage" office:value="0.5" calcext:value-type="percentage">
            <text:p>50.00%</text:p>
          </table:table-cell>
          <table:table-cell table:style-name="ce31" office:value-type="float" office:value="1662544571" calcext:value-type="float">
            <text:p>1662544571</text:p>
          </table:table-cell>
          <table:table-cell table:style-name="ce47" table:formula="of:=IFERROR(__xludf.dummyfunction(&quot;INDEX(SPLIT(E2, char(10))+60*60*2, 0, 1)/86400+date(1970,1,1)&quot;);44811.497349537)" office:value-type="date" office:date-value="2022-09-07T11:56:11.04" calcext:value-type="date">
            <text:p>9/7/2022 11:56:11</text:p>
          </table:table-cell>
          <table:table-cell table:style-name="ce31" office:value-type="string" calcext:value-type="string">
            <text:p>[["hinduphobia", 0.5285510260961748], ["hindu", 0.5051676736598489], ["mock", 0.5008404242982355], ["worship", 0.4632475619909301]]</text:p>
          </table:table-cell>
          <table:table-cell table:style-name="ce31" office:value-type="string" calcext:value-type="string">
            <text:p>@marshD45 @Sassy_Hindu What victim card are the Hindus playing here? Why was Rishi Sunak mocked for worshipping cows? Would you dare to mock the religious practices of other faiths? Why expect Hindus to tolerate it then?</text:p>
          </table:table-cell>
          <table:table-cell table:style-name="ce66" table:content-validation-name="val5" office:value-type="string" calcext:value-type="string">
            <text:p>Noise</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office:value-type="string" calcext:value-type="string">
            <text:p>Noise</text:p>
          </table:table-cell>
          <table:table-cell table:style-name="ce31" office:value-type="string" calcext:value-type="string">
            <text:p>Unrelated to the event or illegible</text:p>
          </table:table-cell>
          <table:table-cell table:style-name="ce31" table:formula="of:=COUNTIF([.I$1:.I$1048576];[.A3])" office:value-type="float" office:value="1" calcext:value-type="float">
            <text:p>1</text:p>
          </table:table-cell>
          <table:table-cell table:style-name="ce42" table:formula="of:=[.C3]/COUNTA([.I$2:.I1001])" office:value-type="percentage" office:value="0.1" calcext:value-type="percentage">
            <text:p>10.00%</text:p>
          </table:table-cell>
          <table:table-cell table:style-name="ce31" office:value-type="float" office:value="1662548387" calcext:value-type="float">
            <text:p>1662548387</text:p>
          </table:table-cell>
          <table:table-cell table:style-name="ce47" table:formula="of:=IFERROR(__xludf.dummyfunction(&quot;INDEX(SPLIT(E3, char(10))+60*60*2, 0, 1)/86400+date(1970,1,1)&quot;);44811.5415162037)" office:value-type="date" office:date-value="2022-09-07T12:59:47.328" calcext:value-type="date">
            <text:p>9/7/2022 12:59:47</text:p>
          </table:table-cell>
          <table:table-cell table:style-name="ce31" office:value-type="string" calcext:value-type="string">
            <text:p>[["windfal", 0.7276068751089989], ["construct", 0.242535625036333], ["side", 0.242535625036333], ["keir", 0.242535625036333], ["noth", 0.242535625036333], ["chamber", 0.18277279544438096], ["aspir", 0.1646764369339304], ["cheer", 0.1594290897459155], ["understand", 0.130423389560798], ["common", 0.12876569896672402], ["water", 0.12520584974100618], ["announc", 0.12473324591333701], ["starmer", 0.12122268758768831], ["pollut", 0.11852840413238531], ["tomorrow", 0.11592465201474741], ["confirm", 0.11509134025007453], ["beach", 0.10335793660220714], ["choos", 0.09741844871015413], ["compani", 0.09447129092199623]]</text:p>
          </table:table-cell>
          <table:table-cell table:style-name="ce31" office:value-type="string" calcext:value-type="string">
            <text:p>Truss confirms she will make an announcement on energy to the Commons tomorrow. Truss rules out windfall taxes regardless.. “I am against a windfall tax, I believe it is the wrong thing to be putting off companies investing in the U.K. just when we need to be growing economy.”.</text:p>
          </table:table-cell>
          <table:table-cell table:style-name="ce66" table:content-validation-name="val5"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Announcement on energy tomorrow; against windfall tax</text:p>
          </table:table-cell>
          <table:table-cell table:number-columns-repeated="1013"/>
        </table:table-row>
        <table:table-row table:style-name="ro1">
          <table:table-cell table:style-name="ce1" office:value-type="string" calcext:value-type="string">
            <text:p>Subjective</text:p>
          </table:table-cell>
          <table:table-cell table:style-name="ce31" office:value-type="string" calcext:value-type="string">
            <text:p>Subjective content</text:p>
          </table:table-cell>
          <table:table-cell table:style-name="ce31" table:formula="of:=COUNTIF([.I$1:.I$1048576];[.A4])" office:value-type="float" office:value="0" calcext:value-type="float">
            <text:p>0</text:p>
          </table:table-cell>
          <table:table-cell table:style-name="ce42" table:formula="of:=[.C4]/COUNTA([.I$2:.I1002])" office:value-type="percentage" office:value="0" calcext:value-type="percentage">
            <text:p>0.00%</text:p>
          </table:table-cell>
          <table:table-cell table:style-name="ce31" office:value-type="float" office:value="1662549332" calcext:value-type="float">
            <text:p>1662549332</text:p>
          </table:table-cell>
          <table:table-cell table:style-name="ce47" table:formula="of:=IFERROR(__xludf.dummyfunction(&quot;INDEX(SPLIT(E4, char(10))+60*60*2, 0, 1)/86400+date(1970,1,1)&quot;);44811.5524537037)" office:value-type="date" office:date-value="2022-09-07T13:15:31.68" calcext:value-type="date">
            <text:p>9/7/2022 13:15:32</text:p>
          </table:table-cell>
          <table:table-cell table:style-name="ce31" office:value-type="string" calcext:value-type="string">
            <text:p>[["170bn", 0.6608297482795202], ["london", 0.4405531655196802], ["femal", 0.3975226469736517], ["blackford", 0.2202765827598401], ["bardel", 0.2202765827598401], ["roar", 0.1799280405279585], ["hurt", 0.17974955966598727], ["theresa", 0.13078840022366683], ["truth", 0.12732583678199944], ["bench", 0.12707349504960513]]</text:p>
          </table:table-cell>
          <table:table-cell table:style-name="ce31" office:value-type="string" calcext:value-type="string">
            <text:p>@RespectIsVital Letting energy companies make about £170bn in excess profits, and making the public pay for it all.... Truss great line: Can’t understand why it’s “so hard for Labour to find a female leader or, indeed, a leader who doesn’t come from north London?”. 👊.</text:p>
          </table:table-cell>
          <table:table-cell table:style-name="ce66" table:content-validation-name="val5"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170bn profits, Labour female leaders</text:p>
          </table:table-cell>
          <table:table-cell table:number-columns-repeated="1013"/>
        </table:table-row>
        <table:table-row table:style-name="ro1">
          <table:table-cell table:style-name="ce1" office:value-type="string" calcext:value-type="string">
            <text:p>Newsworthy</text:p>
          </table:table-cell>
          <table:table-cell table:style-name="ce31" office:value-type="string" calcext:value-type="string">
            <text:p>Newsworthy (non-enumerable)</text:p>
          </table:table-cell>
          <table:table-cell table:style-name="ce31" table:formula="of:=COUNTIF([.I$1:.I$1048576];[.A5])" office:value-type="float" office:value="4" calcext:value-type="float">
            <text:p>4</text:p>
          </table:table-cell>
          <table:table-cell table:style-name="ce42" table:formula="of:=[.C5]/COUNTA([.I$2:.I1003])" office:value-type="percentage" office:value="0.4" calcext:value-type="percentage">
            <text:p>40.00%</text:p>
          </table:table-cell>
          <table:table-cell table:style-name="ce31" office:value-type="float" office:value="1662550414" calcext:value-type="float">
            <text:p>1662550414</text:p>
          </table:table-cell>
          <table:table-cell table:style-name="ce47" table:formula="of:=IFERROR(__xludf.dummyfunction(&quot;INDEX(SPLIT(E5, char(10))+60*60*2, 0, 1)/86400+date(1970,1,1)&quot;);44811.5649768519)" office:value-type="date" office:date-value="2022-09-07T13:33:34.272" calcext:value-type="date">
            <text:p>9/7/2022 13:33:34</text:p>
          </table:table-cell>
          <table:table-cell table:style-name="ce31" office:value-type="string" calcext:value-type="string">
            <text:p>[["noth", 0.6860502146578076], ["femal", 0.3923072818425836], ["blackford", 0.3923072818425836], ["170bn", 0.3923072818425836], ["rise", 0.26003863714422737]]</text:p>
          </table:table-cell>
          <table:table-cell table:style-name="ce31" office:value-type="string" calcext:value-type="string">
            <text:p>PMQs: Starmer says there's nothing new about a Tory PM who tells the works it's them who are paying for a crisis. Truss says there's nothing new about a Labour leader asking for tax rises, and that Starmer "doesn't understand aspiration".</text:p>
          </table:table-cell>
          <table:table-cell table:style-name="ce66" table:content-validation-name="val5"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Truss says Starmer doesn't understand aspiration</text:p>
          </table:table-cell>
          <table:table-cell table:number-columns-repeated="1013"/>
        </table:table-row>
        <table:table-row table:style-name="ro1">
          <table:table-cell table:style-name="ce32"/>
          <table:table-cell table:style-name="ce31" office:value-type="string" calcext:value-type="string">
            <text:p>Total</text:p>
          </table:table-cell>
          <table:table-cell table:style-name="ce40" table:formula="of:=SUM([.C2:.C5])" office:value-type="float" office:value="10" calcext:value-type="float">
            <text:p>10</text:p>
          </table:table-cell>
          <table:table-cell table:style-name="ce43" table:formula="of:=SUM([.D2:.D5])" office:value-type="percentage" office:value="1" calcext:value-type="percentage">
            <text:p>100%</text:p>
          </table:table-cell>
          <table:table-cell table:style-name="ce31" office:value-type="float" office:value="1662551330" calcext:value-type="float">
            <text:p>1662551330</text:p>
          </table:table-cell>
          <table:table-cell table:style-name="ce47" table:formula="of:=IFERROR(__xludf.dummyfunction(&quot;INDEX(SPLIT(E6, char(10))+60*60*2, 0, 1)/86400+date(1970,1,1)&quot;);44811.5755787037)" office:value-type="date" office:date-value="2022-09-07T13:48:50.112" calcext:value-type="date">
            <text:p>9/7/2022 13:48:50</text:p>
          </table:table-cell>
          <table:table-cell table:style-name="ce31" office:value-type="string" calcext:value-type="string">
            <text:p>[["femal", 0.9707655049795005], ["london", 0.24002986135457252]]</text:p>
          </table:table-cell>
          <table:table-cell table:style-name="ce31" office:value-type="string" calcext:value-type="string">
            <text:p>Theresa May asks why all three of the UK's female PMs have been from the Conservative Party. "There doesn't seem to be the ability in the Labour Party to find a female leader, or indeed a leader who doesn't come from North London," Liz Truss replies..</text:p>
          </table:table-cell>
          <table:table-cell table:style-name="ce66" table:content-validation-name="val5"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33"/>
          <table:table-cell table:style-name="ce31" office:value-type="string" calcext:value-type="string">
            <text:p>Precision</text:p>
          </table:table-cell>
          <table:table-cell table:style-name="ce12" table:formula="of:=SUM([.C5])" office:value-type="float" office:value="4" calcext:value-type="float">
            <text:p>4</text:p>
          </table:table-cell>
          <table:table-cell table:style-name="ce15" table:formula="of:=SUM([.D5])" office:value-type="percentage" office:value="0.4" calcext:value-type="percentage">
            <text:p>40.00%</text:p>
          </table:table-cell>
          <table:table-cell table:style-name="ce31" office:value-type="float" office:value="1662552283" calcext:value-type="float">
            <text:p>1662552283</text:p>
          </table:table-cell>
          <table:table-cell table:style-name="ce47" table:formula="of:=IFERROR(__xludf.dummyfunction(&quot;INDEX(SPLIT(E7, char(10))+60*60*2, 0, 1)/86400+date(1970,1,1)&quot;);44811.5866087963)" office:value-type="date" office:date-value="2022-09-07T14:04:43.104" calcext:value-type="date">
            <text:p>9/7/2022 14:04:43</text:p>
          </table:table-cell>
          <table:table-cell table:style-name="ce31" office:value-type="string" calcext:value-type="string">
            <text:p>[["femal", 0.799172661750442], ["170bn", 0.4809355146507895], ["theresa", 0.26309684536206623], ["three", 0.24658494970055014]]</text:p>
          </table:table-cell>
          <table:table-cell table:style-name="ce31" office:value-type="string" calcext:value-type="string">
            <text:p>Theresa May asks Liz Truss "why does she think it is that all three female prime ministers have been Conservative?" #PMQs.. Truss great line: Can’t understand why it’s “so hard for Labour to find a female leader or, indeed, a leader who doesn’t come from north London?”. 👊.</text:p>
          </table:table-cell>
          <table:table-cell table:style-name="ce66" table:content-validation-name="val5"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33"/>
          <table:table-cell table:style-name="ce31" office:value-type="string" calcext:value-type="string">
            <text:p>Precision (with redundancy)</text:p>
          </table:table-cell>
          <table:table-cell table:style-name="ce12" table:formula="of:=[.C2]+[.C4]" office:value-type="float" office:value="5" calcext:value-type="float">
            <text:p>5</text:p>
          </table:table-cell>
          <table:table-cell table:style-name="ce15" table:formula="of:=SUM([.D5]) + [.D2]" office:value-type="percentage" office:value="0.9" calcext:value-type="percentage">
            <text:p>90.00%</text:p>
          </table:table-cell>
          <table:table-cell table:style-name="ce31" office:value-type="float" office:value="1662553613" calcext:value-type="float">
            <text:p>1662553613</text:p>
          </table:table-cell>
          <table:table-cell table:style-name="ce47" table:formula="of:=IFERROR(__xludf.dummyfunction(&quot;INDEX(SPLIT(E8, char(10))+60*60*2, 0, 1)/86400+date(1970,1,1)&quot;);44811.6020023148)" office:value-type="date" office:date-value="2022-09-07T14:26:52.8" calcext:value-type="date">
            <text:p>9/7/2022 14:26:53</text:p>
          </table:table-cell>
          <table:table-cell table:style-name="ce31" office:value-type="string" calcext:value-type="string">
            <text:p>[["femal", 0.6483502575790132], ["london", 0.560282953085187], ["inde", 0.5154851656249375]]</text:p>
          </table:table-cell>
          <table:table-cell table:style-name="ce31" office:value-type="string" calcext:value-type="string">
            <text:p>Theresa May Q: Why have all 3 female PMs been Conservatives?. Truss: Labour can't find a female leader, or indeed one who doesn't come from north London.</text:p>
          </table:table-cell>
          <table:table-cell table:style-name="ce66" table:content-validation-name="val5"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3"/>
          <table:table-cell table:style-name="ce31" office:value-type="float" office:value="1662554736" calcext:value-type="float">
            <text:p>1662554736</text:p>
          </table:table-cell>
          <table:table-cell table:style-name="ce47" table:formula="of:=IFERROR(__xludf.dummyfunction(&quot;INDEX(SPLIT(E9, char(10))+60*60*2, 0, 1)/86400+date(1970,1,1)&quot;);44811.615)" office:value-type="date" office:date-value="2022-09-07T14:45:36" calcext:value-type="date">
            <text:p>9/7/2022 14:45:36</text:p>
          </table:table-cell>
          <table:table-cell table:style-name="ce31" office:value-type="string" calcext:value-type="string">
            <text:p>[["femal", 0.7667918842183895], ["london", 0.4720663357416299], ["leader", 0.2603305092754198], ["inde", 0.2576888440395176], ["find", 0.23453798531210368]]</text:p>
          </table:table-cell>
          <table:table-cell table:style-name="ce31" office:value-type="string" calcext:value-type="string">
            <text:p>@SiobhanBenita @Keir_Starmer Why is it so hard for Labour to find a female leader or, indeed, any leader who doesn’t come from North London?”. @PippaCrerar Who comes from North London ? @UKLabour So does she like people from North London or doesn't she?</text:p>
          </table:table-cell>
          <table:table-cell table:style-name="ce66" table:content-validation-name="val5"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34" office:value-type="string" calcext:value-type="string" table:number-columns-spanned="3" table:number-rows-spanned="1">
            <text:p>In SEER</text:p>
          </table:table-cell>
          <table:covered-table-cell table:number-columns-repeated="2"/>
          <table:table-cell table:style-name="ce15" table:formula="of:=IFERROR(__xludf.dummyfunction(&quot;COUNTIF(FILTER(J2:J1000, I2:I1000=&quot;&quot;Newsworthy&quot;&quot;), TRUE)/C5&quot;);1)" office:value-type="percentage" office:value="1" calcext:value-type="percentage">
            <text:p>100.00%</text:p>
          </table:table-cell>
          <table:table-cell table:style-name="ce31" office:value-type="float" office:value="1662562084" calcext:value-type="float">
            <text:p>1662562084</text:p>
          </table:table-cell>
          <table:table-cell table:style-name="ce47" table:formula="of:=IFERROR(__xludf.dummyfunction(&quot;INDEX(SPLIT(E10, char(10))+60*60*2, 0, 1)/86400+date(1970,1,1)&quot;);44811.7000462963)" office:value-type="date" office:date-value="2022-09-07T16:48:04.32" calcext:value-type="date">
            <text:p>9/7/2022 16:48:04</text:p>
          </table:table-cell>
          <table:table-cell table:style-name="ce31" office:value-type="string" calcext:value-type="string">
            <text:p>[["femal", 0.7524023031672167], ["london", 0.6587038592483482]]</text:p>
          </table:table-cell>
          <table:table-cell table:style-name="ce31" office:value-type="string" calcext:value-type="string">
            <text:p>Liz Truss says that while the Conservatives have had three female PMs, Labour hasn't had a leader who's not from North London. Keir Starmer replies: "I'm not from North London." #PMQs. Liz Truss says Labour can’t find a leader who’s female or not from north London.</text:p>
          </table:table-cell>
          <table:table-cell table:style-name="ce66" table:content-validation-name="val5"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Starmer reply to Truss jibe on female leaders</text:p>
          </table:table-cell>
          <table:table-cell table:number-columns-repeated="1013"/>
        </table:table-row>
        <table:table-row table:style-name="ro1">
          <table:table-cell table:style-name="ce34" office:value-type="string" calcext:value-type="string" table:number-columns-spanned="3" table:number-rows-spanned="1">
            <text:p>Not in SEER</text:p>
          </table:table-cell>
          <table:covered-table-cell table:number-columns-repeated="2"/>
          <table:table-cell table:style-name="ce15" table:formula="of:=IFERROR(__xludf.dummyfunction(&quot;1-COUNTIF(FILTER(J2:J1000, I2:I1000=&quot;&quot;Newsworthy&quot;&quot;), TRUE)/C5&quot;);0)" office:value-type="percentage" office:value="0" calcext:value-type="percentage">
            <text:p>0.00%</text:p>
          </table:table-cell>
          <table:table-cell table:style-name="ce31" office:value-type="float" office:value="1662569099" calcext:value-type="float">
            <text:p>1662569099</text:p>
          </table:table-cell>
          <table:table-cell table:style-name="ce47" table:formula="of:=IFERROR(__xludf.dummyfunction(&quot;INDEX(SPLIT(E11, char(10))+60*60*2, 0, 1)/86400+date(1970,1,1)&quot;);44811.7812384259)" office:value-type="date" office:date-value="2022-09-07T18:44:59.136" calcext:value-type="date">
            <text:p>9/7/2022 18:44:59</text:p>
          </table:table-cell>
          <table:table-cell table:style-name="ce31" office:value-type="string" calcext:value-type="string">
            <text:p>[["femal", 1.0]]</text:p>
          </table:table-cell>
          <table:table-cell table:style-name="ce31" office:value-type="string" calcext:value-type="string">
            <text:p>Theresa May asks why Truss thinks it is all 3 female PMs have been Conservatives. Truss “there does seem to be an extraordinary inability of Labour Party to find a female leader, or indeed a leader who doesn’t come from North London!”. Big roars from Tory benches again #PMQs.</text:p>
          </table:table-cell>
          <table:table-cell table:style-name="ce66" table:content-validation-name="val5"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7"/>
          <table:table-cell table:style-name="ce38" table:number-columns-repeated="2"/>
          <table:table-cell table:style-name="ce6"/>
          <table:table-cell table:style-name="ce47"/>
          <table:table-cell table:style-name="ce31" table:number-columns-repeated="2"/>
          <table:table-cell table:style-name="ce67"/>
          <table:table-cell table:number-columns-repeated="1015"/>
        </table:table-row>
        <table:table-row table:style-name="ro1">
          <table:table-cell table:style-name="ce1"/>
          <table:table-cell table:style-name="ce38"/>
          <table:table-cell table:style-name="ce1" table:number-columns-repeated="2"/>
          <table:table-cell table:style-name="ce6"/>
          <table:table-cell table:style-name="ce47"/>
          <table:table-cell table:style-name="ce31" table:number-columns-repeated="2"/>
          <table:table-cell table:style-name="ce67"/>
          <table:table-cell table:number-columns-repeated="1015"/>
        </table:table-row>
        <table:table-row table:style-name="ro1" table:number-rows-repeated="2">
          <table:table-cell table:style-name="ce1"/>
          <table:table-cell table:style-name="ce31"/>
          <table:table-cell table:style-name="ce41"/>
          <table:table-cell table:style-name="ce3"/>
          <table:table-cell table:style-name="ce6"/>
          <table:table-cell table:style-name="ce47"/>
          <table:table-cell table:style-name="ce31" table:number-columns-repeated="2"/>
          <table:table-cell table:style-name="ce67"/>
          <table:table-cell table:number-columns-repeated="1015"/>
        </table:table-row>
        <table:table-row table:style-name="ro1" table:number-rows-repeated="2">
          <table:table-cell table:style-name="ce1"/>
          <table:table-cell table:style-name="ce31"/>
          <table:table-cell table:style-name="ce41"/>
          <table:table-cell table:style-name="ce3"/>
          <table:table-cell table:style-name="ce6"/>
          <table:table-cell table:style-name="ce47"/>
          <table:table-cell table:style-name="ce31" table:number-columns-repeated="2"/>
          <table:table-cell table:style-name="ce67"/>
          <table:table-cell table:number-columns-repeated="1015"/>
        </table:table-row>
        <table:table-row table:style-name="ro1">
          <table:table-cell table:style-name="ce35"/>
          <table:table-cell table:style-name="ce1"/>
          <table:table-cell table:style-name="ce6"/>
          <table:table-cell table:style-name="ce3"/>
          <table:table-cell table:style-name="ce6"/>
          <table:table-cell table:style-name="ce47"/>
          <table:table-cell table:style-name="ce31" table:number-columns-repeated="2"/>
          <table:table-cell table:style-name="ce67"/>
          <table:table-cell table:number-columns-repeated="1015"/>
        </table:table-row>
        <table:table-row table:style-name="ro1">
          <table:table-cell table:style-name="ce1" table:number-columns-repeated="4"/>
          <table:table-cell table:style-name="ce6"/>
          <table:table-cell table:style-name="ce47"/>
          <table:table-cell table:style-name="ce31" table:number-columns-repeated="2"/>
          <table:table-cell table:style-name="ce67"/>
          <table:table-cell table:number-columns-repeated="1015"/>
        </table:table-row>
        <table:table-row table:style-name="ro1" table:number-rows-repeated="4">
          <table:table-cell table:style-name="ce1"/>
          <table:table-cell table:style-name="ce31"/>
          <table:table-cell table:style-name="ce6"/>
          <table:table-cell table:style-name="ce12"/>
          <table:table-cell table:style-name="ce6"/>
          <table:table-cell table:style-name="ce47"/>
          <table:table-cell table:style-name="ce31" table:number-columns-repeated="2"/>
          <table:table-cell table:style-name="ce67"/>
          <table:table-cell table:number-columns-repeated="1015"/>
        </table:table-row>
        <table:table-row table:style-name="ro1">
          <table:table-cell table:style-name="ce1"/>
          <table:table-cell table:style-name="ce31"/>
          <table:table-cell table:style-name="ce6"/>
          <table:table-cell table:style-name="ce12"/>
          <table:table-cell table:style-name="ce6"/>
          <table:table-cell table:style-name="ce47"/>
          <table:table-cell table:style-name="ce31" table:number-columns-repeated="2"/>
          <table:table-cell table:style-name="ce67"/>
          <table:table-cell table:number-columns-repeated="1015"/>
        </table:table-row>
        <table:table-row table:style-name="ro1">
          <table:table-cell table:style-name="ce1"/>
          <table:table-cell table:style-name="ce38"/>
          <table:table-cell table:style-name="ce6"/>
          <table:table-cell table:style-name="ce12"/>
          <table:table-cell table:style-name="ce6"/>
          <table:table-cell table:style-name="ce47"/>
          <table:table-cell table:style-name="ce31" table:number-columns-repeated="2"/>
          <table:table-cell table:style-name="ce67"/>
          <table:table-cell table:number-columns-repeated="1015"/>
        </table:table-row>
        <table:table-row table:style-name="ro1">
          <table:table-cell table:style-name="ce1"/>
          <table:table-cell table:style-name="ce38"/>
          <table:table-cell table:style-name="ce6"/>
          <table:table-cell table:style-name="ce31"/>
          <table:table-cell table:style-name="ce6"/>
          <table:table-cell table:style-name="ce47"/>
          <table:table-cell table:style-name="ce31" table:number-columns-repeated="2"/>
          <table:table-cell table:style-name="ce67"/>
          <table:table-cell table:number-columns-repeated="1015"/>
        </table:table-row>
        <table:table-row table:style-name="ro1" table:number-rows-repeated="2">
          <table:table-cell table:style-name="ce1"/>
          <table:table-cell table:style-name="ce38"/>
          <table:table-cell table:style-name="ce6"/>
          <table:table-cell table:style-name="ce31"/>
          <table:table-cell table:style-name="ce6"/>
          <table:table-cell table:style-name="ce47"/>
          <table:table-cell table:style-name="ce31" table:number-columns-repeated="2"/>
          <table:table-cell table:style-name="ce67"/>
          <table:table-cell table:number-columns-repeated="1015"/>
        </table:table-row>
        <table:table-row table:style-name="ro1">
          <table:table-cell table:style-name="ce1"/>
          <table:table-cell table:style-name="ce38"/>
          <table:table-cell table:style-name="ce6"/>
          <table:table-cell table:style-name="ce31"/>
          <table:table-cell table:style-name="ce44"/>
          <table:table-cell table:style-name="ce47"/>
          <table:table-cell table:style-name="ce31" table:number-columns-repeated="2"/>
          <table:table-cell table:style-name="ce67"/>
          <table:table-cell table:number-columns-repeated="1015"/>
        </table:table-row>
        <table:table-row table:style-name="ro1">
          <table:table-cell table:style-name="ce1"/>
          <table:table-cell table:style-name="ce38"/>
          <table:table-cell table:style-name="ce6"/>
          <table:table-cell table:style-name="ce31"/>
          <table:table-cell table:style-name="ce45"/>
          <table:table-cell table:style-name="ce47"/>
          <table:table-cell table:style-name="ce31" table:number-columns-repeated="2"/>
          <table:table-cell table:style-name="ce67"/>
          <table:table-cell table:number-columns-repeated="1015"/>
        </table:table-row>
        <table:table-row table:style-name="ro1">
          <table:table-cell table:style-name="ce1"/>
          <table:table-cell table:style-name="ce38"/>
          <table:table-cell table:style-name="ce6"/>
          <table:table-cell table:style-name="ce31"/>
          <table:table-cell table:style-name="ce38"/>
          <table:table-cell table:style-name="ce47"/>
          <table:table-cell table:style-name="ce31" table:number-columns-repeated="2"/>
          <table:table-cell table:style-name="ce68"/>
          <table:table-cell table:number-columns-repeated="1015"/>
        </table:table-row>
        <table:table-row table:style-name="ro1" table:number-rows-repeated="2">
          <table:table-cell table:style-name="ce1"/>
          <table:table-cell table:style-name="ce38"/>
          <table:table-cell table:style-name="ce6"/>
          <table:table-cell table:style-name="ce31"/>
          <table:table-cell table:style-name="ce38"/>
          <table:table-cell table:style-name="ce47"/>
          <table:table-cell table:style-name="ce31" table:number-columns-repeated="2"/>
          <table:table-cell table:style-name="ce68"/>
          <table:table-cell table:number-columns-repeated="1015"/>
        </table:table-row>
        <table:table-row table:style-name="ro1" table:number-rows-repeated="8">
          <table:table-cell table:style-name="ce1"/>
          <table:table-cell table:style-name="ce38"/>
          <table:table-cell table:style-name="ce6"/>
          <table:table-cell table:style-name="ce12"/>
          <table:table-cell table:style-name="ce38"/>
          <table:table-cell table:style-name="ce47"/>
          <table:table-cell table:style-name="ce31" table:number-columns-repeated="2"/>
          <table:table-cell table:style-name="ce68"/>
          <table:table-cell table:number-columns-repeated="1015"/>
        </table:table-row>
        <table:table-row table:style-name="ro1">
          <table:table-cell table:style-name="ce1"/>
          <table:table-cell table:style-name="ce38"/>
          <table:table-cell table:style-name="ce6"/>
          <table:table-cell table:style-name="ce31"/>
          <table:table-cell table:style-name="ce38"/>
          <table:table-cell table:style-name="ce47"/>
          <table:table-cell table:style-name="ce31" table:number-columns-repeated="2"/>
          <table:table-cell table:style-name="ce68"/>
          <table:table-cell table:number-columns-repeated="1015"/>
        </table:table-row>
        <table:table-row table:style-name="ro1" table:number-rows-repeated="2">
          <table:table-cell table:style-name="ce33"/>
          <table:table-cell table:style-name="ce39" table:number-columns-repeated="3"/>
          <table:table-cell table:style-name="ce38"/>
          <table:table-cell table:style-name="ce47"/>
          <table:table-cell table:style-name="ce31" table:number-columns-repeated="2"/>
          <table:table-cell table:style-name="ce68"/>
          <table:table-cell table:number-columns-repeated="1015"/>
        </table:table-row>
        <table:table-row table:style-name="ro1" table:number-rows-repeated="7">
          <table:table-cell table:style-name="ce32"/>
          <table:table-cell table:number-columns-repeated="4"/>
          <table:table-cell table:style-name="ce47"/>
          <table:table-cell table:style-name="ce31" table:number-columns-repeated="2"/>
          <table:table-cell table:style-name="ce68"/>
          <table:table-cell table:number-columns-repeated="1015"/>
        </table:table-row>
        <table:table-row table:style-name="ro1" table:number-rows-repeated="936">
          <table:table-cell table:style-name="ce32"/>
          <table:table-cell table:number-columns-repeated="4"/>
          <table:table-cell table:style-name="ce47"/>
          <table:table-cell table:style-name="ce31" table:number-columns-repeated="2"/>
          <table:table-cell table:style-name="ce68"/>
          <table:table-cell table:number-columns-repeated="1015"/>
        </table:table-row>
        <table:table-row table:style-name="ro1">
          <table:table-cell table:style-name="ce32"/>
          <table:table-cell table:number-columns-repeated="4"/>
          <table:table-cell table:style-name="ce47"/>
          <table:table-cell table:style-name="ce31" table:number-columns-repeated="2"/>
          <table:table-cell table:style-name="ce69" table:content-validation-name="val5"/>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9" table:content-validation-name="val5"/>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9" table:content-validation-name="val5"/>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9" table:content-validation-name="val5"/>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9" table:content-validation-name="val5"/>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9" table:content-validation-name="val5"/>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9" table:content-validation-name="val5"/>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9" table:content-validation-name="val5"/>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9" table:content-validation-name="val5"/>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9" table:content-validation-name="val5"/>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style-name="ce31" table:number-columns-repeated="2"/>
          <table:table-cell table:style-name="ce69" table:content-validation-name="val5"/>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table-cell table:style-name="ce31"/>
          <table:table-cell table:style-name="ce69" table:content-validation-name="val5"/>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4"/>
          <table:table-cell table:style-name="ce47"/>
          <table:table-cell/>
          <table:table-cell table:style-name="ce31"/>
          <table:table-cell table:style-name="ce69" table:content-validation-name="val5"/>
          <table:table-cell table:style-name="ce31" table:formula="of:=FALSE()" office:value-type="float" office:value="0" calcext:value-type="float">
            <text:p>0</text:p>
          </table:table-cell>
          <table:table-cell table:number-columns-repeated="1014"/>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day-3'.I1:'day-3'.I1000">
            <calcext:condition calcext:apply-style-name="ConditionalStyle_1" calcext:value="=&quot;Newsworthy&quot;" calcext:base-cell-address="'day-3'.I1"/>
          </calcext:conditional-format>
        </calcext:conditional-formats>
      </table:table>
      <table:table table:name="day-2" table:style-name="ta8">
        <table:table-column table:style-name="co1"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10"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36"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46"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70" office:value-type="string" calcext:value-type="string">
            <text:p>Type</text:p>
          </table:table-cell>
          <table:table-cell table:style-name="ce1" office:value-type="string" calcext:value-type="string">
            <text:p>In SEER</text:p>
          </table:table-cell>
          <table:table-cell table:style-name="ce1" office:value-type="string" calcext:value-type="string">
            <text:p>Notes</text:p>
          </table:table-cell>
          <table:table-cell table:number-columns-repeated="1013"/>
        </table:table-row>
        <table:table-row table:style-name="ro1">
          <table:table-cell table:style-name="ce1" office:value-type="string" calcext:value-type="string">
            <text:p>Redundant</text:p>
          </table:table-cell>
          <table:table-cell table:style-name="ce31" office:value-type="string" calcext:value-type="string">
            <text:p>Already reported, no new information</text:p>
          </table:table-cell>
          <table:table-cell table:style-name="ce31" table:formula="of:=COUNTIF([.I$1:.I$1048576];[.A2])" office:value-type="float" office:value="10" calcext:value-type="float">
            <text:p>10</text:p>
          </table:table-cell>
          <table:table-cell table:style-name="ce42" table:formula="of:=[.C2]/COUNTA([.I$2:.I1000])" office:value-type="percentage" office:value="0.294117647058823" calcext:value-type="percentage">
            <text:p>29.41%</text:p>
          </table:table-cell>
          <table:table-cell table:style-name="ce31" office:value-type="float" office:value="1662445204" calcext:value-type="float">
            <text:p>1662445204</text:p>
          </table:table-cell>
          <table:table-cell table:style-name="ce47" table:formula="of:=IFERROR(__xludf.dummyfunction(&quot;INDEX(SPLIT(E2, char(10))+60*60*2, 0, 1)/86400+date(1970,1,1)&quot;);44810.3472685185)" office:value-type="date" office:date-value="2022-09-06T08:20:04.128" calcext:value-type="date">
            <text:p>9/6/2022 8:20:04</text:p>
          </table:table-cell>
          <table:table-cell table:style-name="ce31" office:value-type="string" calcext:value-type="string">
            <text:p>[["farewel", 0.5773502691896257], ["tuesday", 0.4324044896938389], ["final", 0.4285292862509875], ["speech", 0.3869056527870232], ["paper", 0.3825698506494522]]</text:p>
          </table:table-cell>
          <table:table-cell table:style-name="ce31" office:value-type="string" calcext:value-type="string">
            <text:p>Tuesday’s BOLTON News: “In Liz We Truss!” Tomorrows Papers Today. Tuesday’s SCOTSMAN: “Tories turn to Truss as nation braces for crisis” Tomorrows Papers Today. Johnson gives farewell speech before Truss takes over as PM. @BorisJohnson making his final speech as PM now:.</text:p>
          </table:table-cell>
          <table:table-cell table:style-name="ce71" table:content-validation-name="val6"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Newspaper roundup, Johnson to give farewell speech</text:p>
          </table:table-cell>
          <table:table-cell table:number-columns-repeated="1013"/>
        </table:table-row>
        <table:table-row table:style-name="ro1">
          <table:table-cell table:style-name="ce1" office:value-type="string" calcext:value-type="string">
            <text:p>Noise</text:p>
          </table:table-cell>
          <table:table-cell table:style-name="ce31" office:value-type="string" calcext:value-type="string">
            <text:p>Unrelated to the event or illegible</text:p>
          </table:table-cell>
          <table:table-cell table:style-name="ce31" table:formula="of:=COUNTIF([.I$1:.I$1048576];[.A3])" office:value-type="float" office:value="4" calcext:value-type="float">
            <text:p>4</text:p>
          </table:table-cell>
          <table:table-cell table:style-name="ce42" table:formula="of:=[.C3]/COUNTA([.I$2:.I1001])" office:value-type="percentage" office:value="0.117647058823529" calcext:value-type="percentage">
            <text:p>11.76%</text:p>
          </table:table-cell>
          <table:table-cell table:style-name="ce31" office:value-type="float" office:value="1662454108" calcext:value-type="float">
            <text:p>1662454108</text:p>
          </table:table-cell>
          <table:table-cell table:style-name="ce47" table:formula="of:=IFERROR(__xludf.dummyfunction(&quot;INDEX(SPLIT(E3, char(10))+60*60*2, 0, 1)/86400+date(1970,1,1)&quot;);44810.4503240741)" office:value-type="date" office:date-value="2022-09-06T10:48:27.648" calcext:value-type="date">
            <text:p>9/6/2022 10:48:28</text:p>
          </table:table-cell>
          <table:table-cell table:style-name="ce31" office:value-type="string" calcext:value-type="string">
            <text:p>[["gordon", 1.0]]</text:p>
          </table:table-cell>
          <table:table-cell table:style-name="ce31" office:value-type="string" calcext:value-type="string">
            <text:p>@GNev2 You might want to Google how it works. Or cast your mind back to when Gordon Brown took over as PM. @GNev2 Gordon Brown. @GNev2 Remind me of how many people voted for Gordon Brown? Lefties, Liz Truss got 100% more votes than Gordon Brown did. You’re welcome 😉.</text:p>
          </table:table-cell>
          <table:table-cell table:style-name="ce71" table:content-validation-name="val6" office:value-type="string" calcext:value-type="string">
            <text:p>Noise</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office:value-type="string" calcext:value-type="string">
            <text:p>Subjective</text:p>
          </table:table-cell>
          <table:table-cell table:style-name="ce31" office:value-type="string" calcext:value-type="string">
            <text:p>Subjective content</text:p>
          </table:table-cell>
          <table:table-cell table:style-name="ce31" table:formula="of:=COUNTIF([.I$1:.I$1048576];[.A4])" office:value-type="float" office:value="0" calcext:value-type="float">
            <text:p>0</text:p>
          </table:table-cell>
          <table:table-cell table:style-name="ce42" table:formula="of:=[.C4]/COUNTA([.I$2:.I1002])" office:value-type="percentage" office:value="0" calcext:value-type="percentage">
            <text:p>0.00%</text:p>
          </table:table-cell>
          <table:table-cell table:style-name="ce31" office:value-type="float" office:value="1662455270" calcext:value-type="float">
            <text:p>1662455270</text:p>
          </table:table-cell>
          <table:table-cell table:style-name="ce47" table:formula="of:=IFERROR(__xludf.dummyfunction(&quot;INDEX(SPLIT(E4, char(10))+60*60*2, 0, 1)/86400+date(1970,1,1)&quot;);44810.4637731482)" office:value-type="date" office:date-value="2022-09-06T11:07:49.728" calcext:value-type="date">
            <text:p>9/6/2022 11:07:50</text:p>
          </table:table-cell>
          <table:table-cell table:style-name="ce31" office:value-type="string" calcext:value-type="string">
            <text:p>[["farewel", 0.7071067811865475], ["defeat", 0.7071067811865475]]</text:p>
          </table:table-cell>
          <table:table-cell table:style-name="ce31" office:value-type="string" calcext:value-type="string">
            <text:p>Liz Truss: Boris Johnson to give farewell speech before new PM takes office - BBC News , see more. Liz Truss becomes new UK Prime Minister as Boris Johnson bids farewell: Live updates. Liz Truss defeats Rishi Sunak to become UK’s new Prime Minister.</text:p>
          </table:table-cell>
          <table:table-cell table:style-name="ce71" table:content-validation-name="val6"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office:value-type="string" calcext:value-type="string">
            <text:p>Newsworthy</text:p>
          </table:table-cell>
          <table:table-cell table:style-name="ce31" office:value-type="string" calcext:value-type="string">
            <text:p>Newsworthy (non-enumerable)</text:p>
          </table:table-cell>
          <table:table-cell table:style-name="ce31" table:formula="of:=COUNTIF([.I$1:.I$1048576];[.A5])" office:value-type="float" office:value="20" calcext:value-type="float">
            <text:p>20</text:p>
          </table:table-cell>
          <table:table-cell table:style-name="ce42" table:formula="of:=[.C5]/COUNTA([.I$2:.I1003])" office:value-type="percentage" office:value="0.588235294117647" calcext:value-type="percentage">
            <text:p>58.82%</text:p>
          </table:table-cell>
          <table:table-cell table:style-name="ce31" office:value-type="float" office:value="1662458390" calcext:value-type="float">
            <text:p>1662458390</text:p>
          </table:table-cell>
          <table:table-cell table:style-name="ce47" table:formula="of:=IFERROR(__xludf.dummyfunction(&quot;INDEX(SPLIT(E5, char(10))+60*60*2, 0, 1)/86400+date(1970,1,1)&quot;);44810.4998842593)" office:value-type="date" office:date-value="2022-09-06T11:59:49.632" calcext:value-type="date">
            <text:p>9/6/2022 11:59:50</text:p>
          </table:table-cell>
          <table:table-cell table:style-name="ce31" office:value-type="string" calcext:value-type="string">
            <text:p>[["aberdeen", 0.6343339143403187], ["airport", 0.6305659937969245], ["speech", 0.32030298321616096], ["final", 0.3121105758019324]]</text:p>
          </table:table-cell>
          <table:table-cell table:style-name="ce31" office:value-type="string" calcext:value-type="string">
            <text:p>🥺. Boris Johnson's final speech as PM.. BREAK: Truss has landed in Aberdeen 🏴󠁧󠁢󠁳󠁣󠁴󠁿. What are the constitutional implications if Liz Truss just keeps circling Aberdeen airport forever.. NEW: Liz Truss's plane is struggling to land at Aberdeen airport..</text:p>
          </table:table-cell>
          <table:table-cell table:style-name="ce71" table:content-validation-name="val6" office:value-type="string" calcext:value-type="string">
            <text:p>Newsworthy</text:p>
          </table:table-cell>
          <table:table-cell table:style-name="ce31" table:formula="of:=FALSE()" office:value-type="float" office:value="0" calcext:value-type="float">
            <text:p>0</text:p>
          </table:table-cell>
          <table:table-cell table:style-name="ce31" office:value-type="string" calcext:value-type="string">
            <text:p>Truss lands in Aberdeen</text:p>
          </table:table-cell>
          <table:table-cell table:number-columns-repeated="1013"/>
        </table:table-row>
        <table:table-row table:style-name="ro1">
          <table:table-cell table:style-name="ce32"/>
          <table:table-cell table:style-name="ce31" office:value-type="string" calcext:value-type="string">
            <text:p>Total</text:p>
          </table:table-cell>
          <table:table-cell table:style-name="ce40" table:formula="of:=SUM([.C2:.C5])" office:value-type="float" office:value="34" calcext:value-type="float">
            <text:p>34</text:p>
          </table:table-cell>
          <table:table-cell table:style-name="ce43" table:formula="of:=SUM([.D2:.D5])" office:value-type="percentage" office:value="1" calcext:value-type="percentage">
            <text:p>100%</text:p>
          </table:table-cell>
          <table:table-cell table:style-name="ce31" office:value-type="float" office:value="1662459460" calcext:value-type="float">
            <text:p>1662459460</text:p>
          </table:table-cell>
          <table:table-cell table:style-name="ce47" table:formula="of:=IFERROR(__xludf.dummyfunction(&quot;INDEX(SPLIT(E6, char(10))+60*60*2, 0, 1)/86400+date(1970,1,1)&quot;);44810.5122685185)" office:value-type="date" office:date-value="2022-09-06T12:17:40.128" calcext:value-type="date">
            <text:p>9/6/2022 12:17:40</text:p>
          </table:table-cell>
          <table:table-cell table:style-name="ce31" office:value-type="string" calcext:value-type="string">
            <text:p>[["gari", 0.5], ["farewel", 0.5], ["riddanc", 0.5], ["arriv", 0.35664318117022314], ["balmor", 0.35043635845155024]]</text:p>
          </table:table-cell>
          <table:table-cell table:style-name="ce31" office:value-type="string" calcext:value-type="string">
            <text:p>@GNev2 Gary you've made an arse of yourself again. So Farewell Then Boris Johnson cc/ @RealNatalieRowe @pguk10 @fascinatorfun @brianmoore666 @reid6peter @Rachael_Swindon. @NadineDorries @BorisJohnson Good riddance Nadine. A scandal the big man is going. But not you. 👋👋👋👋.</text:p>
          </table:table-cell>
          <table:table-cell table:style-name="ce71" table:content-validation-name="val6" office:value-type="string" calcext:value-type="string">
            <text:p>Noise</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33"/>
          <table:table-cell table:style-name="ce31" office:value-type="string" calcext:value-type="string">
            <text:p>Precision</text:p>
          </table:table-cell>
          <table:table-cell table:style-name="ce12" table:formula="of:=SUM([.C5])" office:value-type="float" office:value="20" calcext:value-type="float">
            <text:p>20</text:p>
          </table:table-cell>
          <table:table-cell table:style-name="ce15" table:formula="of:=SUM([.D5])" office:value-type="percentage" office:value="0.588235294117647" calcext:value-type="percentage">
            <text:p>58.82%</text:p>
          </table:table-cell>
          <table:table-cell table:style-name="ce31" office:value-type="float" office:value="1662460633" calcext:value-type="float">
            <text:p>1662460633</text:p>
          </table:table-cell>
          <table:table-cell table:style-name="ce47" table:formula="of:=IFERROR(__xludf.dummyfunction(&quot;INDEX(SPLIT(E7, char(10))+60*60*2, 0, 1)/86400+date(1970,1,1)&quot;);44810.5258449074)" office:value-type="date" office:date-value="2022-09-06T12:37:12.576" calcext:value-type="date">
            <text:p>9/6/2022 12:37:13</text:p>
          </table:table-cell>
          <table:table-cell table:style-name="ce31" office:value-type="string" calcext:value-type="string">
            <text:p>[["down", 0.5975137666560331], ["street", 0.556455954125198], ["arriv", 0.40824874144027384], ["balmor", 0.40824874144027384]]</text:p>
          </table:table-cell>
          <table:table-cell table:style-name="ce31" office:value-type="string" calcext:value-type="string">
            <text:p>Boris Johnson leaves Downing Street to offer resignation to queen. He arrived as Prime Minister - now Boris Johnson leaves Balmoral in the rain to return to his plough…. It's getting busy at Balmoral with the press and public waiting for Boris Johnson and Liz Truss to arrive.</text:p>
          </table:table-cell>
          <table:table-cell table:style-name="ce71" table:content-validation-name="val6"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Johnson leaves Balmoral</text:p>
          </table:table-cell>
          <table:table-cell table:number-columns-repeated="1013"/>
        </table:table-row>
        <table:table-row table:style-name="ro1">
          <table:table-cell table:style-name="ce33"/>
          <table:table-cell table:style-name="ce31" office:value-type="string" calcext:value-type="string">
            <text:p>Precision (with redundancy)</text:p>
          </table:table-cell>
          <table:table-cell table:style-name="ce12" table:formula="of:=[.C2]+[.C4]" office:value-type="float" office:value="10" calcext:value-type="float">
            <text:p>10</text:p>
          </table:table-cell>
          <table:table-cell table:style-name="ce15" table:formula="of:=SUM([.D5]) + [.D2]" office:value-type="percentage" office:value="0.8823529412" calcext:value-type="percentage">
            <text:p>88.24%</text:p>
          </table:table-cell>
          <table:table-cell table:style-name="ce31" office:value-type="float" office:value="1662461625" calcext:value-type="float">
            <text:p>1662461625</text:p>
          </table:table-cell>
          <table:table-cell table:style-name="ce47" table:formula="of:=IFERROR(__xludf.dummyfunction(&quot;INDEX(SPLIT(E8, char(10))+60*60*2, 0, 1)/86400+date(1970,1,1)&quot;);44810.5373263889)" office:value-type="date" office:date-value="2022-09-06T12:53:45.312" calcext:value-type="date">
            <text:p>9/6/2022 12:53:45</text:p>
          </table:table-cell>
          <table:table-cell table:style-name="ce31" office:value-type="string" calcext:value-type="string">
            <text:p>[["full", 0.5773502691896257], ["farewel", 0.5773502691896257], ["weathercock", 0.5773502691896257]]</text:p>
          </table:table-cell>
          <table:table-cell table:style-name="ce31" office:value-type="string" calcext:value-type="string">
            <text:p>Surprise, it's full of lies. - Boris Johnson's leaving speech fact-checked.. Liz Truss victory speech in full.. Farewell Boris Johnson. A parting message to our PM from @Otto_English 🔥. The French media are calling new PM Liz Truss.. 'The iron weathercock.' About right I'd say.</text:p>
          </table:table-cell>
          <table:table-cell table:style-name="ce71" table:content-validation-name="val6" office:value-type="string" calcext:value-type="string">
            <text:p>Newsworthy</text:p>
          </table:table-cell>
          <table:table-cell table:style-name="ce31" table:formula="of:=FALSE()" office:value-type="float" office:value="0" calcext:value-type="float">
            <text:p>0</text:p>
          </table:table-cell>
          <table:table-cell table:style-name="ce31" office:value-type="string" calcext:value-type="string">
            <text:p>French comments on Truss</text:p>
          </table:table-cell>
          <table:table-cell table:number-columns-repeated="1013"/>
        </table:table-row>
        <table:table-row table:style-name="ro1">
          <table:table-cell table:style-name="ce32"/>
          <table:table-cell table:number-columns-repeated="3"/>
          <table:table-cell table:style-name="ce31" office:value-type="float" office:value="1662462626" calcext:value-type="float">
            <text:p>1662462626</text:p>
          </table:table-cell>
          <table:table-cell table:style-name="ce47" table:formula="of:=IFERROR(__xludf.dummyfunction(&quot;INDEX(SPLIT(E9, char(10))+60*60*2, 0, 1)/86400+date(1970,1,1)&quot;);44810.548912037)" office:value-type="date" office:date-value="2022-09-06T13:10:25.824" calcext:value-type="date">
            <text:p>9/6/2022 13:10:26</text:p>
          </table:table-cell>
          <table:table-cell table:style-name="ce31" office:value-type="string" calcext:value-type="string">
            <text:p>[["gracious", 0.8320502943378437], ["offici", 0.2773500981126146], ["tender", 0.2773500981126146], ["good", 0.2773500981126146], ["arriv", 0.2773500981126146]]</text:p>
          </table:table-cell>
          <table:table-cell table:style-name="ce31" office:value-type="string" calcext:value-type="string">
            <text:p>Boris Johnson has officially tendered his resignation to the Queen. Yes, too right she was "graciously pleased". "F*cking over the moon and bit his hand off", more like.. I'm sure it's standard, but this is a great form of words. Graciously Pleased.</text:p>
          </table:table-cell>
          <table:table-cell table:style-name="ce71" table:content-validation-name="val6"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Johnson tenders resignation</text:p>
          </table:table-cell>
          <table:table-cell table:number-columns-repeated="1013"/>
        </table:table-row>
        <table:table-row table:style-name="ro1">
          <table:table-cell table:style-name="ce34" office:value-type="string" calcext:value-type="string" table:number-columns-spanned="3" table:number-rows-spanned="1">
            <text:p>In SEER</text:p>
          </table:table-cell>
          <table:covered-table-cell table:number-columns-repeated="2"/>
          <table:table-cell table:style-name="ce15" table:formula="of:=IFERROR(__xludf.dummyfunction(&quot;COUNTIF(FILTER(J2:J1000, I2:I1000=&quot;&quot;Newsworthy&quot;&quot;), TRUE)/C5&quot;);0.75)" office:value-type="percentage" office:value="0.75" calcext:value-type="percentage">
            <text:p>75.00%</text:p>
          </table:table-cell>
          <table:table-cell table:style-name="ce31" office:value-type="float" office:value="1662463530" calcext:value-type="float">
            <text:p>1662463530</text:p>
          </table:table-cell>
          <table:table-cell table:style-name="ce47" table:formula="of:=IFERROR(__xludf.dummyfunction(&quot;INDEX(SPLIT(E10, char(10))+60*60*2, 0, 1)/86400+date(1970,1,1)&quot;);44810.559375)" office:value-type="date" office:date-value="2022-09-06T13:25:30.432" calcext:value-type="date">
            <text:p>9/6/2022 13:25:30</text:p>
          </table:table-cell>
          <table:table-cell table:style-name="ce31" office:value-type="string" calcext:value-type="string">
            <text:p>[["deliv", 0.5], ["gracious", 0.5], ["farewel", 0.5], ["palac", 0.35459536739488345], ["buckingham", 0.35250833383352453]]</text:p>
          </table:table-cell>
          <table:table-cell table:style-name="ce31" office:value-type="string" calcext:value-type="string">
            <text:p>From Buckingham Palace: “The Right Honourable Boris Johnson MP had an Audience of The Queen this morning and tendered his resignation as Prime Minister and First Lord of the Treasury, which Her Majesty was graciously pleased to accept.”.</text:p>
          </table:table-cell>
          <table:table-cell table:style-name="ce71" table:content-validation-name="val6"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Buckingham Palace accepts Johnson's resignation</text:p>
          </table:table-cell>
          <table:table-cell table:number-columns-repeated="1013"/>
        </table:table-row>
        <table:table-row table:style-name="ro1">
          <table:table-cell table:style-name="ce34" office:value-type="string" calcext:value-type="string" table:number-columns-spanned="3" table:number-rows-spanned="1">
            <text:p>Not in SEER</text:p>
          </table:table-cell>
          <table:covered-table-cell table:number-columns-repeated="2"/>
          <table:table-cell table:style-name="ce15" table:formula="of:=IFERROR(__xludf.dummyfunction(&quot;1-COUNTIF(FILTER(J2:J1000, I2:I1000=&quot;&quot;Newsworthy&quot;&quot;), TRUE)/C5&quot;);0.25)" office:value-type="percentage" office:value="0.25" calcext:value-type="percentage">
            <text:p>25.00%</text:p>
          </table:table-cell>
          <table:table-cell table:style-name="ce31" office:value-type="float" office:value="1662464640" calcext:value-type="float">
            <text:p>1662464640</text:p>
          </table:table-cell>
          <table:table-cell table:style-name="ce47" table:formula="of:=IFERROR(__xludf.dummyfunction(&quot;INDEX(SPLIT(E11, char(10))+60*60*2, 0, 1)/86400+date(1970,1,1)&quot;);44810.5722222222)" office:value-type="date" office:date-value="2022-09-06T13:43:59.808" calcext:value-type="date">
            <text:p>9/6/2022 13:44:00</text:p>
          </table:table-cell>
          <table:table-cell table:style-name="ce31" office:value-type="string" calcext:value-type="string">
            <text:p>[["castl", 0.408248290463863], ["form", 0.408248290463863], ["farewel", 0.408248290463863], ["majesti", 0.408248290463863], ["offici", 0.408248290463863], ["gracious", 0.24413781116685523], ["buckingham", 0.24356447395553632], ["palac", 0.21849426274409692]]</text:p>
          </table:table-cell>
          <table:table-cell table:style-name="ce31" office:value-type="string" calcext:value-type="string">
            <text:p>Boris Johnson declares the UK will 'never, ever' break up as he gives farewell speech.. 'This is it folks': Boris bids farewell before meeting Queen to resign. Liz Truss is now officially the Prime Minister after being invited to form a new government by the Queen at Balmoral.</text:p>
          </table:table-cell>
          <table:table-cell table:style-name="ce71" table:content-validation-name="val6"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Truss officially PM</text:p>
          </table:table-cell>
          <table:table-cell table:number-columns-repeated="1013"/>
        </table:table-row>
        <table:table-row table:style-name="ro1">
          <table:table-cell table:style-name="ce1"/>
          <table:table-cell table:style-name="ce37"/>
          <table:table-cell table:style-name="ce38" table:number-columns-repeated="2"/>
          <table:table-cell table:style-name="ce31" office:value-type="float" office:value="1662465736" calcext:value-type="float">
            <text:p>1662465736</text:p>
          </table:table-cell>
          <table:table-cell table:style-name="ce47" table:formula="of:=IFERROR(__xludf.dummyfunction(&quot;INDEX(SPLIT(E12, char(10))+60*60*2, 0, 1)/86400+date(1970,1,1)&quot;);44810.5849074074)" office:value-type="date" office:date-value="2022-09-06T14:02:16.224" calcext:value-type="date">
            <text:p>9/6/2022 14:02:16</text:p>
          </table:table-cell>
          <table:table-cell table:style-name="ce31" office:value-type="string" calcext:value-type="string">
            <text:p>[["congratul", 0.447213595499958], ["elizabeth", 0.447213595499958], ["15th", 0.447213595499958], ["loan", 0.3307779053500079], ["buckingham", 0.3307061789602925], ["palac", 0.3010538543142788], ["freez", 0.3009750443679031]]</text:p>
          </table:table-cell>
          <table:table-cell table:style-name="ce31" office:value-type="string" calcext:value-type="string">
            <text:p>Latest: Britain's Queen Elizabeth accepted Boris Johnson's resignation as prime minister on Tuesday during a meeting at her Balmoral Castle in Scotland, a Buckingham Palace statement said. Queen Elizabeth II has appointed the 15th British prime minister of her reign..</text:p>
          </table:table-cell>
          <table:table-cell table:style-name="ce71" table:content-validation-name="val6"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Queen's 15th PM</text:p>
          </table:table-cell>
          <table:table-cell table:number-columns-repeated="1013"/>
        </table:table-row>
        <table:table-row table:style-name="ro1">
          <table:table-cell table:style-name="ce1"/>
          <table:table-cell table:style-name="ce38"/>
          <table:table-cell table:style-name="ce1" table:number-columns-repeated="2"/>
          <table:table-cell table:style-name="ce31" office:value-type="float" office:value="1662467256" calcext:value-type="float">
            <text:p>1662467256</text:p>
          </table:table-cell>
          <table:table-cell table:style-name="ce47" table:formula="of:=IFERROR(__xludf.dummyfunction(&quot;INDEX(SPLIT(E13, char(10))+60*60*2, 0, 1)/86400+date(1970,1,1)&quot;);44810.6025)" office:value-type="date" office:date-value="2022-09-06T14:27:36" calcext:value-type="date">
            <text:p>9/6/2022 14:27:36</text:p>
          </table:table-cell>
          <table:table-cell table:style-name="ce31" office:value-type="string" calcext:value-type="string">
            <text:p>[["farewel", 1.0]]</text:p>
          </table:table-cell>
          <table:table-cell table:style-name="ce31" office:value-type="string" calcext:value-type="string">
            <text:p>Liz Truss officially takes over as British prime minister after Boris Johnson bids farewell. Farewell Boris Johnson. A parting message to our PM from @Otto_English 🔥. Boris Johnson urges Tories to get behind Liz Truss in farewell speech.</text:p>
          </table:table-cell>
          <table:table-cell table:style-name="ce71" table:content-validation-name="val6"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Boris comments on Truss</text:p>
          </table:table-cell>
          <table:table-cell table:number-columns-repeated="1013"/>
        </table:table-row>
        <table:table-row table:style-name="ro1">
          <table:table-cell table:style-name="ce1"/>
          <table:table-cell table:style-name="ce31"/>
          <table:table-cell table:style-name="ce41"/>
          <table:table-cell table:style-name="ce3"/>
          <table:table-cell table:style-name="ce31" office:value-type="float" office:value="1662468169" calcext:value-type="float">
            <text:p>1662468169</text:p>
          </table:table-cell>
          <table:table-cell table:style-name="ce47" table:formula="of:=IFERROR(__xludf.dummyfunction(&quot;INDEX(SPLIT(E14, char(10))+60*60*2, 0, 1)/86400+date(1970,1,1)&quot;);44810.6130671296)" office:value-type="date" office:date-value="2022-09-06T14:42:49.248" calcext:value-type="date">
            <text:p>9/6/2022 14:42:49</text:p>
          </table:table-cell>
          <table:table-cell table:style-name="ce31" office:value-type="string" calcext:value-type="string">
            <text:p>[["elizabeth", 0.7071067811865475], ["offici", 0.7071067811865475]]</text:p>
          </table:table-cell>
          <table:table-cell table:style-name="ce31" office:value-type="string" calcext:value-type="string">
            <text:p>Queen Elizabeth II not looking so well… hope she gets better. Queen Elizabeth II has asked Liz Truss to form a new administration, marking the moment the new leader of the Conservative Party officially becomes UK prime minister.</text:p>
          </table:table-cell>
          <table:table-cell table:style-name="ce71" table:content-validation-name="val6"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1"/>
          <table:table-cell table:style-name="ce41"/>
          <table:table-cell table:style-name="ce3"/>
          <table:table-cell table:style-name="ce31" office:value-type="float" office:value="1662469933" calcext:value-type="float">
            <text:p>1662469933</text:p>
          </table:table-cell>
          <table:table-cell table:style-name="ce47" table:formula="of:=IFERROR(__xludf.dummyfunction(&quot;INDEX(SPLIT(E15, char(10))+60*60*2, 0, 1)/86400+date(1970,1,1)&quot;);44810.6334837963)" office:value-type="date" office:date-value="2022-09-06T15:12:12.672" calcext:value-type="date">
            <text:p>9/6/2022 15:12:13</text:p>
          </table:table-cell>
          <table:table-cell table:style-name="ce31" office:value-type="string" calcext:value-type="string">
            <text:p>[["congratul", 0.5773502691896257], ["offici", 0.5773502691896257], ["down", 0.4194823591428051], ["street", 0.3966962108482006]]</text:p>
          </table:table-cell>
          <table:table-cell table:style-name="ce31" office:value-type="string" calcext:value-type="string">
            <text:p>Congratulations to new Prime Minister, Liz Truss.. @Telegraph Congratulations. Boris Johnson leaving Downing Street.. BREAKING: Boris Johnson's premiership is officially over. @OborneTweets demolishes his legacy:. Liz Truss is now officially Prime Minister. That. Is. A. Disgrace.</text:p>
          </table:table-cell>
          <table:table-cell table:style-name="ce71" table:content-validation-name="val6"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1"/>
          <table:table-cell table:style-name="ce41"/>
          <table:table-cell table:style-name="ce3"/>
          <table:table-cell table:style-name="ce31" office:value-type="float" office:value="1662471035" calcext:value-type="float">
            <text:p>1662471035</text:p>
          </table:table-cell>
          <table:table-cell table:style-name="ce47" table:formula="of:=IFERROR(__xludf.dummyfunction(&quot;INDEX(SPLIT(E16, char(10))+60*60*2, 0, 1)/86400+date(1970,1,1)&quot;);44810.6462384259)" office:value-type="date" office:date-value="2022-09-06T15:30:35.136" calcext:value-type="date">
            <text:p>9/6/2022 15:30:35</text:p>
          </table:table-cell>
          <table:table-cell table:style-name="ce31" office:value-type="string" calcext:value-type="string">
            <text:p>[["offici", 1.0]]</text:p>
          </table:table-cell>
          <table:table-cell table:style-name="ce31" office:value-type="string" calcext:value-type="string">
            <text:p>Liz Truss officially becomes new UK PM.. Boris Johnson Has Officially Left the Office of British Prime Minister. Liz Truss Officially Becomes New UK Prime Minister. @BethRigby It’s official, no one watches you. Liz Truss is now officially Prime Minister. That. Is. A. Disgrace.</text:p>
          </table:table-cell>
          <table:table-cell table:style-name="ce71" table:content-validation-name="val6"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1"/>
          <table:table-cell table:style-name="ce41"/>
          <table:table-cell table:style-name="ce3"/>
          <table:table-cell table:style-name="ce31" office:value-type="float" office:value="1662472257" calcext:value-type="float">
            <text:p>1662472257</text:p>
          </table:table-cell>
          <table:table-cell table:style-name="ce47" table:formula="of:=IFERROR(__xludf.dummyfunction(&quot;INDEX(SPLIT(E17, char(10))+60*60*2, 0, 1)/86400+date(1970,1,1)&quot;);44810.6603819444)" office:value-type="date" office:date-value="2022-09-06T15:50:56.832" calcext:value-type="date">
            <text:p>9/6/2022 15:50:57</text:p>
          </table:table-cell>
          <table:table-cell table:style-name="ce31" office:value-type="string" calcext:value-type="string">
            <text:p>[["elizabeth", 1.0]]</text:p>
          </table:table-cell>
          <table:table-cell table:style-name="ce31" office:value-type="string" calcext:value-type="string">
            <text:p>@trussliz appointed PM by Queen Elizabeth. Day 0001🇬🇧. Queen Elizabeth welcomes Liz Truss during an audience where she invited the newly elected leader of the Conservative party to become Prime Minister and form a new government, at Balmoral Castle, in Scotland 📷 Jane Barlow.</text:p>
          </table:table-cell>
          <table:table-cell table:style-name="ce71" table:content-validation-name="val6"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35"/>
          <table:table-cell table:style-name="ce1"/>
          <table:table-cell table:style-name="ce6"/>
          <table:table-cell table:style-name="ce3"/>
          <table:table-cell table:style-name="ce31" office:value-type="float" office:value="1662473587" calcext:value-type="float">
            <text:p>1662473587</text:p>
          </table:table-cell>
          <table:table-cell table:style-name="ce47" table:formula="of:=IFERROR(__xludf.dummyfunction(&quot;INDEX(SPLIT(E18, char(10))+60*60*2, 0, 1)/86400+date(1970,1,1)&quot;);44810.675775463)" office:value-type="date" office:date-value="2022-09-06T16:13:07.392" calcext:value-type="date">
            <text:p>9/6/2022 16:13:07</text:p>
          </table:table-cell>
          <table:table-cell table:style-name="ce31" office:value-type="string" calcext:value-type="string">
            <text:p>[["elizabeth", 1.0]]</text:p>
          </table:table-cell>
          <table:table-cell table:style-name="ce31" office:value-type="string" calcext:value-type="string">
            <text:p>I love Queen Elizabeth. Boris Johnson arrived at Balmoral Castle in Scotland to submit his resignation as prime minister to Queen Elizabeth II. Liz Truss is set to become Britain’s third female prime minister. Follow our updates..</text:p>
          </table:table-cell>
          <table:table-cell table:style-name="ce71" table:content-validation-name="val6"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number-columns-repeated="4"/>
          <table:table-cell table:style-name="ce31" office:value-type="float" office:value="1662475050" calcext:value-type="float">
            <text:p>1662475050</text:p>
          </table:table-cell>
          <table:table-cell table:style-name="ce47" table:formula="of:=IFERROR(__xludf.dummyfunction(&quot;INDEX(SPLIT(E19, char(10))+60*60*2, 0, 1)/86400+date(1970,1,1)&quot;);44810.6927083333)" office:value-type="date" office:date-value="2022-09-06T16:37:30.144" calcext:value-type="date">
            <text:p>9/6/2022 16:37:30</text:p>
          </table:table-cell>
          <table:table-cell table:style-name="ce31" office:value-type="string" calcext:value-type="string">
            <text:p>[["tue", 0.6352322456765496], ["gmt", 0.5632761705652777], ["sep", 0.5283937449724818]]</text:p>
          </table:table-cell>
          <table:table-cell table:style-name="ce31" office:value-type="string" calcext:value-type="string">
            <text:p>How will Liz Truss help businesses and households with soaring energy bills? Via The Guardian - UK : Tue, 06 Sep 2022, 13:43:05 GMT.. Who Will Liz Truss Appoint to Her Cabinet? Via New York Times : Tue, 06 Sep 2022, 14:07:24 GMT..</text:p>
          </table:table-cell>
          <table:table-cell table:style-name="ce71" table:content-validation-name="val6" office:value-type="string" calcext:value-type="string">
            <text:p>Noise</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1"/>
          <table:table-cell table:style-name="ce6"/>
          <table:table-cell table:style-name="ce12"/>
          <table:table-cell table:style-name="ce31" office:value-type="float" office:value="1662477490" calcext:value-type="float">
            <text:p>1662477490</text:p>
          </table:table-cell>
          <table:table-cell table:style-name="ce47" table:formula="of:=IFERROR(__xludf.dummyfunction(&quot;INDEX(SPLIT(E20, char(10))+60*60*2, 0, 1)/86400+date(1970,1,1)&quot;);44810.7209490741)" office:value-type="date" office:date-value="2022-09-06T17:18:10.08" calcext:value-type="date">
            <text:p>9/6/2022 17:18:10</text:p>
          </table:table-cell>
          <table:table-cell table:style-name="ce31" office:value-type="string" calcext:value-type="string">
            <text:p>[["jenga", 1.0]]</text:p>
          </table:table-cell>
          <table:table-cell table:style-name="ce31" office:value-type="string" calcext:value-type="string">
            <text:p>@MrHarryCole But does rather suggest a JENGA tower about to collapse :( @MrHarryCole Looks like giant Jenga! @MrHarryCole Very Jenga. Who's going to pull the first piece out? @Number10cat ? @josh_withey Was I the only one thinking "Jenga" when I saw this?</text:p>
          </table:table-cell>
          <table:table-cell table:style-name="ce71" table:content-validation-name="val6" office:value-type="string" calcext:value-type="string">
            <text:p>Noise</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1"/>
          <table:table-cell table:style-name="ce6"/>
          <table:table-cell table:style-name="ce12"/>
          <table:table-cell table:style-name="ce31" office:value-type="float" office:value="1662479059" calcext:value-type="float">
            <text:p>1662479059</text:p>
          </table:table-cell>
          <table:table-cell table:style-name="ce47" table:formula="of:=IFERROR(__xludf.dummyfunction(&quot;INDEX(SPLIT(E21, char(10))+60*60*2, 0, 1)/86400+date(1970,1,1)&quot;);44810.7391087963)" office:value-type="date" office:date-value="2022-09-06T17:44:19.104" calcext:value-type="date">
            <text:p>9/6/2022 17:44:19</text:p>
          </table:table-cell>
          <table:table-cell table:style-name="ce31" office:value-type="string" calcext:value-type="string">
            <text:p>[["lectern", 0.47237738043919014], ["bag", 0.4176087826148424], ["rain", 0.4003049125257971], ["podium", 0.23618869021959507], ["omen", 0.23618869021959507], ["metaphor", 0.23618869021959507], ["weather", 0.23618869021959507], ["wet", 0.23618869021959507], ["god", 0.23618869021959507], ["fallaci", 0.1907704396078158], ["parad", 0.16985571219005002], ["bin", 0.15123441229742576], ["pathet", 0.13925421630776047]]</text:p>
          </table:table-cell>
          <table:table-cell table:style-name="ce31" office:value-type="string" calcext:value-type="string">
            <text:p>Yep, bin bag on the lectern is pretty much the perfect imagery to kick off our 4th Tory prime minister in 6 years with. Do u think liz truss is worried about this level of pathetic fallacy bc i would be. Don’t rain on my parade but the rain will sink my premiership.</text:p>
          </table:table-cell>
          <table:table-cell table:style-name="ce71" table:content-validation-name="val6" office:value-type="string" calcext:value-type="string">
            <text:p>Newsworthy</text:p>
          </table:table-cell>
          <table:table-cell table:style-name="ce31" table:formula="of:=FALSE()" office:value-type="float" office:value="0" calcext:value-type="float">
            <text:p>0</text:p>
          </table:table-cell>
          <table:table-cell table:style-name="ce31" office:value-type="string" calcext:value-type="string">
            <text:p>Lectern covered by bin bag</text:p>
          </table:table-cell>
          <table:table-cell table:number-columns-repeated="1013"/>
        </table:table-row>
        <table:table-row table:style-name="ro1">
          <table:table-cell table:style-name="ce1"/>
          <table:table-cell table:style-name="ce31"/>
          <table:table-cell table:style-name="ce6"/>
          <table:table-cell table:style-name="ce12"/>
          <table:table-cell table:style-name="ce31" office:value-type="float" office:value="1662479983" calcext:value-type="float">
            <text:p>1662479983</text:p>
          </table:table-cell>
          <table:table-cell table:style-name="ce47" table:formula="of:=IFERROR(__xludf.dummyfunction(&quot;INDEX(SPLIT(E22, char(10))+60*60*2, 0, 1)/86400+date(1970,1,1)&quot;);44810.7498032408)" office:value-type="date" office:date-value="2022-09-06T17:59:42.72" calcext:value-type="date">
            <text:p>9/6/2022 17:59:43</text:p>
          </table:table-cell>
          <table:table-cell table:style-name="ce31" office:value-type="string" calcext:value-type="string">
            <text:p>[["lectern", 0.5038848562072891], ["deal", 0.30983037817974957], ["podium", 0.25194242810364453], ["weather", 0.25194242810364453], ["reuter", 0.25194242810364453], ["consequenti", 0.25194242810364453], ["castl", 0.25194242810364453], ["storm", 0.25194242810364453], ["spade", 0.25194242810364453], ["broadband", 0.25194242810364453], ["doctor", 0.204541834895829], ["action", 0.19233549467157512], ["aspir", 0.1837256192480822], ["transform", 0.17239455881978646]]</text:p>
          </table:table-cell>
          <table:table-cell table:style-name="ce31" office:value-type="string" calcext:value-type="string">
            <text:p>“Lectern if you want to, this lectern is now for turning”. @wtfisgoingonpod how is that a podium? It's clearly a lectern. ‘Hugely consequential’ but perhaps not on the way she’s trying to mean 🤦‍♂️. Truss confirms she will "take action this week" to deal with energy bills.</text:p>
          </table:table-cell>
          <table:table-cell table:style-name="ce71" table:content-validation-name="val6"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Truss confirms she has plan for bills</text:p>
          </table:table-cell>
          <table:table-cell table:number-columns-repeated="1013"/>
        </table:table-row>
        <table:table-row table:style-name="ro1">
          <table:table-cell table:style-name="ce1"/>
          <table:table-cell table:style-name="ce31"/>
          <table:table-cell table:style-name="ce6"/>
          <table:table-cell table:style-name="ce12"/>
          <table:table-cell table:style-name="ce31" office:value-type="float" office:value="1662481062" calcext:value-type="float">
            <text:p>1662481062</text:p>
          </table:table-cell>
          <table:table-cell table:style-name="ce47" table:formula="of:=IFERROR(__xludf.dummyfunction(&quot;INDEX(SPLIT(E23, char(10))+60*60*2, 0, 1)/86400+date(1970,1,1)&quot;);44810.7622916667)" office:value-type="date" office:date-value="2022-09-06T18:17:41.856" calcext:value-type="date">
            <text:p>9/6/2022 18:17:42</text:p>
          </table:table-cell>
          <table:table-cell table:style-name="ce31" office:value-type="string" calcext:value-type="string">
            <text:p>[["transform", 0.5163989043535857], ["ride", 0.3674252852086124], ["storm", 0.36285276854533516], ["broadband", 0.25819945217679285], ["aspir", 0.25819945217679285], ["tribut", 0.25819945217679285], ["bag", 0.25819945217679285], ["elizabeth", 0.25819945217679285], ["consequ", 0.25819945217679285], ["virgin", 0.16110229800629802], ["freeview", 0.14683024264936476], ["youtub", 0.1383975669042435]]</text:p>
          </table:table-cell>
          <table:table-cell table:style-name="ce31" office:value-type="string" calcext:value-type="string">
            <text:p>"We will transform Britain into an aspiration nation." Surely, you wouldn't want that. Any aspiration from this nation means you'd be out of a job.. @SkyNews Riding the storm eh, makes a change from her riding other men while married.</text:p>
          </table:table-cell>
          <table:table-cell table:style-name="ce71" table:content-validation-name="val6"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Aspiration nation</text:p>
          </table:table-cell>
          <table:table-cell table:number-columns-repeated="1013"/>
        </table:table-row>
        <table:table-row table:style-name="ro1">
          <table:table-cell table:style-name="ce1"/>
          <table:table-cell table:style-name="ce31"/>
          <table:table-cell table:style-name="ce6"/>
          <table:table-cell table:style-name="ce12"/>
          <table:table-cell table:style-name="ce31" office:value-type="float" office:value="1662482131" calcext:value-type="float">
            <text:p>1662482131</text:p>
          </table:table-cell>
          <table:table-cell table:style-name="ce47" table:formula="of:=IFERROR(__xludf.dummyfunction(&quot;INDEX(SPLIT(E24, char(10))+60*60*2, 0, 1)/86400+date(1970,1,1)&quot;);44810.7746643519)" office:value-type="date" office:date-value="2022-09-06T18:35:30.624" calcext:value-type="date">
            <text:p>9/6/2022 18:35:31</text:p>
          </table:table-cell>
          <table:table-cell table:style-name="ce31" office:value-type="string" calcext:value-type="string">
            <text:p>[["weathercock", 0.5773502691896256], ["lectern", 0.5773502691896256], ["ride", 0.4145325145208627], ["storm", 0.40186580812299033]]</text:p>
          </table:table-cell>
          <table:table-cell table:style-name="ce31" office:value-type="string" calcext:value-type="string">
            <text:p>Liz Truss vows to 'ride out the storm' in first address to nation as PM. Liz Truss claims Britain can 'ride out the storm' of energy crisis in debut speech as Prime Minister, via @AlexofBrown.. Truss the weathercock. @superpaddiepads The lectern isn't as twisted as Truss is.</text:p>
          </table:table-cell>
          <table:table-cell table:style-name="ce71" table:content-validation-name="val6" office:value-type="string" calcext:value-type="string">
            <text:p>Newsworthy</text:p>
          </table:table-cell>
          <table:table-cell table:style-name="ce31" table:formula="of:=FALSE()" office:value-type="float" office:value="0" calcext:value-type="float">
            <text:p>0</text:p>
          </table:table-cell>
          <table:table-cell table:style-name="ce31" office:value-type="string" calcext:value-type="string">
            <text:p>Ride out the storm</text:p>
          </table:table-cell>
          <table:table-cell table:number-columns-repeated="1013"/>
        </table:table-row>
        <table:table-row table:style-name="ro1">
          <table:table-cell table:style-name="ce1"/>
          <table:table-cell table:style-name="ce38"/>
          <table:table-cell table:style-name="ce6"/>
          <table:table-cell table:style-name="ce12"/>
          <table:table-cell table:style-name="ce31" office:value-type="float" office:value="1662483091" calcext:value-type="float">
            <text:p>1662483091</text:p>
          </table:table-cell>
          <table:table-cell table:style-name="ce47" table:formula="of:=IFERROR(__xludf.dummyfunction(&quot;INDEX(SPLIT(E25, char(10))+60*60*2, 0, 1)/86400+date(1970,1,1)&quot;);44810.785775463)" office:value-type="date" office:date-value="2022-09-06T18:51:31.392" calcext:value-type="date">
            <text:p>9/6/2022 18:51:31</text:p>
          </table:table-cell>
          <table:table-cell table:style-name="ce31" office:value-type="string" calcext:value-type="string">
            <text:p>[["transform", 0.5773502691896257], ["storm", 0.5773502691896257], ["consequenti", 0.5773502691896257]]</text:p>
          </table:table-cell>
          <table:table-cell table:style-name="ce31" office:value-type="string" calcext:value-type="string">
            <text:p>Liz Truss wants to transform the nation.. "Hugely consequential". Storm you say? 🤔. Liz Truss has said the country 'can ride out the storm' of the cost of living crisis as she delivered her first address to the nation as prime minister. Read more:.</text:p>
          </table:table-cell>
          <table:table-cell table:style-name="ce71" table:content-validation-name="val6"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31" office:value-type="float" office:value="1662484032" calcext:value-type="float">
            <text:p>1662484032</text:p>
          </table:table-cell>
          <table:table-cell table:style-name="ce47" table:formula="of:=IFERROR(__xludf.dummyfunction(&quot;INDEX(SPLIT(E26, char(10))+60*60*2, 0, 1)/86400+date(1970,1,1)&quot;);44810.7966666667)" office:value-type="date" office:date-value="2022-09-06T19:07:12.288" calcext:value-type="date">
            <text:p>9/6/2022 19:07:12</text:p>
          </table:table-cell>
          <table:table-cell table:style-name="ce31" office:value-type="string" calcext:value-type="string">
            <text:p>[["storm", 0.556423819924638], ["ride", 0.5384809527332486], ["shapp", 0.5166757823909606], ["majesti", 0.2583378911954803], ["consequenti", 0.2583378911954803]]</text:p>
          </table:table-cell>
          <table:table-cell table:style-name="ce31" office:value-type="string" calcext:value-type="string">
            <text:p>Read more on Liz Truss' vow to 'ride out the storm' here:. Truss in commons doing sackings.. so far Raab, Barclay, and Shapps all out. Consequential can be as positive as negative.. A tsunami is consequential, and so is a £100 million lottery win. ;-).</text:p>
          </table:table-cell>
          <table:table-cell table:style-name="ce71" table:content-validation-name="val6"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Raab, Barclay, Shapps out of cabinet</text:p>
          </table:table-cell>
          <table:table-cell table:number-columns-repeated="1013"/>
        </table:table-row>
        <table:table-row table:style-name="ro1">
          <table:table-cell table:style-name="ce1"/>
          <table:table-cell table:style-name="ce38"/>
          <table:table-cell table:style-name="ce6"/>
          <table:table-cell table:style-name="ce31"/>
          <table:table-cell table:style-name="ce31" office:value-type="float" office:value="1662485351" calcext:value-type="float">
            <text:p>1662485351</text:p>
          </table:table-cell>
          <table:table-cell table:style-name="ce47" table:formula="of:=IFERROR(__xludf.dummyfunction(&quot;INDEX(SPLIT(E27, char(10))+60*60*2, 0, 1)/86400+date(1970,1,1)&quot;);44810.8119328704)" office:value-type="date" office:date-value="2022-09-06T19:29:10.752" calcext:value-type="date">
            <text:p>9/6/2022 19:29:11</text:p>
          </table:table-cell>
          <table:table-cell table:style-name="ce31" office:value-type="string" calcext:value-type="string">
            <text:p>[["elizabeth", 0.7071067811865475], ["barclay", 0.5054952654952108], ["shapp", 0.4944436636887223]]</text:p>
          </table:table-cell>
          <table:table-cell table:style-name="ce31" office:value-type="string" calcext:value-type="string">
            <text:p>Raab, Shapps and Barclay - who all backed Sunak - returning to the backbenches. Looks like it's going to be a cabinet of all the loyalists. Steve Barclay and possibly Grant Shapps could be next to go.. Queen Elizabeth appoints Liz Truss as UK's new PM.</text:p>
          </table:table-cell>
          <table:table-cell table:style-name="ce71" table:content-validation-name="val6"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31" office:value-type="float" office:value="1662487427" calcext:value-type="float">
            <text:p>1662487427</text:p>
          </table:table-cell>
          <table:table-cell table:style-name="ce47" table:formula="of:=IFERROR(__xludf.dummyfunction(&quot;INDEX(SPLIT(E28, char(10))+60*60*2, 0, 1)/86400+date(1970,1,1)&quot;);44810.8359606482)" office:value-type="date" office:date-value="2022-09-06T20:03:46.944" calcext:value-type="date">
            <text:p>9/6/2022 20:03:47</text:p>
          </table:table-cell>
          <table:table-cell table:style-name="ce31" office:value-type="string" calcext:value-type="string">
            <text:p>[["kwasi", 0.38333583588887665], ["chancellor", 0.35571524969790436], ["kwarteng", 0.3550195025539122], ["deputi", 0.31635461401779985], ["fuck", 0.31635461401779985], ["health", 0.31635461401779985], ["check", 0.31635461401779985], ["secretari", 0.31635461401779985], ["storm", 0.2237004060220277], ["ride", 0.22369257957279465]]</text:p>
          </table:table-cell>
          <table:table-cell table:style-name="ce31" office:value-type="string" calcext:value-type="string">
            <text:p>@theresecoffey has been appointed health secretary and deputy prime minister.. Too little too late BBC, you had three years to fact-check him and you didn't.. Truss appoints top team - with Kwasi Kwarteng as chancellor.</text:p>
          </table:table-cell>
          <table:table-cell table:style-name="ce71" table:content-validation-name="val6"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Coffey, Kwarteng appointments</text:p>
          </table:table-cell>
          <table:table-cell table:number-columns-repeated="1013"/>
        </table:table-row>
        <table:table-row table:style-name="ro1">
          <table:table-cell table:style-name="ce1"/>
          <table:table-cell table:style-name="ce38"/>
          <table:table-cell table:style-name="ce6"/>
          <table:table-cell table:style-name="ce31"/>
          <table:table-cell table:style-name="ce31" office:value-type="float" office:value="1662488431" calcext:value-type="float">
            <text:p>1662488431</text:p>
          </table:table-cell>
          <table:table-cell table:style-name="ce47" table:formula="of:=IFERROR(__xludf.dummyfunction(&quot;INDEX(SPLIT(E29, char(10))+60*60*2, 0, 1)/86400+date(1970,1,1)&quot;);44810.8475810185)" office:value-type="date" office:date-value="2022-09-06T20:20:30.912" calcext:value-type="date">
            <text:p>9/6/2022 20:20:31</text:p>
          </table:table-cell>
          <table:table-cell table:style-name="ce31" office:value-type="string" calcext:value-type="string">
            <text:p>[["fuck", 0.5], ["deliv", 0.5], ["suella", 0.38994932320931536], ["barclay", 0.36288097545313985], ["shapp", 0.3439729606439695], ["braverman", 0.3129529123184459]]</text:p>
          </table:table-cell>
          <table:table-cell table:style-name="ce31" office:value-type="string" calcext:value-type="string">
            <text:p>Dominic Raab and Grant Shapps are dumped as Truss forms Cabinet via @MailOnline. Liz Truss needs to deliver for those who deliver….. God we're so fucked. @piersmorgan Fucking what? 😂. 🚨 Downing Street has announced Suella Braverman is the new Home Secretary..</text:p>
          </table:table-cell>
          <table:table-cell table:style-name="ce71" table:content-validation-name="val6"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Braverman appointment</text:p>
          </table:table-cell>
          <table:table-cell table:number-columns-repeated="1013"/>
        </table:table-row>
        <table:table-row table:style-name="ro1">
          <table:table-cell table:style-name="ce1"/>
          <table:table-cell table:style-name="ce38"/>
          <table:table-cell table:style-name="ce6"/>
          <table:table-cell table:style-name="ce31"/>
          <table:table-cell table:style-name="ce31" office:value-type="float" office:value="1662489477" calcext:value-type="float">
            <text:p>1662489477</text:p>
          </table:table-cell>
          <table:table-cell table:style-name="ce47" table:formula="of:=IFERROR(__xludf.dummyfunction(&quot;INDEX(SPLIT(E30, char(10))+60*60*2, 0, 1)/86400+date(1970,1,1)&quot;);44810.8596875)" office:value-type="date" office:date-value="2022-09-06T20:37:57.216" calcext:value-type="date">
            <text:p>9/6/2022 20:37:57</text:p>
          </table:table-cell>
          <table:table-cell table:style-name="ce31" office:value-type="string" calcext:value-type="string">
            <text:p>[["consequenti", 0.7071067811865475], ["suella", 0.7071067811865475]]</text:p>
          </table:table-cell>
          <table:table-cell table:style-name="ce31" office:value-type="string" calcext:value-type="string">
            <text:p>@BestForBritain @cierzo1 “Hugely consequential”? So was the plague! If you define consequential as “did everything he could to undermine democracy “. 🚨 Downing Street has announced Suella Braverman is the new Home Secretary..</text:p>
          </table:table-cell>
          <table:table-cell table:style-name="ce71" table:content-validation-name="val6"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31" office:value-type="float" office:value="1662491116" calcext:value-type="float">
            <text:p>1662491116</text:p>
          </table:table-cell>
          <table:table-cell table:style-name="ce47" table:formula="of:=IFERROR(__xludf.dummyfunction(&quot;INDEX(SPLIT(E31, char(10))+60*60*2, 0, 1)/86400+date(1970,1,1)&quot;);44810.8786574074)" office:value-type="date" office:date-value="2022-09-06T21:05:16.224" calcext:value-type="date">
            <text:p>9/6/2022 21:05:16</text:p>
          </table:table-cell>
          <table:table-cell table:style-name="ce31" office:value-type="string" calcext:value-type="string">
            <text:p>[["suella", 1.0]]</text:p>
          </table:table-cell>
          <table:table-cell table:style-name="ce31" office:value-type="string" calcext:value-type="string">
            <text:p>Goan-origin Suella Braverman set to be named as next UK Home Secretary.. 🚨 Downing Street has announced Suella Braverman is the new Home Secretary.. Suella Braverman, who stood against Liz Truss to become Tory leader, is made home secretary - follow live updates.</text:p>
          </table:table-cell>
          <table:table-cell table:style-name="ce71" table:content-validation-name="val6"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31" office:value-type="float" office:value="1662494001" calcext:value-type="float">
            <text:p>1662494001</text:p>
          </table:table-cell>
          <table:table-cell table:style-name="ce47" table:formula="of:=IFERROR(__xludf.dummyfunction(&quot;INDEX(SPLIT(E32, char(10))+60*60*2, 0, 1)/86400+date(1970,1,1)&quot;);44810.9120486111)" office:value-type="date" office:date-value="2022-09-06T21:53:21.12" calcext:value-type="date">
            <text:p>9/6/2022 21:53:21</text:p>
          </table:table-cell>
          <table:table-cell table:style-name="ce31" office:value-type="string" calcext:value-type="string">
            <text:p>[["storm", 0.7151935909005688], ["ride", 0.6989264106719318]]</text:p>
          </table:table-cell>
          <table:table-cell table:style-name="ce31" office:value-type="string" calcext:value-type="string">
            <text:p>@SkyNews She can ride out the storm, she has money. What about us? In first speech as UK PM, Truss promises to ‘ride out’ economic storm. “We can ride out the storm.”. Prime Minister Liz Truss lays out her plan for Britain - focussing on “the economy, on energy and on the NHS”..</text:p>
          </table:table-cell>
          <table:table-cell table:style-name="ce71" table:content-validation-name="val6"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Truss' three priorities</text:p>
          </table:table-cell>
          <table:table-cell table:number-columns-repeated="1013"/>
        </table:table-row>
        <table:table-row table:style-name="ro1">
          <table:table-cell table:style-name="ce1"/>
          <table:table-cell table:style-name="ce38"/>
          <table:table-cell table:style-name="ce6"/>
          <table:table-cell table:style-name="ce31"/>
          <table:table-cell table:style-name="ce31" office:value-type="float" office:value="1662494903" calcext:value-type="float">
            <text:p>1662494903</text:p>
          </table:table-cell>
          <table:table-cell table:style-name="ce47" table:formula="of:=IFERROR(__xludf.dummyfunction(&quot;INDEX(SPLIT(E33, char(10))+60*60*2, 0, 1)/86400+date(1970,1,1)&quot;);44810.9224884259)" office:value-type="date" office:date-value="2022-09-06T22:08:23.136" calcext:value-type="date">
            <text:p>9/6/2022 22:08:23</text:p>
          </table:table-cell>
          <table:table-cell table:style-name="ce31" office:value-type="string" calcext:value-type="string">
            <text:p>[["brussel", 0.5951289254201263], ["confront", 0.4892467902759493], ["step", 0.46799675812500313], ["earli", 0.43294130631929134]]</text:p>
          </table:table-cell>
          <table:table-cell table:style-name="ce31" office:value-type="string" calcext:value-type="string">
            <text:p>Truss to step back from early confrontation with Brussels. Truss to step back from early confrontation with Brussels Sunlit Uplands. UK'S PM TRUSS IS TO STEP BACK FROM EARLY CONFRONTATION WITH BRUSSELS - FT. Truss to step back from early confrontation with Brussels.</text:p>
          </table:table-cell>
          <table:table-cell table:style-name="ce71" table:content-validation-name="val6" office:value-type="string" calcext:value-type="string">
            <text:p>Newsworthy</text:p>
          </table:table-cell>
          <table:table-cell table:style-name="ce31" table:formula="of:=FALSE()" office:value-type="float" office:value="0" calcext:value-type="float">
            <text:p>0</text:p>
          </table:table-cell>
          <table:table-cell table:style-name="ce31" office:value-type="string" calcext:value-type="string">
            <text:p>Early confrontation with Brussels</text:p>
          </table:table-cell>
          <table:table-cell table:number-columns-repeated="1013"/>
        </table:table-row>
        <table:table-row table:style-name="ro1">
          <table:table-cell table:style-name="ce1"/>
          <table:table-cell table:style-name="ce38"/>
          <table:table-cell table:style-name="ce6"/>
          <table:table-cell table:style-name="ce12"/>
          <table:table-cell table:style-name="ce31" office:value-type="float" office:value="1662496383" calcext:value-type="float">
            <text:p>1662496383</text:p>
          </table:table-cell>
          <table:table-cell table:style-name="ce47" table:formula="of:=IFERROR(__xludf.dummyfunction(&quot;INDEX(SPLIT(E34, char(10))+60*60*2, 0, 1)/86400+date(1970,1,1)&quot;);44810.9396180556)" office:value-type="date" office:date-value="2022-09-06T22:33:03.168" calcext:value-type="date">
            <text:p>9/6/2022 22:33:03</text:p>
          </table:table-cell>
          <table:table-cell table:style-name="ce31" office:value-type="string" calcext:value-type="string">
            <text:p>[["imbecil", 0.7071067811865475], ["mercer", 0.7071067811865475]]</text:p>
          </table:table-cell>
          <table:table-cell table:style-name="ce31" office:value-type="string" calcext:value-type="string">
            <text:p>@trussliz @10DowningStreet AN IMBECILE..😂🤣😂. This is the reaction of Plymouth Tory MP Johnny Mercer’s wife to his sacking as Minister for Veterans (Mercer was the man who campaigned for the role to be created, but he must have backed Sunak in the leadership election)..</text:p>
          </table:table-cell>
          <table:table-cell table:style-name="ce71" table:content-validation-name="val6"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Truss called an imbecile</text:p>
          </table:table-cell>
          <table:table-cell table:number-columns-repeated="1013"/>
        </table:table-row>
        <table:table-row table:style-name="ro1">
          <table:table-cell table:style-name="ce1"/>
          <table:table-cell table:style-name="ce38"/>
          <table:table-cell table:style-name="ce6"/>
          <table:table-cell table:style-name="ce12"/>
          <table:table-cell table:style-name="ce31" office:value-type="float" office:value="1662499982" calcext:value-type="float">
            <text:p>1662499982</text:p>
          </table:table-cell>
          <table:table-cell table:style-name="ce47" table:formula="of:=IFERROR(__xludf.dummyfunction(&quot;INDEX(SPLIT(E35, char(10))+60*60*2, 0, 1)/86400+date(1970,1,1)&quot;);44810.9812731482)" office:value-type="date" office:date-value="2022-09-06T23:33:01.728" calcext:value-type="date">
            <text:p>9/6/2022 23:33:02</text:p>
          </table:table-cell>
          <table:table-cell table:style-name="ce31" office:value-type="string" calcext:value-type="string">
            <text:p>[["zelenski", 1.0]]</text:p>
          </table:table-cell>
          <table:table-cell table:style-name="ce31" office:value-type="string" calcext:value-type="string">
            <text:p>President Zelensky invites Liz Truss to Ukraine via @BBCNews. BREAKING: UK PM Liz Truss expressed 'full backing' to Ukraine's Zelensky.</text:p>
          </table:table-cell>
          <table:table-cell table:style-name="ce71" table:content-validation-name="val6"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Zelensky call</text:p>
          </table:table-cell>
          <table:table-cell table:number-columns-repeated="1013"/>
        </table:table-row>
        <table:table-row table:style-name="ro1" table:number-rows-repeated="6">
          <table:table-cell table:style-name="ce1"/>
          <table:table-cell table:style-name="ce38"/>
          <table:table-cell table:style-name="ce6"/>
          <table:table-cell table:style-name="ce12"/>
          <table:table-cell table:style-name="ce38"/>
          <table:table-cell table:style-name="ce47"/>
          <table:table-cell table:style-name="ce31" table:number-columns-repeated="2"/>
          <table:table-cell table:style-name="ce72"/>
          <table:table-cell table:number-columns-repeated="1015"/>
        </table:table-row>
        <table:table-row table:style-name="ro1">
          <table:table-cell table:style-name="ce1"/>
          <table:table-cell table:style-name="ce38"/>
          <table:table-cell table:style-name="ce6"/>
          <table:table-cell table:style-name="ce31"/>
          <table:table-cell table:style-name="ce38"/>
          <table:table-cell table:style-name="ce47"/>
          <table:table-cell table:style-name="ce31" table:number-columns-repeated="2"/>
          <table:table-cell table:style-name="ce72"/>
          <table:table-cell table:number-columns-repeated="1015"/>
        </table:table-row>
        <table:table-row table:style-name="ro1" table:number-rows-repeated="2">
          <table:table-cell table:style-name="ce33"/>
          <table:table-cell table:style-name="ce39" table:number-columns-repeated="3"/>
          <table:table-cell table:style-name="ce38"/>
          <table:table-cell table:style-name="ce47"/>
          <table:table-cell table:style-name="ce31" table:number-columns-repeated="2"/>
          <table:table-cell table:style-name="ce72"/>
          <table:table-cell table:number-columns-repeated="1015"/>
        </table:table-row>
        <table:table-row table:style-name="ro1" table:number-rows-repeated="7">
          <table:table-cell table:style-name="ce32"/>
          <table:table-cell table:number-columns-repeated="4"/>
          <table:table-cell table:style-name="ce47"/>
          <table:table-cell table:style-name="ce31" table:number-columns-repeated="2"/>
          <table:table-cell table:style-name="ce72"/>
          <table:table-cell table:number-columns-repeated="1015"/>
        </table:table-row>
        <table:table-row table:style-name="ro1" table:number-rows-repeated="947">
          <table:table-cell table:style-name="ce32"/>
          <table:table-cell table:number-columns-repeated="4"/>
          <table:table-cell table:style-name="ce47"/>
          <table:table-cell table:style-name="ce31" table:number-columns-repeated="2"/>
          <table:table-cell table:style-name="ce72"/>
          <table:table-cell table:number-columns-repeated="1015"/>
        </table:table-row>
        <table:table-row table:style-name="ro1" table:number-rows-repeated="2">
          <table:table-cell table:style-name="ce32"/>
          <table:table-cell table:number-columns-repeated="4"/>
          <table:table-cell table:style-name="ce47"/>
          <table:table-cell/>
          <table:table-cell table:style-name="ce31"/>
          <table:table-cell table:style-name="ce72"/>
          <table:table-cell table:number-columns-repeated="1015"/>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day-2'.I1:'day-2'.I1000">
            <calcext:condition calcext:apply-style-name="ConditionalStyle_1" calcext:value="=&quot;Newsworthy&quot;" calcext:base-cell-address="'day-2'.I1"/>
          </calcext:conditional-format>
        </calcext:conditional-formats>
      </table:table>
      <table:table table:name="day-1" table:style-name="ta9">
        <table:table-column table:style-name="co1"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36"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46"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74" office:value-type="string" calcext:value-type="string">
            <text:p>Type</text:p>
          </table:table-cell>
          <table:table-cell table:style-name="ce1" office:value-type="string" calcext:value-type="string">
            <text:p>In SEER</text:p>
          </table:table-cell>
          <table:table-cell table:style-name="ce1" office:value-type="string" calcext:value-type="string">
            <text:p>Notes</text:p>
          </table:table-cell>
          <table:table-cell table:number-columns-repeated="1013"/>
        </table:table-row>
        <table:table-row table:style-name="ro1">
          <table:table-cell table:style-name="ce1" office:value-type="string" calcext:value-type="string">
            <text:p>Redundant</text:p>
          </table:table-cell>
          <table:table-cell table:style-name="ce31" office:value-type="string" calcext:value-type="string">
            <text:p>Already reported, no new information</text:p>
          </table:table-cell>
          <table:table-cell table:style-name="ce31" table:formula="of:=COUNTIF([.I$1:.I$1048576];[.A2])" office:value-type="float" office:value="19" calcext:value-type="float">
            <text:p>19</text:p>
          </table:table-cell>
          <table:table-cell table:style-name="ce42" table:formula="of:=[.C2]/COUNTA([.I$2:.I1000])" office:value-type="percentage" office:value="0.558823529411765" calcext:value-type="percentage">
            <text:p>55.88%</text:p>
          </table:table-cell>
          <table:table-cell table:style-name="ce31" office:value-type="float" office:value="1662377926" calcext:value-type="float">
            <text:p>1662377926</text:p>
          </table:table-cell>
          <table:table-cell table:style-name="ce47" table:formula="of:=IFERROR(__xludf.dummyfunction(&quot;INDEX(SPLIT(E2, char(10))+60*60*2, 0, 1)/86400+date(1970,1,1)&quot;);44809.568587963)" office:value-type="date" office:date-value="2022-09-05T13:38:46.176" calcext:value-type="date">
            <text:p>9/5/2022 13:38:46</text:p>
          </table:table-cell>
          <table:table-cell table:style-name="ce31" office:value-type="string" calcext:value-type="string">
            <text:p>[["turnout", 0.6324555320336759], ["contest", 0.31622776601683794], ["closer", 0.31622776601683794], ["congratul", 0.31622776601683794], ["shake", 0.31622776601683794], ["god", 0.31622776601683794], ["race", 0.24626571859287022], ["win", 0.19837639941771618]]</text:p>
          </table:table-cell>
          <table:table-cell table:style-name="ce31" office:value-type="string" calcext:value-type="string">
            <text:p>Well that was a lot closer than we thought blimey. Truss doesn't even shake hands with Sunak before taking to the stage. 😬. Truss wins, but much closer than expected. 57.4 vs 43.6. 🚨 Liz Truss has won the Conservative leadership contest and will become the new prime minister..</text:p>
          </table:table-cell>
          <table:table-cell table:style-name="ce75" table:content-validation-name="val7"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Hand shake, Truss wins with 57%</text:p>
          </table:table-cell>
          <table:table-cell table:number-columns-repeated="1013"/>
        </table:table-row>
        <table:table-row table:style-name="ro1">
          <table:table-cell table:style-name="ce1" office:value-type="string" calcext:value-type="string">
            <text:p>Noise</text:p>
          </table:table-cell>
          <table:table-cell table:style-name="ce31" office:value-type="string" calcext:value-type="string">
            <text:p>Unrelated to the event or illegible</text:p>
          </table:table-cell>
          <table:table-cell table:style-name="ce31" table:formula="of:=COUNTIF([.I$1:.I$1048576];[.A3])" office:value-type="float" office:value="1" calcext:value-type="float">
            <text:p>1</text:p>
          </table:table-cell>
          <table:table-cell table:style-name="ce42" table:formula="of:=[.C3]/COUNTA([.I$2:.I1001])" office:value-type="percentage" office:value="0.0294117647058823" calcext:value-type="percentage">
            <text:p>2.94%</text:p>
          </table:table-cell>
          <table:table-cell table:style-name="ce31" office:value-type="float" office:value="1662378049" calcext:value-type="float">
            <text:p>1662378049</text:p>
          </table:table-cell>
          <table:table-cell table:style-name="ce47" table:formula="of:=IFERROR(__xludf.dummyfunction(&quot;INDEX(SPLIT(E3, char(10))+60*60*2, 0, 1)/86400+date(1970,1,1)&quot;);44809.5700115741)" office:value-type="date" office:date-value="2022-09-05T13:40:48.864" calcext:value-type="date">
            <text:p>9/5/2022 13:40:49</text:p>
          </table:table-cell>
          <table:table-cell table:style-name="ce31" office:value-type="string" calcext:value-type="string">
            <text:p>[["kingdom", 0.5570860145311555], ["congratul", 0.37139067635410367], ["closer", 0.37139067635410367], ["replac", 0.37139067635410367], ["turnout", 0.37139067635410367], ["doom", 0.18569533817705183], ["britain", 0.18569533817705183], ["carlisl", 0.14958601607173586], ["succe", 0.138338050932207], ["defeat", 0.12387631849941194], ["admir", 0.11003082484684022]]</text:p>
          </table:table-cell>
          <table:table-cell table:style-name="ce31" office:value-type="string" calcext:value-type="string">
            <text:p>Congratulations @trussliz Let's get to work in supporting small businesses!👋. Truss wins, but much closer than expected. 57.4 vs 43.6. Very telling that she didn’t say anything further north than Carlisle. Liz truss is officially in charge of the united kingdom.</text:p>
          </table:table-cell>
          <table:table-cell table:style-name="ce75" table:content-validation-name="val7"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office:value-type="string" calcext:value-type="string">
            <text:p>Subjective</text:p>
          </table:table-cell>
          <table:table-cell table:style-name="ce31" office:value-type="string" calcext:value-type="string">
            <text:p>Subjective content</text:p>
          </table:table-cell>
          <table:table-cell table:style-name="ce31" table:formula="of:=COUNTIF([.I$1:.I$1048576];[.A4])" office:value-type="float" office:value="3" calcext:value-type="float">
            <text:p>3</text:p>
          </table:table-cell>
          <table:table-cell table:style-name="ce42" table:formula="of:=[.C4]/COUNTA([.I$2:.I1002])" office:value-type="percentage" office:value="0.0882352941176471" calcext:value-type="percentage">
            <text:p>8.82%</text:p>
          </table:table-cell>
          <table:table-cell table:style-name="ce31" office:value-type="float" office:value="1662378182" calcext:value-type="float">
            <text:p>1662378182</text:p>
          </table:table-cell>
          <table:table-cell table:style-name="ce47" table:formula="of:=IFERROR(__xludf.dummyfunction(&quot;INDEX(SPLIT(E4, char(10))+60*60*2, 0, 1)/86400+date(1970,1,1)&quot;);44809.5715509259)" office:value-type="date" office:date-value="2022-09-05T13:43:01.92" calcext:value-type="date">
            <text:p>9/5/2022 13:43:02</text:p>
          </table:table-cell>
          <table:table-cell table:style-name="ce31" office:value-type="string" calcext:value-type="string">
            <text:p>[["race", 0.6666666666666666], ["congratul", 0.3333333333333333], ["fuck", 0.3333333333333333], ["replac", 0.3333333333333333], ["deliv", 0.3333333333333333], ["greatest", 0.2637172915367686], ["earth", 0.20387324801361775]]</text:p>
          </table:table-cell>
          <table:table-cell table:style-name="ce31" office:value-type="string" calcext:value-type="string">
            <text:p>Liz truss calling the tories the “greatest political party on earth” is hands down the best joke i’ve heard all year. Im not even from the uk but fuck liz truss xx. Truss says they will cut taxes and "deliver, deliver, and deliver". Not without any income they won't.</text:p>
          </table:table-cell>
          <table:table-cell table:style-name="ce75" table:content-validation-name="val7"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Deliver</text:p>
          </table:table-cell>
          <table:table-cell table:number-columns-repeated="1013"/>
        </table:table-row>
        <table:table-row table:style-name="ro1">
          <table:table-cell table:style-name="ce1" office:value-type="string" calcext:value-type="string">
            <text:p>Newsworthy</text:p>
          </table:table-cell>
          <table:table-cell table:style-name="ce31" office:value-type="string" calcext:value-type="string">
            <text:p>Newsworthy (non-enumerable)</text:p>
          </table:table-cell>
          <table:table-cell table:style-name="ce31" table:formula="of:=COUNTIF([.I$1:.I$1048576];[.A5])" office:value-type="float" office:value="11" calcext:value-type="float">
            <text:p>11</text:p>
          </table:table-cell>
          <table:table-cell table:style-name="ce42" table:formula="of:=[.C5]/COUNTA([.I$2:.I1003])" office:value-type="percentage" office:value="0.323529411764706" calcext:value-type="percentage">
            <text:p>32.35%</text:p>
          </table:table-cell>
          <table:table-cell table:style-name="ce31" office:value-type="float" office:value="1662378303" calcext:value-type="float">
            <text:p>1662378303</text:p>
          </table:table-cell>
          <table:table-cell table:style-name="ce47" table:formula="of:=IFERROR(__xludf.dummyfunction(&quot;INDEX(SPLIT(E5, char(10))+60*60*2, 0, 1)/86400+date(1970,1,1)&quot;);44809.5729513889)" office:value-type="date" office:date-value="2022-09-05T13:45:02.88" calcext:value-type="date">
            <text:p>9/5/2022 13:45:03</text:p>
          </table:table-cell>
          <table:table-cell table:style-name="ce31" office:value-type="string" calcext:value-type="string">
            <text:p>[["god", 0.5], ["congratul", 0.5], ["fuck", 0.5], ["victori", 0.3977982349232417], ["2024", 0.30291346007061726]]</text:p>
          </table:table-cell>
          <table:table-cell table:style-name="ce31" office:value-type="string" calcext:value-type="string">
            <text:p>Truss ends victory speech with pledge to "deliver a great victory for the Conservative Party in 2024." Oh we were fucked if either of them won x. @Keir_Starmer Why are you congratulating her? She’s another bumbling idiot and deserves no congratulations.</text:p>
          </table:table-cell>
          <table:table-cell table:style-name="ce75" table:content-validation-name="val7"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Election in 2024</text:p>
          </table:table-cell>
          <table:table-cell table:number-columns-repeated="1013"/>
        </table:table-row>
        <table:table-row table:style-name="ro1">
          <table:table-cell table:style-name="ce32"/>
          <table:table-cell table:style-name="ce31" office:value-type="string" calcext:value-type="string">
            <text:p>Total</text:p>
          </table:table-cell>
          <table:table-cell table:style-name="ce40" table:formula="of:=SUM([.C2:.C5])" office:value-type="float" office:value="34" calcext:value-type="float">
            <text:p>34</text:p>
          </table:table-cell>
          <table:table-cell table:style-name="ce43" table:formula="of:=SUM([.D2:.D5])" office:value-type="percentage" office:value="1" calcext:value-type="percentage">
            <text:p>100%</text:p>
          </table:table-cell>
          <table:table-cell table:style-name="ce31" office:value-type="float" office:value="1662378506" calcext:value-type="float">
            <text:p>1662378506</text:p>
          </table:table-cell>
          <table:table-cell table:style-name="ce47" table:formula="of:=IFERROR(__xludf.dummyfunction(&quot;INDEX(SPLIT(E6, char(10))+60*60*2, 0, 1)/86400+date(1970,1,1)&quot;);44809.5753009259)" office:value-type="date" office:date-value="2022-09-05T13:48:25.92" calcext:value-type="date">
            <text:p>9/5/2022 13:48:26</text:p>
          </table:table-cell>
          <table:table-cell table:style-name="ce31" office:value-type="string" calcext:value-type="string">
            <text:p>[["contest", 0.905221786987926], ["chosen", 0.3400435110097935], ["defeat", 0.25484098371831476]]</text:p>
          </table:table-cell>
          <table:table-cell table:style-name="ce31" office:value-type="string" calcext:value-type="string">
            <text:p>There are 62 million people in the U.K. and our next prime minister has been chosen by just 81,326 people!. Liz Truss will be the new UK prime minister after defeating Rishi Sunak in the Tory leadership contest.. Liz Truss will be next PM after winning Tory leader contest.</text:p>
          </table:table-cell>
          <table:table-cell table:style-name="ce75" table:content-validation-name="val7"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Election figures</text:p>
          </table:table-cell>
          <table:table-cell table:number-columns-repeated="1013"/>
        </table:table-row>
        <table:table-row table:style-name="ro1">
          <table:table-cell table:style-name="ce33"/>
          <table:table-cell table:style-name="ce31" office:value-type="string" calcext:value-type="string">
            <text:p>Precision</text:p>
          </table:table-cell>
          <table:table-cell table:style-name="ce12" table:formula="of:=SUM([.C5])" office:value-type="float" office:value="11" calcext:value-type="float">
            <text:p>11</text:p>
          </table:table-cell>
          <table:table-cell table:style-name="ce15" table:formula="of:=SUM([.D5])" office:value-type="percentage" office:value="0.323529411764706" calcext:value-type="percentage">
            <text:p>32.35%</text:p>
          </table:table-cell>
          <table:table-cell table:style-name="ce31" office:value-type="float" office:value="1662378679" calcext:value-type="float">
            <text:p>1662378679</text:p>
          </table:table-cell>
          <table:table-cell table:style-name="ce47" table:formula="of:=IFERROR(__xludf.dummyfunction(&quot;INDEX(SPLIT(E7, char(10))+60*60*2, 0, 1)/86400+date(1970,1,1)&quot;);44809.5773032407)" office:value-type="date" office:date-value="2022-09-05T13:51:18.72" calcext:value-type="date">
            <text:p>9/5/2022 13:51:19</text:p>
          </table:table-cell>
          <table:table-cell table:style-name="ce31" office:value-type="string" calcext:value-type="string">
            <text:p>[["kingdom", 0.9805806756909202], ["god", 0.19611613513818404]]</text:p>
          </table:table-cell>
          <table:table-cell table:style-name="ce31" office:value-type="string" calcext:value-type="string">
            <text:p>@5Pillarsuk All the best to the residence of United Kingdom. Liz truss is officially in charge of the united kingdom. @Telegraph How many citizens of the United Kingdom voted for her in your so-called "democracy"...? 🤔. Liz Truss to be next prime minister of the United Kingdom.</text:p>
          </table:table-cell>
          <table:table-cell table:style-name="ce75" table:content-validation-name="val7"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33"/>
          <table:table-cell table:style-name="ce31" office:value-type="string" calcext:value-type="string">
            <text:p>Precision (with redundancy)</text:p>
          </table:table-cell>
          <table:table-cell table:style-name="ce12" table:formula="of:=[.C2]+[.C4]" office:value-type="float" office:value="22" calcext:value-type="float">
            <text:p>22</text:p>
          </table:table-cell>
          <table:table-cell table:style-name="ce15" table:formula="of:=SUM([.D5]) + [.D2]" office:value-type="percentage" office:value="0.8823529412" calcext:value-type="percentage">
            <text:p>88.24%</text:p>
          </table:table-cell>
          <table:table-cell table:style-name="ce31" office:value-type="float" office:value="1662379163" calcext:value-type="float">
            <text:p>1662379163</text:p>
          </table:table-cell>
          <table:table-cell table:style-name="ce47" table:formula="of:=IFERROR(__xludf.dummyfunction(&quot;INDEX(SPLIT(E8, char(10))+60*60*2, 0, 1)/86400+date(1970,1,1)&quot;);44809.5829050926)" office:value-type="date" office:date-value="2022-09-05T13:59:23.424" calcext:value-type="date">
            <text:p>9/5/2022 13:59:23</text:p>
          </table:table-cell>
          <table:table-cell table:style-name="ce31" office:value-type="string" calcext:value-type="string">
            <text:p>[["kingdom", 0.9701425001453318], ["contest", 0.24253562503633294]]</text:p>
          </table:table-cell>
          <table:table-cell table:style-name="ce31" office:value-type="string" calcext:value-type="string">
            <text:p>Liz Truss has won the Conservative leadership contest and will be the next Prime Minister of the UK. For more on this and other news visit. Liz Truss has officially won the Conservative leadership race and tomorrow she will become the United Kingdom's new prime minister..</text:p>
          </table:table-cell>
          <table:table-cell table:style-name="ce75" table:content-validation-name="val7"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32"/>
          <table:table-cell table:number-columns-repeated="3"/>
          <table:table-cell table:style-name="ce31" office:value-type="float" office:value="1662379740" calcext:value-type="float">
            <text:p>1662379740</text:p>
          </table:table-cell>
          <table:table-cell table:style-name="ce47" table:formula="of:=IFERROR(__xludf.dummyfunction(&quot;INDEX(SPLIT(E9, char(10))+60*60*2, 0, 1)/86400+date(1970,1,1)&quot;);44809.5895833333)" office:value-type="date" office:date-value="2022-09-05T14:08:59.712" calcext:value-type="date">
            <text:p>9/5/2022 14:09:00</text:p>
          </table:table-cell>
          <table:table-cell table:style-name="ce31" office:value-type="string" calcext:value-type="string">
            <text:p>[["beat", 1.0]]</text:p>
          </table:table-cell>
          <table:table-cell table:style-name="ce31" office:value-type="string" calcext:value-type="string">
            <text:p>Liz Truss beats Rishi Sunak to become next UK prime minister.. Liz Truss will be the new Prime Minister of the United Kingdom after beating Rishi Sunak in the race to lead the Conservative Party. 📸 Courtesy. Liz Truss beats Rishi Sunak to become next #UK prime minister..</text:p>
          </table:table-cell>
          <table:table-cell table:style-name="ce75" table:content-validation-name="val7"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34" office:value-type="string" calcext:value-type="string" table:number-columns-spanned="3" table:number-rows-spanned="1">
            <text:p>In SEER</text:p>
          </table:table-cell>
          <table:covered-table-cell table:number-columns-repeated="2"/>
          <table:table-cell table:style-name="ce15" table:formula="of:=IFERROR(__xludf.dummyfunction(&quot;COUNTIF(FILTER(J2:J1000, I2:I1000=&quot;&quot;Newsworthy&quot;&quot;), TRUE)/C5&quot;);0.636363636363636)" office:value-type="percentage" office:value="0.6363636364" calcext:value-type="percentage">
            <text:p>63.64%</text:p>
          </table:table-cell>
          <table:table-cell table:style-name="ce31" office:value-type="float" office:value="1662380136" calcext:value-type="float">
            <text:p>1662380136</text:p>
          </table:table-cell>
          <table:table-cell table:style-name="ce47" table:formula="of:=IFERROR(__xludf.dummyfunction(&quot;INDEX(SPLIT(E10, char(10))+60*60*2, 0, 1)/86400+date(1970,1,1)&quot;);44809.5941666667)" office:value-type="date" office:date-value="2022-09-05T14:15:36.288" calcext:value-type="date">
            <text:p>9/5/2022 14:15:36</text:p>
          </table:table-cell>
          <table:table-cell table:style-name="ce31" office:value-type="string" calcext:value-type="string">
            <text:p>[["kingdom", 0.9805806756909202], ["race", 0.19611613513818404]]</text:p>
          </table:table-cell>
          <table:table-cell table:style-name="ce31" office:value-type="string" calcext:value-type="string">
            <text:p>"Liz Truss wins Tory leadership race to become Britain’s next PM." Oh, dear. Good luck everyone! Each of us is pretty much on their own now.. United Kingdom - Choice of new prime minister ; The first thing PM Liz Truss needs to do is a U-turn on everything she believes in.....</text:p>
          </table:table-cell>
          <table:table-cell table:style-name="ce75" table:content-validation-name="val7" office:value-type="string" calcext:value-type="string">
            <text:p>Subjective</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34" office:value-type="string" calcext:value-type="string" table:number-columns-spanned="3" table:number-rows-spanned="1">
            <text:p>Not in SEER</text:p>
          </table:table-cell>
          <table:covered-table-cell table:number-columns-repeated="2"/>
          <table:table-cell table:style-name="ce15" table:formula="of:=IFERROR(__xludf.dummyfunction(&quot;1-COUNTIF(FILTER(J2:J1000, I2:I1000=&quot;&quot;Newsworthy&quot;&quot;), TRUE)/C5&quot;);0.363636363636364)" office:value-type="percentage" office:value="0.3636363636" calcext:value-type="percentage">
            <text:p>36.36%</text:p>
          </table:table-cell>
          <table:table-cell table:style-name="ce31" office:value-type="float" office:value="1662380820" calcext:value-type="float">
            <text:p>1662380820</text:p>
          </table:table-cell>
          <table:table-cell table:style-name="ce47" table:formula="of:=IFERROR(__xludf.dummyfunction(&quot;INDEX(SPLIT(E11, char(10))+60*60*2, 0, 1)/86400+date(1970,1,1)&quot;);44809.6020833333)" office:value-type="date" office:date-value="2022-09-05T14:26:59.712" calcext:value-type="date">
            <text:p>9/5/2022 14:27:00</text:p>
          </table:table-cell>
          <table:table-cell table:style-name="ce31" office:value-type="string" calcext:value-type="string">
            <text:p>[["win", 0.6609388007992857], ["kingdom", 0.6455142524427981], ["beat", 0.38271562744578064]]</text:p>
          </table:table-cell>
          <table:table-cell table:style-name="ce31" office:value-type="string" calcext:value-type="string">
            <text:p>Watch the moment Liz Truss is elected as the new UK Prime Minister, beating Rishi Sunak by nearly 21,000 votes.. BREAKING: Liz Truss @trussliz wins Conservative Party leadership, will become the next Prime Minister of the United Kingdom.</text:p>
          </table:table-cell>
          <table:table-cell table:style-name="ce75" table:content-validation-name="val7"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7"/>
          <table:table-cell table:style-name="ce38" table:number-columns-repeated="2"/>
          <table:table-cell table:style-name="ce16" office:value-type="float" office:value="1662383442" calcext:value-type="float">
            <text:p>1662383442</text:p>
          </table:table-cell>
          <table:table-cell table:style-name="ce73" table:formula="of:=IFERROR(__xludf.dummyfunction(&quot;INDEX(SPLIT(E12, char(10))+60*60*2, 0, 1)/86400+date(1970,1,1)&quot;);44809.6324305556)" office:value-type="date" office:date-value="2022-09-05T15:10:41.952" calcext:value-type="date">
            <text:p>9/5/2022 15:10:42</text:p>
          </table:table-cell>
          <table:table-cell table:style-name="ce16" office:value-type="string" calcext:value-type="string">
            <text:p>[["beat", 0.6882472016116853], ["carlisl", 0.45883146774112354], ["kingdom", 0.45883146774112354], ["defeat", 0.22941573387056177], ["fuck", 0.22941573387056177]]</text:p>
          </table:table-cell>
          <table:table-cell table:style-name="ce16" office:value-type="string" calcext:value-type="string">
            <text:p>@theipaper. Liz Truss named next prime minister after beating Rishi Sunak in bruising conservative leadership election. Tell me you've never been to Carlisle without telling me. It was almost as bad as this - embarrassment palpable from Kyiv to Carlisle.</text:p>
          </table:table-cell>
          <table:table-cell table:style-name="ce76" table:content-validation-name="val7"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1" table:number-columns-repeated="2"/>
          <table:table-cell table:style-name="ce12" office:value-type="float" office:value="1662384408" calcext:value-type="float">
            <text:p>1662384408</text:p>
          </table:table-cell>
          <table:table-cell table:style-name="ce47" table:formula="of:=IFERROR(__xludf.dummyfunction(&quot;INDEX(SPLIT(E13, char(10))+60*60*2, 0, 1)/86400+date(1970,1,1)&quot;);44809.6436111111)" office:value-type="date" office:date-value="2022-09-05T15:26:47.904" calcext:value-type="date">
            <text:p>9/5/2022 15:26:48</text:p>
          </table:table-cell>
          <table:table-cell table:style-name="ce12" office:value-type="string" calcext:value-type="string">
            <text:p>[["kingdom", 0.6666666666666666], ["carlisl", 0.6666666666666666], ["defeat", 0.3333333333333333]]</text:p>
          </table:table-cell>
          <table:table-cell table:style-name="ce12" office:value-type="string" calcext:value-type="string">
            <text:p>Liz Truss is the prime minister of the United Kingdom. New Tory leader Liz Truss pays tribute to Boris Johnson who she says is “admired from Kyiv to Carlisle”. The Tories, of course, lost the new Cumberland Council, which takes in Carlisle, at the May elections 🧐.</text:p>
          </table:table-cell>
          <table:table-cell table:style-name="ce75" table:content-validation-name="val7"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Kyiv to Carlisle</text:p>
          </table:table-cell>
          <table:table-cell table:number-columns-repeated="1013"/>
        </table:table-row>
        <table:table-row table:style-name="ro1">
          <table:table-cell table:style-name="ce1"/>
          <table:table-cell table:style-name="ce31"/>
          <table:table-cell table:style-name="ce41"/>
          <table:table-cell table:style-name="ce3"/>
          <table:table-cell table:style-name="ce12" office:value-type="float" office:value="1662385386" calcext:value-type="float">
            <text:p>1662385386</text:p>
          </table:table-cell>
          <table:table-cell table:style-name="ce47" table:formula="of:=IFERROR(__xludf.dummyfunction(&quot;INDEX(SPLIT(E14, char(10))+60*60*2, 0, 1)/86400+date(1970,1,1)&quot;);44809.6549305556)" office:value-type="date" office:date-value="2022-09-05T15:43:05.952" calcext:value-type="date">
            <text:p>9/5/2022 15:43:06</text:p>
          </table:table-cell>
          <table:table-cell table:style-name="ce12" office:value-type="string" calcext:value-type="string">
            <text:p>[["succeed", 0.408248290463863], ["carlisl", 0.408248290463863], ["kingdom", 0.408248290463863], ["defeat", 0.408248290463863], ["primeminist", 0.408248290463863], ["beat", 0.3213240528545972], ["rbanew", 0.2518283536930715]]</text:p>
          </table:table-cell>
          <table:table-cell table:style-name="ce12" office:value-type="string" calcext:value-type="string">
            <text:p>New Tory leader Liz Truss pays tribute to Boris Johnson who she says is “admired from Kyiv to Carlisle”. The Tories, of course, lost the new Cumberland Council, which takes in Carlisle, at the May elections 🧐.</text:p>
          </table:table-cell>
          <table:table-cell table:style-name="ce75" table:content-validation-name="val7"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1"/>
          <table:table-cell table:style-name="ce41"/>
          <table:table-cell table:style-name="ce3"/>
          <table:table-cell table:style-name="ce12" office:value-type="float" office:value="1662386316" calcext:value-type="float">
            <text:p>1662386316</text:p>
          </table:table-cell>
          <table:table-cell table:style-name="ce47" table:formula="of:=IFERROR(__xludf.dummyfunction(&quot;INDEX(SPLIT(E15, char(10))+60*60*2, 0, 1)/86400+date(1970,1,1)&quot;);44809.6656944444)" office:value-type="date" office:date-value="2022-09-05T15:58:35.616" calcext:value-type="date">
            <text:p>9/5/2022 15:58:36</text:p>
          </table:table-cell>
          <table:table-cell table:style-name="ce12" office:value-type="string" calcext:value-type="string">
            <text:p>[["kingdom", 0.9486832980505138], ["defeat", 0.31622776601683794]]</text:p>
          </table:table-cell>
          <table:table-cell table:style-name="ce12" office:value-type="string" calcext:value-type="string">
            <text:p>Liz Truss is the prime minister of the United Kingdom. #WATCH | Liz Truss defeats rival Rishi Sunak to become the new Prime Minister of the United Kingdom. @MatthewStadlen Having said that, it was important for UK that he did defeat him.</text:p>
          </table:table-cell>
          <table:table-cell table:style-name="ce75" table:content-validation-name="val7"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1"/>
          <table:table-cell table:style-name="ce41"/>
          <table:table-cell table:style-name="ce3"/>
          <table:table-cell table:style-name="ce12" office:value-type="float" office:value="1662387299" calcext:value-type="float">
            <text:p>1662387299</text:p>
          </table:table-cell>
          <table:table-cell table:style-name="ce47" table:formula="of:=IFERROR(__xludf.dummyfunction(&quot;INDEX(SPLIT(E16, char(10))+60*60*2, 0, 1)/86400+date(1970,1,1)&quot;);44809.6770717593)" office:value-type="date" office:date-value="2022-09-05T16:14:58.848" calcext:value-type="date">
            <text:p>9/5/2022 16:14:59</text:p>
          </table:table-cell>
          <table:table-cell table:style-name="ce12" office:value-type="string" calcext:value-type="string">
            <text:p>[["carlisl", 0.7705265804175996], ["kingdom", 0.6210934968312546], ["admir", 0.14328871924853284]]</text:p>
          </table:table-cell>
          <table:table-cell table:style-name="ce12" office:value-type="string" calcext:value-type="string">
            <text:p>Liz Truss just said that Boris Johnson is" admired from Carlisle to Kiev". There was audible hesitation before applause began. It won't have been because of the absurdity of the claim; more likely, they were unsure of where Carlisle is....🙄🤔🙄.</text:p>
          </table:table-cell>
          <table:table-cell table:style-name="ce75" table:content-validation-name="val7"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1"/>
          <table:table-cell table:style-name="ce41"/>
          <table:table-cell table:style-name="ce3"/>
          <table:table-cell table:style-name="ce12" office:value-type="float" office:value="1662388226" calcext:value-type="float">
            <text:p>1662388226</text:p>
          </table:table-cell>
          <table:table-cell table:style-name="ce47" table:formula="of:=IFERROR(__xludf.dummyfunction(&quot;INDEX(SPLIT(E17, char(10))+60*60*2, 0, 1)/86400+date(1970,1,1)&quot;);44809.6878009259)" office:value-type="date" office:date-value="2022-09-05T16:30:25.92" calcext:value-type="date">
            <text:p>9/5/2022 16:30:26</text:p>
          </table:table-cell>
          <table:table-cell table:style-name="ce12" office:value-type="string" calcext:value-type="string">
            <text:p>[["carlisl", 0.8944271909999159], ["kingdom", 0.4472135954999579]]</text:p>
          </table:table-cell>
          <table:table-cell table:style-name="ce12" office:value-type="string" calcext:value-type="string">
            <text:p>Liz truss is officially in charge of the united kingdom. Carlisle says fuck off - yours sincerely, a Carlisle lass. Not sure he is , nice for Carlisle to get a mention thougth. Aye Kiev to Carlisle and Carlisle only don’t come across the border with this bullshit.</text:p>
          </table:table-cell>
          <table:table-cell table:style-name="ce75" table:content-validation-name="val7" office:value-type="string" calcext:value-type="string">
            <text:p>Subjective</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35"/>
          <table:table-cell table:style-name="ce1"/>
          <table:table-cell table:style-name="ce6"/>
          <table:table-cell table:style-name="ce3"/>
          <table:table-cell table:style-name="ce12" office:value-type="float" office:value="1662389127" calcext:value-type="float">
            <text:p>1662389127</text:p>
          </table:table-cell>
          <table:table-cell table:style-name="ce47" table:formula="of:=IFERROR(__xludf.dummyfunction(&quot;INDEX(SPLIT(E18, char(10))+60*60*2, 0, 1)/86400+date(1970,1,1)&quot;);44809.6982291667)" office:value-type="date" office:date-value="2022-09-05T16:45:27.072" calcext:value-type="date">
            <text:p>9/5/2022 16:45:27</text:p>
          </table:table-cell>
          <table:table-cell table:style-name="ce12" office:value-type="string" calcext:value-type="string">
            <text:p>[["win", 0.8164965809277261], ["kingdom", 0.4082482904638631], ["carlisl", 0.299814761486188], ["admir", 0.2770880283621919]]</text:p>
          </table:table-cell>
          <table:table-cell table:style-name="ce12" office:value-type="string" calcext:value-type="string">
            <text:p>Liz Truss is the prime minister of the United Kingdom. "Liz Truss to be UK prime minister after winning Tory leadership race" , @FinancialTimes. So, who is that person in Carlisle who admires Boris Johnson? Kievto Carlisle.</text:p>
          </table:table-cell>
          <table:table-cell table:style-name="ce75" table:content-validation-name="val7"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number-columns-repeated="4"/>
          <table:table-cell table:style-name="ce12" office:value-type="float" office:value="1662390029" calcext:value-type="float">
            <text:p>1662390029</text:p>
          </table:table-cell>
          <table:table-cell table:style-name="ce47" table:formula="of:=IFERROR(__xludf.dummyfunction(&quot;INDEX(SPLIT(E19, char(10))+60*60*2, 0, 1)/86400+date(1970,1,1)&quot;);44809.7086689815)" office:value-type="date" office:date-value="2022-09-05T17:00:29.088" calcext:value-type="date">
            <text:p>9/5/2022 17:00:29</text:p>
          </table:table-cell>
          <table:table-cell table:style-name="ce12" office:value-type="string" calcext:value-type="string">
            <text:p>[["carlisl", 0.8667625119786688], ["kingdom", 0.3175063063245911], ["win", 0.3175063063245911], ["admir", 0.21703050181174513]]</text:p>
          </table:table-cell>
          <table:table-cell table:style-name="ce12" office:value-type="string" calcext:value-type="string">
            <text:p>Truss the walloper just said boris is respected from Kiev to Carlisle,notice she stopped at carlisle🤣🤣🤣. Liz Truss wins Conservative Party leadership, will become the next Prime Minister of the United Kingdom. 3rd female premier after Margaret Thatcher and Theresa May.</text:p>
          </table:table-cell>
          <table:table-cell table:style-name="ce75" table:content-validation-name="val7" office:value-type="string" calcext:value-type="string">
            <text:p>Newsworthy</text:p>
          </table:table-cell>
          <table:table-cell table:style-name="ce31" table:formula="of:=FALSE()" office:value-type="float" office:value="0" calcext:value-type="float">
            <text:p>0</text:p>
          </table:table-cell>
          <table:table-cell table:style-name="ce31" office:value-type="string" calcext:value-type="string">
            <text:p>Third female PM</text:p>
          </table:table-cell>
          <table:table-cell table:number-columns-repeated="1013"/>
        </table:table-row>
        <table:table-row table:style-name="ro1">
          <table:table-cell table:style-name="ce1"/>
          <table:table-cell table:style-name="ce31"/>
          <table:table-cell table:style-name="ce6"/>
          <table:table-cell table:style-name="ce12"/>
          <table:table-cell table:style-name="ce12" office:value-type="float" office:value="1662390984" calcext:value-type="float">
            <text:p>1662390984</text:p>
          </table:table-cell>
          <table:table-cell table:style-name="ce47" table:formula="of:=IFERROR(__xludf.dummyfunction(&quot;INDEX(SPLIT(E20, char(10))+60*60*2, 0, 1)/86400+date(1970,1,1)&quot;);44809.7197222222)" office:value-type="date" office:date-value="2022-09-05T17:16:23.808" calcext:value-type="date">
            <text:p>9/5/2022 17:16:24</text:p>
          </table:table-cell>
          <table:table-cell table:style-name="ce12" office:value-type="string" calcext:value-type="string">
            <text:p>[["carlisl", 0.9805806756909202], ["kingdom", 0.19611613513818404]]</text:p>
          </table:table-cell>
          <table:table-cell table:style-name="ce12" office:value-type="string" calcext:value-type="string">
            <text:p>New Tory leader Liz Truss pays tribute to Boris Johnson who she says is “admired from Kyiv to Carlisle”. The Tories, of course, lost the new Cumberland Council, which takes in Carlisle, at the May elections 🧐.</text:p>
          </table:table-cell>
          <table:table-cell table:style-name="ce75" table:content-validation-name="val7"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1"/>
          <table:table-cell table:style-name="ce6"/>
          <table:table-cell table:style-name="ce12"/>
          <table:table-cell table:style-name="ce12" office:value-type="float" office:value="1662392134" calcext:value-type="float">
            <text:p>1662392134</text:p>
          </table:table-cell>
          <table:table-cell table:style-name="ce47" table:formula="of:=IFERROR(__xludf.dummyfunction(&quot;INDEX(SPLIT(E21, char(10))+60*60*2, 0, 1)/86400+date(1970,1,1)&quot;);44809.7330324074)" office:value-type="date" office:date-value="2022-09-05T17:35:33.792" calcext:value-type="date">
            <text:p>9/5/2022 17:35:34</text:p>
          </table:table-cell>
          <table:table-cell table:style-name="ce12" office:value-type="string" calcext:value-type="string">
            <text:p>[["carlisl", 0.9045340337332909], ["femal", 0.30151134457776363], ["win", 0.2206703829633505], ["break", 0.20545966268807872]]</text:p>
          </table:table-cell>
          <table:table-cell table:style-name="ce12" office:value-type="string" calcext:value-type="string">
            <text:p>I am not sure the future will be conservative, but it will definitely be female. Happy to see the third female Prime Minister to take the office. Future Is Female. @ballantine70 The MP for Carlisle was one who put in a letter of no confidence.</text:p>
          </table:table-cell>
          <table:table-cell table:style-name="ce75" table:content-validation-name="val7" office:value-type="string" calcext:value-type="string">
            <text:p>Newsworthy</text:p>
          </table:table-cell>
          <table:table-cell table:style-name="ce31" table:formula="of:=FALSE()" office:value-type="float" office:value="0" calcext:value-type="float">
            <text:p>0</text:p>
          </table:table-cell>
          <table:table-cell table:style-name="ce31" office:value-type="string" calcext:value-type="string">
            <text:p>Message by Latvian MP</text:p>
          </table:table-cell>
          <table:table-cell table:number-columns-repeated="1013"/>
        </table:table-row>
        <table:table-row table:style-name="ro1">
          <table:table-cell table:style-name="ce1"/>
          <table:table-cell table:style-name="ce31"/>
          <table:table-cell table:style-name="ce6"/>
          <table:table-cell table:style-name="ce12"/>
          <table:table-cell table:style-name="ce12" office:value-type="float" office:value="1662393134" calcext:value-type="float">
            <text:p>1662393134</text:p>
          </table:table-cell>
          <table:table-cell table:style-name="ce47" table:formula="of:=IFERROR(__xludf.dummyfunction(&quot;INDEX(SPLIT(E22, char(10))+60*60*2, 0, 1)/86400+date(1970,1,1)&quot;);44809.7446064815)" office:value-type="date" office:date-value="2022-09-05T17:52:14.304" calcext:value-type="date">
            <text:p>9/5/2022 17:52:14</text:p>
          </table:table-cell>
          <table:table-cell table:style-name="ce12" office:value-type="string" calcext:value-type="string">
            <text:p>[["carlisl", 0.8944271909999159], ["kingdom", 0.22360679774997896], ["cryptocurr", 0.22360679774997896], ["leadership", 0.22360679774997896], ["break", 0.17183184303363358], ["win", 0.14308674893107573]]</text:p>
          </table:table-cell>
          <table:table-cell table:style-name="ce12" office:value-type="string" calcext:value-type="string">
            <text:p>Truss: 'Boris, you are admired from Kiev to Carlisle.' (Long silence from audience, brief scattered applause) The UK stops at Carlisle - Scotland is a scunner. Liz Truss, who said UK 'should welcome cryptocurrencies' will be the next prime minister.</text:p>
          </table:table-cell>
          <table:table-cell table:style-name="ce75" table:content-validation-name="val7"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Crypto</text:p>
          </table:table-cell>
          <table:table-cell table:number-columns-repeated="1013"/>
        </table:table-row>
        <table:table-row table:style-name="ro1">
          <table:table-cell table:style-name="ce1"/>
          <table:table-cell table:style-name="ce31"/>
          <table:table-cell table:style-name="ce6"/>
          <table:table-cell table:style-name="ce12"/>
          <table:table-cell table:style-name="ce12" office:value-type="float" office:value="1662394102" calcext:value-type="float">
            <text:p>1662394102</text:p>
          </table:table-cell>
          <table:table-cell table:style-name="ce47" table:formula="of:=IFERROR(__xludf.dummyfunction(&quot;INDEX(SPLIT(E23, char(10))+60*60*2, 0, 1)/86400+date(1970,1,1)&quot;);44809.7558101852)" office:value-type="date" office:date-value="2022-09-05T18:08:21.984" calcext:value-type="date">
            <text:p>9/5/2022 18:08:22</text:p>
          </table:table-cell>
          <table:table-cell table:style-name="ce12" office:value-type="string" calcext:value-type="string">
            <text:p>[["win", 0.6855659196837554], ["resign", 0.3924092834996801], ["carlisl", 0.3924092834996801], ["bitcoin", 0.31248805786443157], ["becom", 0.26085289424878916], ["crypto", 0.23735260577640174]]</text:p>
          </table:table-cell>
          <table:table-cell table:style-name="ce12" office:value-type="string" calcext:value-type="string">
            <text:p>Today would be a good day for Liz Truss to resign. Liz Truss wins to become the new U.K Prime Minister.. Liz Truss on Boris Johnson "You are admired from Kiev to Carlisle". A very telling statement considering carlisle is the last major town before you hit Scotland. PMSL.</text:p>
          </table:table-cell>
          <table:table-cell table:style-name="ce75" table:content-validation-name="val7"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1"/>
          <table:table-cell table:style-name="ce6"/>
          <table:table-cell table:style-name="ce12"/>
          <table:table-cell table:style-name="ce12" office:value-type="float" office:value="1662395183" calcext:value-type="float">
            <text:p>1662395183</text:p>
          </table:table-cell>
          <table:table-cell table:style-name="ce47" table:formula="of:=IFERROR(__xludf.dummyfunction(&quot;INDEX(SPLIT(E24, char(10))+60*60*2, 0, 1)/86400+date(1970,1,1)&quot;);44809.7683217593)" office:value-type="date" office:date-value="2022-09-05T18:26:22.848" calcext:value-type="date">
            <text:p>9/5/2022 18:26:23</text:p>
          </table:table-cell>
          <table:table-cell table:style-name="ce12" office:value-type="string" calcext:value-type="string">
            <text:p>[["carlisl", 0.5773502691896257], ["resign", 0.5773502691896257], ["leadership", 0.36159378677530646], ["race", 0.32711349721884914], ["win", 0.30916019574984344]]</text:p>
          </table:table-cell>
          <table:table-cell table:style-name="ce12" office:value-type="string" calcext:value-type="string">
            <text:p>ቦሪስ ጆንስን በመተካት ቀጣዩ የ UK ጠቅላይ ሚኒስትር Liz Truss. Liz Truss wins Tory leadership race to become Britain’s next PM. Liz Truss waiting for applause after telling Boris Johnson "you are admired from Kyiv to Carlisle". Carlisle a good place to stop for Truss :)). @nick_the_geek78 Resign.</text:p>
          </table:table-cell>
          <table:table-cell table:style-name="ce75" table:content-validation-name="val7"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12"/>
          <table:table-cell table:style-name="ce12" office:value-type="float" office:value="1662396510" calcext:value-type="float">
            <text:p>1662396510</text:p>
          </table:table-cell>
          <table:table-cell table:style-name="ce47" table:formula="of:=IFERROR(__xludf.dummyfunction(&quot;INDEX(SPLIT(E25, char(10))+60*60*2, 0, 1)/86400+date(1970,1,1)&quot;);44809.7836805556)" office:value-type="date" office:date-value="2022-09-05T18:48:29.952" calcext:value-type="date">
            <text:p>9/5/2022 18:48:30</text:p>
          </table:table-cell>
          <table:table-cell table:style-name="ce12" office:value-type="string" calcext:value-type="string">
            <text:p>[["resign", 0.4472135954999579], ["jump", 0.4472135954999579], ["kingdom", 0.4472135954999579], ["carlisl", 0.33855354444348834], ["priti", 0.3285289249203489], ["patel", 0.30342832018564075], ["admir", 0.29220112515996743]]</text:p>
          </table:table-cell>
          <table:table-cell table:style-name="ce12" office:value-type="string" calcext:value-type="string">
            <text:p>To be exceptionally far (or perhaps exceedingly generous), a good start Priti Patel resigns as home secretary. This is an utterly pointless act. Jumping before she’s pushed.. Priti patel resigned, but liz truss is our prime minister... we won, but at what cost 😔.</text:p>
          </table:table-cell>
          <table:table-cell table:style-name="ce75" table:content-validation-name="val7" office:value-type="string" calcext:value-type="string">
            <text:p>Newsworthy</text:p>
          </table:table-cell>
          <table:table-cell table:style-name="ce31" table:formula="of:=TRUE()" office:value-type="float" office:value="1" calcext:value-type="float">
            <text:p>1</text:p>
          </table:table-cell>
          <table:table-cell table:style-name="ce31" office:value-type="string" calcext:value-type="string">
            <text:p>Priti Patel resigns</text:p>
          </table:table-cell>
          <table:table-cell table:number-columns-repeated="1013"/>
        </table:table-row>
        <table:table-row table:style-name="ro1">
          <table:table-cell table:style-name="ce1"/>
          <table:table-cell table:style-name="ce38"/>
          <table:table-cell table:style-name="ce6"/>
          <table:table-cell table:style-name="ce31"/>
          <table:table-cell table:style-name="ce12" office:value-type="float" office:value="1662397880" calcext:value-type="float">
            <text:p>1662397880</text:p>
          </table:table-cell>
          <table:table-cell table:style-name="ce47" table:formula="of:=IFERROR(__xludf.dummyfunction(&quot;INDEX(SPLIT(E26, char(10))+60*60*2, 0, 1)/86400+date(1970,1,1)&quot;);44809.799537037)" office:value-type="date" office:date-value="2022-09-05T19:11:20.256" calcext:value-type="date">
            <text:p>9/5/2022 19:11:20</text:p>
          </table:table-cell>
          <table:table-cell table:style-name="ce12" office:value-type="string" calcext:value-type="string">
            <text:p>[["carlisl", 1.0]]</text:p>
          </table:table-cell>
          <table:table-cell table:style-name="ce12" office:value-type="string" calcext:value-type="string">
            <text:p>@BloombergUK "From Kyiv to Carlisle." Well, at least she didn't make the mistake of going any further north than Carlisle. @LesleyRiddoch She was speaking in Carlisle. A third of the Scottish electorate votes Conservative.</text:p>
          </table:table-cell>
          <table:table-cell table:style-name="ce75" table:content-validation-name="val7"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12" office:value-type="float" office:value="1662399218" calcext:value-type="float">
            <text:p>1662399218</text:p>
          </table:table-cell>
          <table:table-cell table:style-name="ce47" table:formula="of:=IFERROR(__xludf.dummyfunction(&quot;INDEX(SPLIT(E27, char(10))+60*60*2, 0, 1)/86400+date(1970,1,1)&quot;);44809.8150231481)" office:value-type="date" office:date-value="2022-09-05T19:33:37.728" calcext:value-type="date">
            <text:p>9/5/2022 19:33:38</text:p>
          </table:table-cell>
          <table:table-cell table:style-name="ce12" office:value-type="string" calcext:value-type="string">
            <text:p>[["carlisl", 0.4472135954999579], ["break", 0.4472135954999579], ["win", 0.4472135954999579], ["dont", 0.4472135954999579], ["defeat", 0.4472135954999579]]</text:p>
          </table:table-cell>
          <table:table-cell table:style-name="ce12" office:value-type="string" calcext:value-type="string">
            <text:p>@Rylan I’m glad she stopped at Carlisle (sorry Carlisle). Sunak thought Darlington was in Scotland, maybe she thought Carlisle was too or realises we’re not Tory fans up here 👍. #BREAKING Liz Truss to be next UK prime minister after winning party vote.</text:p>
          </table:table-cell>
          <table:table-cell table:style-name="ce75" table:content-validation-name="val7" office:value-type="string" calcext:value-type="string">
            <text:p>Subjective</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12" office:value-type="float" office:value="1662400129" calcext:value-type="float">
            <text:p>1662400129</text:p>
          </table:table-cell>
          <table:table-cell table:style-name="ce47" table:formula="of:=IFERROR(__xludf.dummyfunction(&quot;INDEX(SPLIT(E28, char(10))+60*60*2, 0, 1)/86400+date(1970,1,1)&quot;);44809.8255671296)" office:value-type="date" office:date-value="2022-09-05T19:48:49.248" calcext:value-type="date">
            <text:p>9/5/2022 19:48:49</text:p>
          </table:table-cell>
          <table:table-cell table:style-name="ce12" office:value-type="string" calcext:value-type="string">
            <text:p>[["carlisl", 0.817334469981895], ["win", 0.3544852743573391], ["admir", 0.32727380320411414], ["global", 0.3149546192382829]]</text:p>
          </table:table-cell>
          <table:table-cell table:style-name="ce12" office:value-type="string" calcext:value-type="string">
            <text:p>"You are admired, from Kyiv to Carlisle." Only to Carlisle?. @LesleyRiddoch He may have been admired from Kiev to Carlisle, but the traitor he is will be a hero in Moscow! Global leaders react after Liz Truss wins Conservative leadership race to become next UK prime minister.</text:p>
          </table:table-cell>
          <table:table-cell table:style-name="ce75" table:content-validation-name="val7"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12" office:value-type="float" office:value="1662402966" calcext:value-type="float">
            <text:p>1662402966</text:p>
          </table:table-cell>
          <table:table-cell table:style-name="ce47" table:formula="of:=IFERROR(__xludf.dummyfunction(&quot;INDEX(SPLIT(E29, char(10))+60*60*2, 0, 1)/86400+date(1970,1,1)&quot;);44809.8584027778)" office:value-type="date" office:date-value="2022-09-05T20:36:05.76" calcext:value-type="date">
            <text:p>9/5/2022 20:36:06</text:p>
          </table:table-cell>
          <table:table-cell table:style-name="ce12" office:value-type="string" calcext:value-type="string">
            <text:p>[["priti", 0.6116445502906416], ["patel", 0.5408859395383522], ["resign", 0.4082482973078228], ["carlisl", 0.30673547027938], ["admir", 0.26940679933369177]]</text:p>
          </table:table-cell>
          <table:table-cell table:style-name="ce12" office:value-type="string" calcext:value-type="string">
            <text:p>Truss said Boris was admired from Kyiv to Carlisle. More like thought of as a fanny from Falkirk to Fallujah. Priti Patel has resigned as home secretary following Liz Truss's leadership election win.. So why is she resigning? She knows Truss can out evil her....</text:p>
          </table:table-cell>
          <table:table-cell table:style-name="ce75" table:content-validation-name="val7"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12" office:value-type="float" office:value="1662404123" calcext:value-type="float">
            <text:p>1662404123</text:p>
          </table:table-cell>
          <table:table-cell table:style-name="ce47" table:formula="of:=IFERROR(__xludf.dummyfunction(&quot;INDEX(SPLIT(E30, char(10))+60*60*2, 0, 1)/86400+date(1970,1,1)&quot;);44809.8717939815)" office:value-type="date" office:date-value="2022-09-05T20:55:22.656" calcext:value-type="date">
            <text:p>9/5/2022 20:55:23</text:p>
          </table:table-cell>
          <table:table-cell table:style-name="ce12" office:value-type="string" calcext:value-type="string">
            <text:p>[["priti", 0.7539185877022708], ["patel", 0.6569678554670794]]</text:p>
          </table:table-cell>
          <table:table-cell table:style-name="ce12" office:value-type="string" calcext:value-type="string">
            <text:p>Liz Truss sacks Priti Patel for not being evil enough. Top story: Priti Patel announces she is quitting as home secretary after Truss victory | Priti Patel | The Guardian , see more. Priti Patel says the incoming prime minister Liz Truss will get her support from the backbenches..</text:p>
          </table:table-cell>
          <table:table-cell table:style-name="ce75" table:content-validation-name="val7" office:value-type="string" calcext:value-type="string">
            <text:p>Newsworthy</text:p>
          </table:table-cell>
          <table:table-cell table:style-name="ce31" table:formula="of:=FALSE()" office:value-type="float" office:value="0" calcext:value-type="float">
            <text:p>0</text:p>
          </table:table-cell>
          <table:table-cell table:style-name="ce31" office:value-type="string" calcext:value-type="string">
            <text:p>Priti Patel says will support Truss</text:p>
          </table:table-cell>
          <table:table-cell table:number-columns-repeated="1013"/>
        </table:table-row>
        <table:table-row table:style-name="ro1">
          <table:table-cell table:style-name="ce1"/>
          <table:table-cell table:style-name="ce38"/>
          <table:table-cell table:style-name="ce6"/>
          <table:table-cell table:style-name="ce31"/>
          <table:table-cell table:style-name="ce12" office:value-type="float" office:value="1662405578" calcext:value-type="float">
            <text:p>1662405578</text:p>
          </table:table-cell>
          <table:table-cell table:style-name="ce47" table:formula="of:=IFERROR(__xludf.dummyfunction(&quot;INDEX(SPLIT(E31, char(10))+60*60*2, 0, 1)/86400+date(1970,1,1)&quot;);44809.8886342593)" office:value-type="date" office:date-value="2022-09-05T21:19:37.632" calcext:value-type="date">
            <text:p>9/5/2022 21:19:38</text:p>
          </table:table-cell>
          <table:table-cell table:style-name="ce12" office:value-type="string" calcext:value-type="string">
            <text:p>[["priti", 0.7426098244798759], ["patel", 0.6697243078953967]]</text:p>
          </table:table-cell>
          <table:table-cell table:style-name="ce12" office:value-type="string" calcext:value-type="string">
            <text:p>Liz Truss is the new PM. Priti Patel resigns as Home Secretary.. @EmmaMarze @stevewhiteraven bought from priti patel?? Priti Patel announces she is quitting as home secretary after Truss victory. BREAKING Priti Patel says she will not serve in Liz Truss' Cabinet..</text:p>
          </table:table-cell>
          <table:table-cell table:style-name="ce75" table:content-validation-name="val7"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12" office:value-type="float" office:value="1662407151" calcext:value-type="float">
            <text:p>1662407151</text:p>
          </table:table-cell>
          <table:table-cell table:style-name="ce47" table:formula="of:=IFERROR(__xludf.dummyfunction(&quot;INDEX(SPLIT(E32, char(10))+60*60*2, 0, 1)/86400+date(1970,1,1)&quot;);44809.9068402778)" office:value-type="date" office:date-value="2022-09-05T21:45:50.976" calcext:value-type="date">
            <text:p>9/5/2022 21:45:51</text:p>
          </table:table-cell>
          <table:table-cell table:style-name="ce12" office:value-type="string" calcext:value-type="string">
            <text:p>[["patel", 0.7174043673840439], ["priti", 0.696656998571248]]</text:p>
          </table:table-cell>
          <table:table-cell table:style-name="ce12" office:value-type="string" calcext:value-type="string">
            <text:p>BREAKING: Priti Patel quits as home secretary after Liz Truss declared as new PM.. Priti Patel to Liz Truss before she resigned. @danwootton @MailOnline Now let's hope she fires Priti Patel and gives the home secretary job to Kemi Badenoch.</text:p>
          </table:table-cell>
          <table:table-cell table:style-name="ce75" table:content-validation-name="val7"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31"/>
          <table:table-cell table:style-name="ce12" office:value-type="float" office:value="1662408437" calcext:value-type="float">
            <text:p>1662408437</text:p>
          </table:table-cell>
          <table:table-cell table:style-name="ce47" table:formula="of:=IFERROR(__xludf.dummyfunction(&quot;INDEX(SPLIT(E33, char(10))+60*60*2, 0, 1)/86400+date(1970,1,1)&quot;);44809.921724537)" office:value-type="date" office:date-value="2022-09-05T22:07:16.608" calcext:value-type="date">
            <text:p>9/5/2022 22:07:17</text:p>
          </table:table-cell>
          <table:table-cell table:style-name="ce12" office:value-type="string" calcext:value-type="string">
            <text:p>[["win", 0.5773502691896257], ["messag", 0.5773502691896257], ["priti", 0.45351451991780156], ["patel", 0.3572924762110999]]</text:p>
          </table:table-cell>
          <table:table-cell table:style-name="ce12" office:value-type="string" calcext:value-type="string">
            <text:p>BREAKING: Priti Patel quits as home secretary after Liz Truss declared as new PM.. Tory leadership: Priti Patel resigns as home secretary after Liz Truss wins battle to become next prime minister – live. Liz Truss becomes prime minister after winning party vote.</text:p>
          </table:table-cell>
          <table:table-cell table:style-name="ce75" table:content-validation-name="val7" office:value-type="string" calcext:value-type="string">
            <text:p>Redundant</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12"/>
          <table:table-cell table:style-name="ce12" office:value-type="float" office:value="1662409643" calcext:value-type="float">
            <text:p>1662409643</text:p>
          </table:table-cell>
          <table:table-cell table:style-name="ce47" table:formula="of:=IFERROR(__xludf.dummyfunction(&quot;INDEX(SPLIT(E34, char(10))+60*60*2, 0, 1)/86400+date(1970,1,1)&quot;);44809.9356828704)" office:value-type="date" office:date-value="2022-09-05T22:27:22.752" calcext:value-type="date">
            <text:p>9/5/2022 22:27:23</text:p>
          </table:table-cell>
          <table:table-cell table:style-name="ce12" office:value-type="string" calcext:value-type="string">
            <text:p>[["priti", 0.6715305330142152], ["patel", 0.665931668737559], ["resign", 0.32493346365379816]]</text:p>
          </table:table-cell>
          <table:table-cell table:style-name="ce12" office:value-type="string" calcext:value-type="string">
            <text:p>@JustinWelby I think God gave up when he let Boris be PM and Priti Patel as HS. @mancunianmedic Missed a line! Priti patel, who was she.. We didn’t start the fire 👍🙌🙌😂. Priti Patel to Liz Truss before she resigned.</text:p>
          </table:table-cell>
          <table:table-cell table:style-name="ce75" table:content-validation-name="val7" office:value-type="string" calcext:value-type="string">
            <text:p>Noise</text:p>
          </table:table-cell>
          <table:table-cell table:style-name="ce31" table:formula="of:=FALSE()" office:value-type="float" office:value="0" calcext:value-type="float">
            <text:p>0</text:p>
          </table:table-cell>
          <table:table-cell table:number-columns-repeated="1014"/>
        </table:table-row>
        <table:table-row table:style-name="ro1">
          <table:table-cell table:style-name="ce1"/>
          <table:table-cell table:style-name="ce38"/>
          <table:table-cell table:style-name="ce6"/>
          <table:table-cell table:style-name="ce12"/>
          <table:table-cell table:style-name="ce12" office:value-type="float" office:value="1662414700" calcext:value-type="float">
            <text:p>1662414700</text:p>
          </table:table-cell>
          <table:table-cell table:style-name="ce47" table:formula="of:=IFERROR(__xludf.dummyfunction(&quot;INDEX(SPLIT(E35, char(10))+60*60*2, 0, 1)/86400+date(1970,1,1)&quot;);44809.994212963)" office:value-type="date" office:date-value="2022-09-05T23:51:39.744" calcext:value-type="date">
            <text:p>9/5/2022 23:51:40</text:p>
          </table:table-cell>
          <table:table-cell table:style-name="ce12" office:value-type="string" calcext:value-type="string">
            <text:p>[["tuesday", 0.7319144873528509], ["paper", 0.6813964948567122]]</text:p>
          </table:table-cell>
          <table:table-cell table:style-name="ce12" office:value-type="string" calcext:value-type="string">
            <text:p>Tuesday’s International FINANCIAL Times: “Truss poised for power in UK” Tomorrows Papers Today. Tuesday’s BOLTON News: “In Liz We Truss!” Tomorrows Papers Today. Tuesday’s i - “Truss plans to freeze energy bills until January” Tomorrows Papers Today.</text:p>
          </table:table-cell>
          <table:table-cell table:style-name="ce75" table:content-validation-name="val7" office:value-type="string" calcext:value-type="string">
            <text:p>Newsworthy</text:p>
          </table:table-cell>
          <table:table-cell table:style-name="ce31" table:formula="of:=FALSE()" office:value-type="float" office:value="0" calcext:value-type="float">
            <text:p>0</text:p>
          </table:table-cell>
          <table:table-cell table:style-name="ce31" office:value-type="string" calcext:value-type="string">
            <text:p>Newspaper headlines</text:p>
          </table:table-cell>
          <table:table-cell table:number-columns-repeated="1013"/>
        </table:table-row>
        <table:table-row table:style-name="ro1" table:number-rows-repeated="6">
          <table:table-cell table:style-name="ce1"/>
          <table:table-cell table:style-name="ce38"/>
          <table:table-cell table:style-name="ce6"/>
          <table:table-cell table:style-name="ce12"/>
          <table:table-cell table:number-columns-repeated="4"/>
          <table:table-cell table:style-name="ce77"/>
          <table:table-cell table:number-columns-repeated="1015"/>
        </table:table-row>
        <table:table-row table:style-name="ro1">
          <table:table-cell table:style-name="ce12"/>
          <table:table-cell table:style-name="ce39"/>
          <table:table-cell table:style-name="ce12" table:number-columns-repeated="2"/>
          <table:table-cell/>
          <table:table-cell table:style-name="ce47"/>
          <table:table-cell table:number-columns-repeated="1018"/>
        </table:table-row>
        <table:table-row table:style-name="ro1" table:number-rows-repeated="2">
          <table:table-cell table:style-name="ce39" table:number-columns-repeated="4"/>
          <table:table-cell/>
          <table:table-cell table:style-name="ce47"/>
          <table:table-cell table:number-columns-repeated="1018"/>
        </table:table-row>
        <table:table-row table:style-name="ro1" table:number-rows-repeated="8">
          <table:table-cell table:number-columns-repeated="5"/>
          <table:table-cell table:style-name="ce47"/>
          <table:table-cell table:number-columns-repeated="1018"/>
        </table:table-row>
        <table:table-row table:style-name="ro1" table:number-rows-repeated="948">
          <table:table-cell table:number-columns-repeated="5"/>
          <table:table-cell table:style-name="ce47"/>
          <table:table-cell/>
          <table:table-cell table:style-name="ce12"/>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day-1'.I1:'day-1'.I41">
            <calcext:condition calcext:apply-style-name="ConditionalStyle_1" calcext:value="=&quot;Newsworthy&quot;" calcext:base-cell-address="'day-1'.I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time-style style:name="N126">
      <number:hours/>
      <number:text>:</number:text>
      <number:minutes number:style="long"/>
      <number:text>:</number:text>
      <number:seconds number:style="long"/>
      <number:text> </number:text>
      <number:am-pm/>
    </number:tim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dffff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Sandbox" style:display-name="PageStyle_Sandbox" style:page-layout-name="Mpm3">
      <style:header style:display="false"/>
      <style:header-left style:display="false"/>
      <style:footer style:display="false"/>
      <style:footer-left style:display="false"/>
    </style:master-page>
    <style:master-page style:name="PageStyle_5f_Template_20__28_clean_29_" style:display-name="PageStyle_Template (clean)" style:page-layout-name="Mpm3">
      <style:header style:display="false"/>
      <style:header-left style:display="false"/>
      <style:footer style:display="false"/>
      <style:footer-left style:display="false"/>
    </style:master-page>
    <style:master-page style:name="PageStyle_5f_day-6" style:display-name="PageStyle_day-6" style:page-layout-name="Mpm3">
      <style:header style:display="false"/>
      <style:header-left style:display="false"/>
      <style:footer style:display="false"/>
      <style:footer-left style:display="false"/>
    </style:master-page>
    <style:master-page style:name="PageStyle_5f_day-5" style:display-name="PageStyle_day-5" style:page-layout-name="Mpm3">
      <style:header style:display="false"/>
      <style:header-left style:display="false"/>
      <style:footer style:display="false"/>
      <style:footer-left style:display="false"/>
    </style:master-page>
    <style:master-page style:name="PageStyle_5f_day-4" style:display-name="PageStyle_day-4" style:page-layout-name="Mpm3">
      <style:header style:display="false"/>
      <style:header-left style:display="false"/>
      <style:footer style:display="false"/>
      <style:footer-left style:display="false"/>
    </style:master-page>
    <style:master-page style:name="PageStyle_5f_day-3" style:display-name="PageStyle_day-3" style:page-layout-name="Mpm3">
      <style:header style:display="false"/>
      <style:header-left style:display="false"/>
      <style:footer style:display="false"/>
      <style:footer-left style:display="false"/>
    </style:master-page>
    <style:master-page style:name="PageStyle_5f_day-2" style:display-name="PageStyle_day-2" style:page-layout-name="Mpm3">
      <style:header style:display="false"/>
      <style:header-left style:display="false"/>
      <style:footer style:display="false"/>
      <style:footer-left style:display="false"/>
    </style:master-page>
    <style:master-page style:name="PageStyle_5f_day-1" style:display-name="PageStyle_day-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cell-count="3277" meta:object-count="0"/>
    <meta:generator>LibreOfficeDev/6.0.5.2$Linux_X86_64 LibreOffice_project/</meta:generator>
  </office:meta>
</office:document-meta>
</file>